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D000000DDB43ABA64C5FC9CAB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B43ABA64C5FC9CAB.svm" manifest:media-type="image/x-svm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5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n" table:style-name="ta1">
        <table:shapes>
          <draw:frame draw:z-index="0" draw:style-name="gr1" draw:text-style-name="P1" svg:width="6.2988in" svg:height="3.5429in" svg:x="1.8173in" svg:y="0.0394in">
            <draw:object draw:notify-on-update-of-ranges="Oven.A1:Oven.A31 Oven.B1:Oven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lope = </text:p>
          </table:table-cell>
          <table:table-cell table:formula="of:=([.B31]-[.B6])/([.A31]-[.A6])"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</table:table>
      <table:table table:name="Brownies-by-half-minute" table:style-name="ta1">
        <table:shapes>
          <draw:frame draw:z-index="0" draw:style-name="gr1" draw:text-style-name="P1" svg:width="6.2988in" svg:height="3.5429in" svg:x="3.3807in" svg:y="2.0051in">
            <draw:object draw:notify-on-update-of-ranges="'Brownies-by-half-minute'.A2:'Brownies-by-half-minute'.A42 'Brownies-by-half-minute'.B2:'Brownies-by-half-minute'.B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 (min)</text:p>
          </table:table-cell>
          <table:table-cell office:value-type="string" calcext:value-type="string">
            <text:p>temp (F)</text:p>
          </table:table-cell>
          <table:table-cell office:value-type="string" calcext:value-type="string">
            <text:p>T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= ln(M-T)</text:p>
          </table:table-cell>
          <table:table-cell office:value-type="string" calcext:value-type="string">
            <text:p>Y = ln(T’)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X.X</text:p>
          </table:table-cell>
          <table:table-cell office:value-type="string" calcext:value-type="string">
            <text:p>X.1</text:p>
          </table:table-cell>
          <table:table-cell office:value-type="string" calcext:value-type="string">
            <text:p>Y.1</text:p>
          </table:table-cell>
          <table:table-cell office:value-type="string" calcext:value-type="string">
            <text:p>X.Y</text:p>
          </table:table-cell>
          <table:table-cell table:number-columns-repeated="7"/>
          <table:table-cell office:value-type="string" calcext:value-type="string">
            <text:p>1.T</text:p>
          </table:table-cell>
          <table:table-cell office:value-type="string" calcext:value-type="string">
            <text:p>T.T</text:p>
          </table:table-cell>
          <table:table-cell office:value-type="string" calcext:value-type="string">
            <text:p>1.T’</text:p>
          </table:table-cell>
          <table:table-cell office:value-type="string" calcext:value-type="string">
            <text:p>T.T’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model 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1"/>
          <table:table-cell office:value-type="string" calcext:value-type="string">
            <text:p>Need to solve:</text:p>
          </table:table-cell>
          <table:table-cell table:number-columns-repeated="10"/>
          <table:table-cell office:value-type="string" calcext:value-type="string">
            <text:p>Need to solve: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formula="of:=([.B3]-[.B2])/([.A3]-[.A2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LN(350-[.B3])" office:value-type="float" office:value="5.61677109766657" calcext:value-type="float">
            <text:p>5.61677109766657</text:p>
          </table:table-cell>
          <table:table-cell table:formula="of:=LN([.C3])" office:value-type="float" office:value="2.89037175789616" calcext:value-type="float">
            <text:p>2.89037175789616</text:p>
          </table:table-cell>
          <table:table-cell/>
          <table:table-cell table:formula="of:=[.D3]*[.D3]" office:value-type="float" office:value="1" calcext:value-type="float">
            <text:p>1</text:p>
          </table:table-cell>
          <table:table-cell table:formula="of:=[.E3]*[.E3]" office:value-type="float" office:value="31.5481175635825" calcext:value-type="float">
            <text:p>31.5481175635825</text:p>
          </table:table-cell>
          <table:table-cell table:formula="of:=[.D3]*[.E3]" office:value-type="float" office:value="5.61677109766657" calcext:value-type="float">
            <text:p>5.61677109766657</text:p>
          </table:table-cell>
          <table:table-cell table:formula="of:=[.F3]*[.H3]" office:value-type="float" office:value="2.89037175789616" calcext:value-type="float">
            <text:p>2.89037175789616</text:p>
          </table:table-cell>
          <table:table-cell table:formula="of:=[.E3]*[.F3]" office:value-type="float" office:value="16.2345565512629" calcext:value-type="float">
            <text:p>16.2345565512629</text:p>
          </table:table-cell>
          <table:table-cell/>
          <table:table-cell table:formula="of:=[.H44]" office:value-type="float" office:value="40" calcext:value-type="float">
            <text:p>40</text:p>
          </table:table-cell>
          <table:table-cell table:formula="of:=[.J44]" office:value-type="float" office:value="211.509866954071" calcext:value-type="float">
            <text:p>211.509866954071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“=”</text:p>
          </table:table-cell>
          <table:table-cell table:formula="of:=[.K44]" office:value-type="float" office:value="69.1245011544961" calcext:value-type="float">
            <text:p>69.1245011544961</text:p>
          </table:table-cell>
          <table:table-cell/>
          <table:table-cell table:formula="of:=[.B3]*[.D3]" office:value-type="float" office:value="75" calcext:value-type="float">
            <text:p>75</text:p>
          </table:table-cell>
          <table:table-cell table:formula="of:=[.B3]*[.B3]" office:value-type="float" office:value="5625" calcext:value-type="float">
            <text:p>5625</text:p>
          </table:table-cell>
          <table:table-cell table:formula="of:=[.C3]*[.D3]" office:value-type="float" office:value="18" calcext:value-type="float">
            <text:p>18</text:p>
          </table:table-cell>
          <table:table-cell table:formula="of:=[.B3]*[.C3]" office:value-type="float" office:value="1350" calcext:value-type="float">
            <text:p>1350</text:p>
          </table:table-cell>
          <table:table-cell/>
          <table:table-cell table:formula="of:=[.H44]" office:value-type="float" office:value="40" calcext:value-type="float">
            <text:p>40</text:p>
          </table:table-cell>
          <table:table-cell table:formula="of:=[.T44]" office:value-type="float" office:value="5962" calcext:value-type="float">
            <text:p>596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“=”</text:p>
          </table:table-cell>
          <table:table-cell table:formula="of:=[.V44]" office:value-type="float" office:value="261.272727272727" calcext:value-type="float">
            <text:p>261.2727272727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2]+EXP([.$R$6])*(350-[.AF2])^[.$R$7]" office:value-type="float" office:value="83.8070398054652" calcext:value-type="float">
            <text:p>83.8070398054652</text:p>
          </table:table-cell>
          <table:table-cell table:formula="of:=[.AG2]+[.$AC$6]+[.$AC$7]*[.AG2]" office:value-type="float" office:value="82.9186190495211" calcext:value-type="float">
            <text:p>82.9186190495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([.B4]-[.B3])/([.A4]-[.A3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LN(350-[.B4])" office:value-type="float" office:value="5.59098698051086" calcext:value-type="float">
            <text:p>5.59098698051086</text:p>
          </table:table-cell>
          <table:table-cell table:formula="of:=LN([.C4])" office:value-type="float" office:value="2.63905732961526" calcext:value-type="float">
            <text:p>2.63905732961526</text:p>
          </table:table-cell>
          <table:table-cell/>
          <table:table-cell table:formula="of:=[.D4]*[.D4]" office:value-type="float" office:value="1" calcext:value-type="float">
            <text:p>1</text:p>
          </table:table-cell>
          <table:table-cell table:formula="of:=[.E4]*[.E4]" office:value-type="float" office:value="31.2591354162419" calcext:value-type="float">
            <text:p>31.2591354162419</text:p>
          </table:table-cell>
          <table:table-cell table:formula="of:=[.D4]*[.E4]" office:value-type="float" office:value="5.59098698051086" calcext:value-type="float">
            <text:p>5.59098698051086</text:p>
          </table:table-cell>
          <table:table-cell table:formula="of:=[.F4]*[.H4]" office:value-type="float" office:value="2.63905732961526" calcext:value-type="float">
            <text:p>2.63905732961526</text:p>
          </table:table-cell>
          <table:table-cell table:formula="of:=[.E4]*[.F4]" office:value-type="float" office:value="14.7549351707007" calcext:value-type="float">
            <text:p>14.7549351707007</text:p>
          </table:table-cell>
          <table:table-cell/>
          <table:table-cell table:formula="of:=[.J44]" office:value-type="float" office:value="211.509866954071" calcext:value-type="float">
            <text:p>211.509866954071</text:p>
          </table:table-cell>
          <table:table-cell table:formula="of:=[.I44]" office:value-type="float" office:value="1119.62787852095" calcext:value-type="float">
            <text:p>1119.62787852095</text:p>
          </table:table-cell>
          <table:table-cell office:value-type="string" calcext:value-type="string">
            <text:p>m</text:p>
          </table:table-cell>
          <table:table-cell/>
          <table:table-cell table:formula="of:=[.L44]" office:value-type="float" office:value="368.659387758178" calcext:value-type="float">
            <text:p>368.659387758178</text:p>
          </table:table-cell>
          <table:table-cell/>
          <table:table-cell table:formula="of:=[.B4]*[.D4]" office:value-type="float" office:value="82" calcext:value-type="float">
            <text:p>82</text:p>
          </table:table-cell>
          <table:table-cell table:formula="of:=[.B4]*[.B4]" office:value-type="float" office:value="6724" calcext:value-type="float">
            <text:p>6724</text:p>
          </table:table-cell>
          <table:table-cell table:formula="of:=[.C4]*[.D4]" office:value-type="float" office:value="14" calcext:value-type="float">
            <text:p>14</text:p>
          </table:table-cell>
          <table:table-cell table:formula="of:=[.B4]*[.C4]" office:value-type="float" office:value="1148" calcext:value-type="float">
            <text:p>1148</text:p>
          </table:table-cell>
          <table:table-cell/>
          <table:table-cell table:formula="of:=[.T44]" office:value-type="float" office:value="5962" calcext:value-type="float">
            <text:p>5962</text:p>
          </table:table-cell>
          <table:table-cell table:formula="of:=[.U44]" office:value-type="float" office:value="938934" calcext:value-type="float">
            <text:p>938934</text:p>
          </table:table-cell>
          <table:table-cell office:value-type="string" calcext:value-type="string">
            <text:p>m</text:p>
          </table:table-cell>
          <table:table-cell/>
          <table:table-cell table:formula="of:=[.W44]" office:value-type="float" office:value="34878.9090909091" calcext:value-type="float">
            <text:p>34878.909090909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3]+EXP([.$R$6])*(350-[.AF3])^[.$R$7]" office:value-type="float" office:value="95.9222991153452" calcext:value-type="float">
            <text:p>95.9222991153452</text:p>
          </table:table-cell>
          <table:table-cell table:formula="of:=[.AG3]+[.$AC$6]+[.$AC$7]*[.AG3]" office:value-type="float" office:value="94.79348544433" calcext:value-type="float">
            <text:p>94.793485444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 table:formula="of:=([.B5]-[.B4])/([.A5]-[.A4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LN(350-[.B5])" office:value-type="float" office:value="5.5683445037611" calcext:value-type="float">
            <text:p>5.5683445037611</text:p>
          </table:table-cell>
          <table:table-cell table:formula="of:=LN([.C5])" office:value-type="float" office:value="2.484906649788" calcext:value-type="float">
            <text:p>2.484906649788</text:p>
          </table:table-cell>
          <table:table-cell/>
          <table:table-cell table:formula="of:=[.D5]*[.D5]" office:value-type="float" office:value="1" calcext:value-type="float">
            <text:p>1</text:p>
          </table:table-cell>
          <table:table-cell table:formula="of:=[.E5]*[.E5]" office:value-type="float" office:value="31.0064605125664" calcext:value-type="float">
            <text:p>31.0064605125664</text:p>
          </table:table-cell>
          <table:table-cell table:formula="of:=[.D5]*[.E5]" office:value-type="float" office:value="5.5683445037611" calcext:value-type="float">
            <text:p>5.5683445037611</text:p>
          </table:table-cell>
          <table:table-cell table:formula="of:=[.F5]*[.H5]" office:value-type="float" office:value="2.484906649788" calcext:value-type="float">
            <text:p>2.484906649788</text:p>
          </table:table-cell>
          <table:table-cell table:formula="of:=[.E5]*[.F5]" office:value-type="float" office:value="13.8368162857064" calcext:value-type="float">
            <text:p>13.8368162857064</text:p>
          </table:table-cell>
          <table:table-cell table:number-columns-repeated="7"/>
          <table:table-cell table:formula="of:=[.B5]*[.D5]" office:value-type="float" office:value="88" calcext:value-type="float">
            <text:p>88</text:p>
          </table:table-cell>
          <table:table-cell table:formula="of:=[.B5]*[.B5]" office:value-type="float" office:value="7744" calcext:value-type="float">
            <text:p>7744</text:p>
          </table:table-cell>
          <table:table-cell table:formula="of:=[.C5]*[.D5]" office:value-type="float" office:value="12" calcext:value-type="float">
            <text:p>12</text:p>
          </table:table-cell>
          <table:table-cell table:formula="of:=[.B5]*[.C5]" office:value-type="float" office:value="1056" calcext:value-type="float">
            <text:p>105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[.AF4]+EXP([.$R$6])*(350-[.AF4])^[.$R$7]" office:value-type="float" office:value="106.663193638061" calcext:value-type="float">
            <text:p>106.663193638061</text:p>
          </table:table-cell>
          <table:table-cell table:formula="of:=[.AG4]+[.$AC$6]+[.$AC$7]*[.AG4]" office:value-type="float" office:value="105.708928600755" calcext:value-type="float">
            <text:p>105.7089286007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([.B6]-[.B5])/([.A6]-[.A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6])" office:value-type="float" office:value="5.55682806169954" calcext:value-type="float">
            <text:p>5.55682806169954</text:p>
          </table:table-cell>
          <table:table-cell table:formula="of:=LN([.C6])" office:value-type="float" office:value="1.79175946922806" calcext:value-type="float">
            <text:p>1.79175946922806</text:p>
          </table:table-cell>
          <table:table-cell/>
          <table:table-cell table:formula="of:=[.D6]*[.D6]" office:value-type="float" office:value="1" calcext:value-type="float">
            <text:p>1</text:p>
          </table:table-cell>
          <table:table-cell table:formula="of:=[.E6]*[.E6]" office:value-type="float" office:value="30.8783381072914" calcext:value-type="float">
            <text:p>30.8783381072914</text:p>
          </table:table-cell>
          <table:table-cell table:formula="of:=[.D6]*[.E6]" office:value-type="float" office:value="5.55682806169954" calcext:value-type="float">
            <text:p>5.55682806169954</text:p>
          </table:table-cell>
          <table:table-cell table:formula="of:=[.F6]*[.H6]" office:value-type="float" office:value="1.79175946922806" calcext:value-type="float">
            <text:p>1.79175946922806</text:p>
          </table:table-cell>
          <table:table-cell table:formula="of:=[.E6]*[.F6]" office:value-type="float" office:value="9.95649929842232" calcext:value-type="float">
            <text:p>9.95649929842232</text:p>
          </table:table-cell>
          <table:table-cell/>
          <table:table-cell office:value-type="string" calcext:value-type="string">
            <text:p>det =</text:p>
          </table:table-cell>
          <table:table-cell table:formula="of:=[.N3]*[.O4]-[.O3]*[.N4]" office:value-type="float" office:value="48.6913219091148" calcext:value-type="float">
            <text:p>48.6913219091148</text:p>
          </table:table-cell>
          <table:table-cell table:style-name="ce1" office:value-type="string" calcext:value-type="string">
            <text:p>sol</text:p>
          </table:table-cell>
          <table:table-cell table:style-name="ce2" office:value-type="string" calcext:value-type="string">
            <text:p>“=”</text:p>
          </table:table-cell>
          <table:table-cell table:formula="of:=[.N7]*[.R3]+[.O7]*[.R4]" office:value-type="float" office:value="-11.9401045582463" calcext:value-type="float">
            <text:p>-11.9401045582463</text:p>
          </table:table-cell>
          <table:table-cell/>
          <table:table-cell table:formula="of:=[.B6]*[.D6]" office:value-type="float" office:value="91" calcext:value-type="float">
            <text:p>91</text:p>
          </table:table-cell>
          <table:table-cell table:formula="of:=[.B6]*[.B6]" office:value-type="float" office:value="8281" calcext:value-type="float">
            <text:p>8281</text:p>
          </table:table-cell>
          <table:table-cell table:formula="of:=[.C6]*[.D6]" office:value-type="float" office:value="6" calcext:value-type="float">
            <text:p>6</text:p>
          </table:table-cell>
          <table:table-cell table:formula="of:=[.B6]*[.C6]" office:value-type="float" office:value="546" calcext:value-type="float">
            <text:p>546</text:p>
          </table:table-cell>
          <table:table-cell/>
          <table:table-cell office:value-type="string" calcext:value-type="string">
            <text:p>det =</text:p>
          </table:table-cell>
          <table:table-cell table:formula="of:=[.Y3]*[.Z4]-[.Z3]*[.Y4]" office:value-type="float" office:value="2011916" calcext:value-type="float">
            <text:p>2011916</text:p>
          </table:table-cell>
          <table:table-cell table:style-name="ce1" office:value-type="string" calcext:value-type="string">
            <text:p>sol</text:p>
          </table:table-cell>
          <table:table-cell table:style-name="ce2" office:value-type="string" calcext:value-type="string">
            <text:p>“=”</text:p>
          </table:table-cell>
          <table:table-cell table:formula="of:=[.Y7]*[.AC3]+[.Z7]*[.AC4]" office:value-type="float" office:value="18.5742301910671" calcext:value-type="float">
            <text:p>18.574230191067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5]+EXP([.$R$6])*(350-[.AF5])^[.$R$7]" office:value-type="float" office:value="116.269385313477" calcext:value-type="float">
            <text:p>116.269385313477</text:p>
          </table:table-cell>
          <table:table-cell table:formula="of:=[.AG5]+[.$AC$6]+[.$AC$7]*[.AG5]" office:value-type="float" office:value="115.742464586746" calcext:value-type="float">
            <text:p>115.74246458674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7" calcext:value-type="float">
            <text:p>97</text:p>
          </table:table-cell>
          <table:table-cell table:formula="of:=([.B7]-[.B6])/([.A7]-[.A6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LN(350-[.B7])" office:value-type="float" office:value="5.53338948872752" calcext:value-type="float">
            <text:p>5.53338948872752</text:p>
          </table:table-cell>
          <table:table-cell table:formula="of:=LN([.C7])" office:value-type="float" office:value="2.484906649788" calcext:value-type="float">
            <text:p>2.484906649788</text:p>
          </table:table-cell>
          <table:table-cell/>
          <table:table-cell table:formula="of:=[.D7]*[.D7]" office:value-type="float" office:value="1" calcext:value-type="float">
            <text:p>1</text:p>
          </table:table-cell>
          <table:table-cell table:formula="of:=[.E7]*[.E7]" office:value-type="float" office:value="30.6183992339602" calcext:value-type="float">
            <text:p>30.6183992339602</text:p>
          </table:table-cell>
          <table:table-cell table:formula="of:=[.D7]*[.E7]" office:value-type="float" office:value="5.53338948872752" calcext:value-type="float">
            <text:p>5.53338948872752</text:p>
          </table:table-cell>
          <table:table-cell table:formula="of:=[.F7]*[.H7]" office:value-type="float" office:value="2.484906649788" calcext:value-type="float">
            <text:p>2.484906649788</text:p>
          </table:table-cell>
          <table:table-cell table:formula="of:=[.E7]*[.F7]" office:value-type="float" office:value="13.749956336406" calcext:value-type="float">
            <text:p>13.749956336406</text:p>
          </table:table-cell>
          <table:table-cell/>
          <table:table-cell table:formula="of:=[.O4]/[.O6]" office:value-type="float" office:value="22.9944029987685" calcext:value-type="float">
            <text:p>22.9944029987685</text:p>
          </table:table-cell>
          <table:table-cell table:formula="of:=-[.O3]/[.O6]" office:value-type="float" office:value="-4.34389247736726" calcext:value-type="float">
            <text:p>-4.34389247736726</text:p>
          </table:table-cell>
          <table:table-cell table:number-columns-repeated="2"/>
          <table:table-cell table:formula="of:=[.N8]*[.R3]+[.O8]*[.R4]" office:value-type="float" office:value="2.58488500493002" calcext:value-type="float">
            <text:p>2.58488500493002</text:p>
          </table:table-cell>
          <table:table-cell/>
          <table:table-cell table:formula="of:=[.B7]*[.D7]" office:value-type="float" office:value="97" calcext:value-type="float">
            <text:p>97</text:p>
          </table:table-cell>
          <table:table-cell table:formula="of:=[.B7]*[.B7]" office:value-type="float" office:value="9409" calcext:value-type="float">
            <text:p>9409</text:p>
          </table:table-cell>
          <table:table-cell table:formula="of:=[.C7]*[.D7]" office:value-type="float" office:value="12" calcext:value-type="float">
            <text:p>12</text:p>
          </table:table-cell>
          <table:table-cell table:formula="of:=[.B7]*[.C7]" office:value-type="float" office:value="1164" calcext:value-type="float">
            <text:p>1164</text:p>
          </table:table-cell>
          <table:table-cell/>
          <table:table-cell table:formula="of:=[.Z4]/[.Z6]" office:value-type="float" office:value="0.466686481940598" calcext:value-type="float">
            <text:p>0.466686481940598</text:p>
          </table:table-cell>
          <table:table-cell table:formula="of:=-[.Z3]/[.Z6]" office:value-type="float" office:value="-0.00296334439409995" calcext:value-type="float">
            <text:p>-0.0029633443941</text:p>
          </table:table-cell>
          <table:table-cell table:number-columns-repeated="2"/>
          <table:table-cell table:formula="of:=[.Y8]*[.AC3]+[.Z8]*[.AC4]" office:value-type="float" office:value="-0.0807944448792277" calcext:value-type="float">
            <text:p>-0.08079444487922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F6]+EXP([.$R$6])*(350-[.AF6])^[.$R$7]" office:value-type="float" office:value="124.925757392212" calcext:value-type="float">
            <text:p>124.925757392212</text:p>
          </table:table-cell>
          <table:table-cell table:formula="of:=[.AG6]+[.$AC$6]+[.$AC$7]*[.AG6]" office:value-type="float" office:value="124.965346602574" calcext:value-type="float">
            <text:p>124.965346602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formula="of:=([.B8]-[.B7])/([.A8]-[.A7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N(350-[.B8])" office:value-type="float" office:value="5.51342874616498" calcext:value-type="float">
            <text:p>5.51342874616498</text:p>
          </table:table-cell>
          <table:table-cell table:formula="of:=LN([.C8])" office:value-type="float" office:value="2.30258509299405" calcext:value-type="float">
            <text:p>2.30258509299405</text:p>
          </table:table-cell>
          <table:table-cell/>
          <table:table-cell table:formula="of:=[.D8]*[.D8]" office:value-type="float" office:value="1" calcext:value-type="float">
            <text:p>1</text:p>
          </table:table-cell>
          <table:table-cell table:formula="of:=[.E8]*[.E8]" office:value-type="float" office:value="30.3978965390384" calcext:value-type="float">
            <text:p>30.3978965390384</text:p>
          </table:table-cell>
          <table:table-cell table:formula="of:=[.D8]*[.E8]" office:value-type="float" office:value="5.51342874616498" calcext:value-type="float">
            <text:p>5.51342874616498</text:p>
          </table:table-cell>
          <table:table-cell table:formula="of:=[.F8]*[.H8]" office:value-type="float" office:value="2.30258509299405" calcext:value-type="float">
            <text:p>2.30258509299405</text:p>
          </table:table-cell>
          <table:table-cell table:formula="of:=[.E8]*[.F8]" office:value-type="float" office:value="12.6951388422043" calcext:value-type="float">
            <text:p>12.6951388422043</text:p>
          </table:table-cell>
          <table:table-cell/>
          <table:table-cell table:formula="of:=-[.N4]/[.O6]" office:value-type="float" office:value="-4.34389247736726" calcext:value-type="float">
            <text:p>-4.34389247736726</text:p>
          </table:table-cell>
          <table:table-cell table:formula="of:=[.N3]/[.O6]" office:value-type="float" office:value="0.821501623526721" calcext:value-type="float">
            <text:p>0.821501623526721</text:p>
          </table:table-cell>
          <table:table-cell table:number-columns-repeated="4"/>
          <table:table-cell table:formula="of:=[.B8]*[.D8]" office:value-type="float" office:value="102" calcext:value-type="float">
            <text:p>102</text:p>
          </table:table-cell>
          <table:table-cell table:formula="of:=[.B8]*[.B8]" office:value-type="float" office:value="10404" calcext:value-type="float">
            <text:p>10404</text:p>
          </table:table-cell>
          <table:table-cell table:formula="of:=[.C8]*[.D8]" office:value-type="float" office:value="10" calcext:value-type="float">
            <text:p>10</text:p>
          </table:table-cell>
          <table:table-cell table:formula="of:=[.B8]*[.C8]" office:value-type="float" office:value="1020" calcext:value-type="float">
            <text:p>1020</text:p>
          </table:table-cell>
          <table:table-cell/>
          <table:table-cell table:formula="of:=-[.Y4]/[.Z6]" office:value-type="float" office:value="-0.00296334439409995" calcext:value-type="float">
            <text:p>-0.0029633443941</text:p>
          </table:table-cell>
          <table:table-cell table:formula="of:=[.Y3]/[.Z6]" office:value-type="float" office:value="0.000019881545750419" calcext:value-type="float">
            <text:p>1.9881545750419E-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AF7]+EXP([.$R$6])*(350-[.AF7])^[.$R$7]" office:value-type="float" office:value="132.777574180746" calcext:value-type="float">
            <text:p>132.777574180746</text:p>
          </table:table-cell>
          <table:table-cell table:formula="of:=[.AG7]+[.$AC$6]+[.$AC$7]*[.AG7]" office:value-type="float" office:value="133.443070985745" calcext:value-type="float">
            <text:p>133.44307098574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6" calcext:value-type="float">
            <text:p>106</text:p>
          </table:table-cell>
          <table:table-cell table:formula="of:=([.B9]-[.B8])/([.A9]-[.A8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9])" office:value-type="float" office:value="5.4971682252932" calcext:value-type="float">
            <text:p>5.4971682252932</text:p>
          </table:table-cell>
          <table:table-cell table:formula="of:=LN([.C9])" office:value-type="float" office:value="2.07944154167984" calcext:value-type="float">
            <text:p>2.07944154167984</text:p>
          </table:table-cell>
          <table:table-cell/>
          <table:table-cell table:formula="of:=[.D9]*[.D9]" office:value-type="float" office:value="1" calcext:value-type="float">
            <text:p>1</text:p>
          </table:table-cell>
          <table:table-cell table:formula="of:=[.E9]*[.E9]" office:value-type="float" office:value="30.2188584971732" calcext:value-type="float">
            <text:p>30.2188584971732</text:p>
          </table:table-cell>
          <table:table-cell table:formula="of:=[.D9]*[.E9]" office:value-type="float" office:value="5.4971682252932" calcext:value-type="float">
            <text:p>5.4971682252932</text:p>
          </table:table-cell>
          <table:table-cell table:formula="of:=[.F9]*[.H9]" office:value-type="float" office:value="2.07944154167984" calcext:value-type="float">
            <text:p>2.07944154167984</text:p>
          </table:table-cell>
          <table:table-cell table:formula="of:=[.E9]*[.F9]" office:value-type="float" office:value="11.4310399692771" calcext:value-type="float">
            <text:p>11.4310399692771</text:p>
          </table:table-cell>
          <table:table-cell table:number-columns-repeated="7"/>
          <table:table-cell table:formula="of:=[.B9]*[.D9]" office:value-type="float" office:value="106" calcext:value-type="float">
            <text:p>106</text:p>
          </table:table-cell>
          <table:table-cell table:formula="of:=[.B9]*[.B9]" office:value-type="float" office:value="11236" calcext:value-type="float">
            <text:p>11236</text:p>
          </table:table-cell>
          <table:table-cell table:formula="of:=[.C9]*[.D9]" office:value-type="float" office:value="8" calcext:value-type="float">
            <text:p>8</text:p>
          </table:table-cell>
          <table:table-cell table:formula="of:=[.B9]*[.C9]" office:value-type="float" office:value="848" calcext:value-type="float">
            <text:p>848</text:p>
          </table:table-cell>
          <table:table-cell table:number-columns-repeated="5"/>
          <table:table-cell table:formula="of:=[.AC6]/[.AC7]" office:value-type="float" office:value="-229.894892140567" calcext:value-type="float">
            <text:p>-229.89489214056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F8]+EXP([.$R$6])*(350-[.AF8])^[.$R$7]" office:value-type="float" office:value="139.940794169055" calcext:value-type="float">
            <text:p>139.940794169055</text:p>
          </table:table-cell>
          <table:table-cell table:formula="of:=[.AG8]+[.$AC$6]+[.$AC$7]*[.AG8]" office:value-type="float" office:value="141.23584233354" calcext:value-type="float">
            <text:p>141.23584233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formula="of:=([.B10]-[.B9])/([.A10]-[.A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N(350-[.B10])" office:value-type="float" office:value="5.47646355193151" calcext:value-type="float">
            <text:p>5.47646355193151</text:p>
          </table:table-cell>
          <table:table-cell table:formula="of:=LN([.C10])" office:value-type="float" office:value="2.30258509299405" calcext:value-type="float">
            <text:p>2.30258509299405</text:p>
          </table:table-cell>
          <table:table-cell/>
          <table:table-cell table:formula="of:=[.D10]*[.D10]" office:value-type="float" office:value="1" calcext:value-type="float">
            <text:p>1</text:p>
          </table:table-cell>
          <table:table-cell table:formula="of:=[.E10]*[.E10]" office:value-type="float" office:value="29.9916530356343" calcext:value-type="float">
            <text:p>29.9916530356343</text:p>
          </table:table-cell>
          <table:table-cell table:formula="of:=[.D10]*[.E10]" office:value-type="float" office:value="5.47646355193151" calcext:value-type="float">
            <text:p>5.47646355193151</text:p>
          </table:table-cell>
          <table:table-cell table:formula="of:=[.F10]*[.H10]" office:value-type="float" office:value="2.30258509299405" calcext:value-type="float">
            <text:p>2.30258509299405</text:p>
          </table:table-cell>
          <table:table-cell table:formula="of:=[.E10]*[.F10]" office:value-type="float" office:value="12.6100233370027" calcext:value-type="float">
            <text:p>12.6100233370027</text:p>
          </table:table-cell>
          <table:table-cell table:number-columns-repeated="7"/>
          <table:table-cell table:formula="of:=[.B10]*[.D10]" office:value-type="float" office:value="111" calcext:value-type="float">
            <text:p>111</text:p>
          </table:table-cell>
          <table:table-cell table:formula="of:=[.B10]*[.B10]" office:value-type="float" office:value="12321" calcext:value-type="float">
            <text:p>12321</text:p>
          </table:table-cell>
          <table:table-cell table:formula="of:=[.C10]*[.D10]" office:value-type="float" office:value="10" calcext:value-type="float">
            <text:p>10</text:p>
          </table:table-cell>
          <table:table-cell table:formula="of:=[.B10]*[.C10]" office:value-type="float" office:value="1110" calcext:value-type="float">
            <text:p>11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AF9]+EXP([.$R$6])*(350-[.AF9])^[.$R$7]" office:value-type="float" office:value="146.509272375986" calcext:value-type="float">
            <text:p>146.509272375986</text:p>
          </table:table-cell>
          <table:table-cell table:formula="of:=[.AG9]+[.$AC$6]+[.$AC$7]*[.AG9]" office:value-type="float" office:value="148.399001046218" calcext:value-type="float">
            <text:p>148.39900104621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17" calcext:value-type="float">
            <text:p>117</text:p>
          </table:table-cell>
          <table:table-cell table:formula="of:=([.B11]-[.B10])/([.A11]-[.A10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LN(350-[.B11])" office:value-type="float" office:value="5.4510384535657" calcext:value-type="float">
            <text:p>5.4510384535657</text:p>
          </table:table-cell>
          <table:table-cell table:formula="of:=LN([.C11])" office:value-type="float" office:value="2.484906649788" calcext:value-type="float">
            <text:p>2.484906649788</text:p>
          </table:table-cell>
          <table:table-cell/>
          <table:table-cell table:formula="of:=[.D11]*[.D11]" office:value-type="float" office:value="1" calcext:value-type="float">
            <text:p>1</text:p>
          </table:table-cell>
          <table:table-cell table:formula="of:=[.E11]*[.E11]" office:value-type="float" office:value="29.7138202222519" calcext:value-type="float">
            <text:p>29.7138202222519</text:p>
          </table:table-cell>
          <table:table-cell table:formula="of:=[.D11]*[.E11]" office:value-type="float" office:value="5.4510384535657" calcext:value-type="float">
            <text:p>5.4510384535657</text:p>
          </table:table-cell>
          <table:table-cell table:formula="of:=[.F11]*[.H11]" office:value-type="float" office:value="2.484906649788" calcext:value-type="float">
            <text:p>2.484906649788</text:p>
          </table:table-cell>
          <table:table-cell table:formula="of:=[.E11]*[.F11]" office:value-type="float" office:value="13.5453217015155" calcext:value-type="float">
            <text:p>13.5453217015155</text:p>
          </table:table-cell>
          <table:table-cell table:number-columns-repeated="7"/>
          <table:table-cell table:formula="of:=[.B11]*[.D11]" office:value-type="float" office:value="117" calcext:value-type="float">
            <text:p>117</text:p>
          </table:table-cell>
          <table:table-cell table:formula="of:=[.B11]*[.B11]" office:value-type="float" office:value="13689" calcext:value-type="float">
            <text:p>13689</text:p>
          </table:table-cell>
          <table:table-cell table:formula="of:=[.C11]*[.D11]" office:value-type="float" office:value="12" calcext:value-type="float">
            <text:p>12</text:p>
          </table:table-cell>
          <table:table-cell table:formula="of:=[.B11]*[.C11]" office:value-type="float" office:value="1404" calcext:value-type="float">
            <text:p>140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[.AF10]+EXP([.$R$6])*(350-[.AF10])^[.$R$7]" office:value-type="float" office:value="152.559906057549" calcext:value-type="float">
            <text:p>152.559906057549</text:p>
          </table:table-cell>
          <table:table-cell table:formula="of:=[.AG10]+[.$AC$6]+[.$AC$7]*[.AG10]" office:value-type="float" office:value="154.983416327124" calcext:value-type="float">
            <text:p>154.983416327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([.B12]-[.B11])/([.A12]-[.A11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12])" office:value-type="float" office:value="5.4380793089232" calcext:value-type="float">
            <text:p>5.4380793089232</text:p>
          </table:table-cell>
          <table:table-cell table:formula="of:=LN([.C12])" office:value-type="float" office:value="1.79175946922806" calcext:value-type="float">
            <text:p>1.79175946922806</text:p>
          </table:table-cell>
          <table:table-cell/>
          <table:table-cell table:formula="of:=[.D12]*[.D12]" office:value-type="float" office:value="1" calcext:value-type="float">
            <text:p>1</text:p>
          </table:table-cell>
          <table:table-cell table:formula="of:=[.E12]*[.E12]" office:value-type="float" office:value="29.5727065701386" calcext:value-type="float">
            <text:p>29.5727065701386</text:p>
          </table:table-cell>
          <table:table-cell table:formula="of:=[.D12]*[.E12]" office:value-type="float" office:value="5.4380793089232" calcext:value-type="float">
            <text:p>5.4380793089232</text:p>
          </table:table-cell>
          <table:table-cell table:formula="of:=[.F12]*[.H12]" office:value-type="float" office:value="1.79175946922806" calcext:value-type="float">
            <text:p>1.79175946922806</text:p>
          </table:table-cell>
          <table:table-cell table:formula="of:=[.E12]*[.F12]" office:value-type="float" office:value="9.74373009617629" calcext:value-type="float">
            <text:p>9.74373009617629</text:p>
          </table:table-cell>
          <table:table-cell table:number-columns-repeated="7"/>
          <table:table-cell table:formula="of:=[.B12]*[.D12]" office:value-type="float" office:value="120" calcext:value-type="float">
            <text:p>120</text:p>
          </table:table-cell>
          <table:table-cell table:formula="of:=[.B12]*[.B12]" office:value-type="float" office:value="14400" calcext:value-type="float">
            <text:p>14400</text:p>
          </table:table-cell>
          <table:table-cell table:formula="of:=[.C12]*[.D12]" office:value-type="float" office:value="6" calcext:value-type="float">
            <text:p>6</text:p>
          </table:table-cell>
          <table:table-cell table:formula="of:=[.B12]*[.C12]" office:value-type="float" office:value="720" calcext:value-type="float">
            <text:p>72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[.AF11]+EXP([.$R$6])*(350-[.AF11])^[.$R$7]" office:value-type="float" office:value="158.156385211278" calcext:value-type="float">
            <text:p>158.156385211278</text:p>
          </table:table-cell>
          <table:table-cell table:formula="of:=[.AG11]+[.$AC$6]+[.$AC$7]*[.AG11]" office:value-type="float" office:value="161.035847430555" calcext:value-type="float">
            <text:p>161.03584743055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4" calcext:value-type="float">
            <text:p>124</text:p>
          </table:table-cell>
          <table:table-cell table:formula="of:=([.B13]-[.B12])/([.A13]-[.A1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13])" office:value-type="float" office:value="5.42053499927229" calcext:value-type="float">
            <text:p>5.42053499927229</text:p>
          </table:table-cell>
          <table:table-cell table:formula="of:=LN([.C13])" office:value-type="float" office:value="2.07944154167984" calcext:value-type="float">
            <text:p>2.07944154167984</text:p>
          </table:table-cell>
          <table:table-cell/>
          <table:table-cell table:formula="of:=[.D13]*[.D13]" office:value-type="float" office:value="1" calcext:value-type="float">
            <text:p>1</text:p>
          </table:table-cell>
          <table:table-cell table:formula="of:=[.E13]*[.E13]" office:value-type="float" office:value="29.3821996783358" calcext:value-type="float">
            <text:p>29.3821996783358</text:p>
          </table:table-cell>
          <table:table-cell table:formula="of:=[.D13]*[.E13]" office:value-type="float" office:value="5.42053499927229" calcext:value-type="float">
            <text:p>5.42053499927229</text:p>
          </table:table-cell>
          <table:table-cell table:formula="of:=[.F13]*[.H13]" office:value-type="float" office:value="2.07944154167984" calcext:value-type="float">
            <text:p>2.07944154167984</text:p>
          </table:table-cell>
          <table:table-cell table:formula="of:=[.E13]*[.F13]" office:value-type="float" office:value="11.2716856556163" calcext:value-type="float">
            <text:p>11.2716856556163</text:p>
          </table:table-cell>
          <table:table-cell table:number-columns-repeated="7"/>
          <table:table-cell table:formula="of:=[.B13]*[.D13]" office:value-type="float" office:value="124" calcext:value-type="float">
            <text:p>124</text:p>
          </table:table-cell>
          <table:table-cell table:formula="of:=[.B13]*[.B13]" office:value-type="float" office:value="15376" calcext:value-type="float">
            <text:p>15376</text:p>
          </table:table-cell>
          <table:table-cell table:formula="of:=[.C13]*[.D13]" office:value-type="float" office:value="8" calcext:value-type="float">
            <text:p>8</text:p>
          </table:table-cell>
          <table:table-cell table:formula="of:=[.B13]*[.C13]" office:value-type="float" office:value="992" calcext:value-type="float">
            <text:p>99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formula="of:=[.AF12]+EXP([.$R$6])*(350-[.AF12])^[.$R$7]" office:value-type="float" office:value="163.351974902198" calcext:value-type="float">
            <text:p>163.351974902198</text:p>
          </table:table-cell>
          <table:table-cell table:formula="of:=[.AG12]+[.$AC$6]+[.$AC$7]*[.AG12]" office:value-type="float" office:value="166.599275722815" calcext:value-type="float">
            <text:p>166.5992757228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table:formula="of:=([.B14]-[.B13])/([.A14]-[.A13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N(350-[.B14])" office:value-type="float" office:value="5.39816270151775" calcext:value-type="float">
            <text:p>5.39816270151775</text:p>
          </table:table-cell>
          <table:table-cell table:formula="of:=LN([.C14])" office:value-type="float" office:value="2.30258509299405" calcext:value-type="float">
            <text:p>2.30258509299405</text:p>
          </table:table-cell>
          <table:table-cell/>
          <table:table-cell table:formula="of:=[.D14]*[.D14]" office:value-type="float" office:value="1" calcext:value-type="float">
            <text:p>1</text:p>
          </table:table-cell>
          <table:table-cell table:formula="of:=[.E14]*[.E14]" office:value-type="float" office:value="29.1401605520574" calcext:value-type="float">
            <text:p>29.1401605520574</text:p>
          </table:table-cell>
          <table:table-cell table:formula="of:=[.D14]*[.E14]" office:value-type="float" office:value="5.39816270151775" calcext:value-type="float">
            <text:p>5.39816270151775</text:p>
          </table:table-cell>
          <table:table-cell table:formula="of:=[.F14]*[.H14]" office:value-type="float" office:value="2.30258509299405" calcext:value-type="float">
            <text:p>2.30258509299405</text:p>
          </table:table-cell>
          <table:table-cell table:formula="of:=[.E14]*[.F14]" office:value-type="float" office:value="12.4297289660712" calcext:value-type="float">
            <text:p>12.4297289660712</text:p>
          </table:table-cell>
          <table:table-cell table:number-columns-repeated="7"/>
          <table:table-cell table:formula="of:=[.B14]*[.D14]" office:value-type="float" office:value="129" calcext:value-type="float">
            <text:p>129</text:p>
          </table:table-cell>
          <table:table-cell table:formula="of:=[.B14]*[.B14]" office:value-type="float" office:value="16641" calcext:value-type="float">
            <text:p>16641</text:p>
          </table:table-cell>
          <table:table-cell table:formula="of:=[.C14]*[.D14]" office:value-type="float" office:value="10" calcext:value-type="float">
            <text:p>10</text:p>
          </table:table-cell>
          <table:table-cell table:formula="of:=[.B14]*[.C14]" office:value-type="float" office:value="1290" calcext:value-type="float">
            <text:p>1290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[.AF13]+EXP([.$R$6])*(350-[.AF13])^[.$R$7]" office:value-type="float" office:value="168.19161211121" calcext:value-type="float">
            <text:p>168.19161211121</text:p>
          </table:table-cell>
          <table:table-cell table:formula="of:=[.AG13]+[.$AC$6]+[.$AC$7]*[.AG13]" office:value-type="float" office:value="171.713209914575" calcext:value-type="float">
            <text:p>171.71320991457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33" calcext:value-type="float">
            <text:p>133</text:p>
          </table:table-cell>
          <table:table-cell table:formula="of:=([.B15]-[.B14])/([.A15]-[.A14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15])" office:value-type="float" office:value="5.37989735354046" calcext:value-type="float">
            <text:p>5.37989735354046</text:p>
          </table:table-cell>
          <table:table-cell table:formula="of:=LN([.C15])" office:value-type="float" office:value="2.07944154167984" calcext:value-type="float">
            <text:p>2.07944154167984</text:p>
          </table:table-cell>
          <table:table-cell/>
          <table:table-cell table:formula="of:=[.D15]*[.D15]" office:value-type="float" office:value="1" calcext:value-type="float">
            <text:p>1</text:p>
          </table:table-cell>
          <table:table-cell table:formula="of:=[.E15]*[.E15]" office:value-type="float" office:value="28.9432955346316" calcext:value-type="float">
            <text:p>28.9432955346316</text:p>
          </table:table-cell>
          <table:table-cell table:formula="of:=[.D15]*[.E15]" office:value-type="float" office:value="5.37989735354046" calcext:value-type="float">
            <text:p>5.37989735354046</text:p>
          </table:table-cell>
          <table:table-cell table:formula="of:=[.F15]*[.H15]" office:value-type="float" office:value="2.07944154167984" calcext:value-type="float">
            <text:p>2.07944154167984</text:p>
          </table:table-cell>
          <table:table-cell table:formula="of:=[.E15]*[.F15]" office:value-type="float" office:value="11.1871820469254" calcext:value-type="float">
            <text:p>11.1871820469254</text:p>
          </table:table-cell>
          <table:table-cell table:number-columns-repeated="7"/>
          <table:table-cell table:formula="of:=[.B15]*[.D15]" office:value-type="float" office:value="133" calcext:value-type="float">
            <text:p>133</text:p>
          </table:table-cell>
          <table:table-cell table:formula="of:=[.B15]*[.B15]" office:value-type="float" office:value="17689" calcext:value-type="float">
            <text:p>17689</text:p>
          </table:table-cell>
          <table:table-cell table:formula="of:=[.C15]*[.D15]" office:value-type="float" office:value="8" calcext:value-type="float">
            <text:p>8</text:p>
          </table:table-cell>
          <table:table-cell table:formula="of:=[.B15]*[.C15]" office:value-type="float" office:value="1064" calcext:value-type="float">
            <text:p>106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formula="of:=[.AF14]+EXP([.$R$6])*(350-[.AF14])^[.$R$7]" office:value-type="float" office:value="172.713508480403" calcext:value-type="float">
            <text:p>172.713508480403</text:p>
          </table:table-cell>
          <table:table-cell table:formula="of:=[.AG14]+[.$AC$6]+[.$AC$7]*[.AG14]" office:value-type="float" office:value="176.413966632164" calcext:value-type="float">
            <text:p>176.413966632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formula="of:=([.B16]-[.B15])/([.A16]-[.A1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16])" office:value-type="float" office:value="5.36597601502185" calcext:value-type="float">
            <text:p>5.36597601502185</text:p>
          </table:table-cell>
          <table:table-cell table:formula="of:=LN([.C16])" office:value-type="float" office:value="1.79175946922806" calcext:value-type="float">
            <text:p>1.79175946922806</text:p>
          </table:table-cell>
          <table:table-cell/>
          <table:table-cell table:formula="of:=[.D16]*[.D16]" office:value-type="float" office:value="1" calcext:value-type="float">
            <text:p>1</text:p>
          </table:table-cell>
          <table:table-cell table:formula="of:=[.E16]*[.E16]" office:value-type="float" office:value="28.7936985937898" calcext:value-type="float">
            <text:p>28.7936985937898</text:p>
          </table:table-cell>
          <table:table-cell table:formula="of:=[.D16]*[.E16]" office:value-type="float" office:value="5.36597601502185" calcext:value-type="float">
            <text:p>5.36597601502185</text:p>
          </table:table-cell>
          <table:table-cell table:formula="of:=[.F16]*[.H16]" office:value-type="float" office:value="1.79175946922806" calcext:value-type="float">
            <text:p>1.79175946922806</text:p>
          </table:table-cell>
          <table:table-cell table:formula="of:=[.E16]*[.F16]" office:value-type="float" office:value="9.61453833656603" calcext:value-type="float">
            <text:p>9.61453833656603</text:p>
          </table:table-cell>
          <table:table-cell table:number-columns-repeated="7"/>
          <table:table-cell table:formula="of:=[.B16]*[.D16]" office:value-type="float" office:value="136" calcext:value-type="float">
            <text:p>136</text:p>
          </table:table-cell>
          <table:table-cell table:formula="of:=[.B16]*[.B16]" office:value-type="float" office:value="18496" calcext:value-type="float">
            <text:p>18496</text:p>
          </table:table-cell>
          <table:table-cell table:formula="of:=[.C16]*[.D16]" office:value-type="float" office:value="6" calcext:value-type="float">
            <text:p>6</text:p>
          </table:table-cell>
          <table:table-cell table:formula="of:=[.B16]*[.C16]" office:value-type="float" office:value="816" calcext:value-type="float">
            <text:p>816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formula="of:=[.AF15]+EXP([.$R$6])*(350-[.AF15])^[.$R$7]" office:value-type="float" office:value="176.950391115788" calcext:value-type="float">
            <text:p>176.950391115788</text:p>
          </table:table-cell>
          <table:table-cell table:formula="of:=[.AG15]+[.$AC$6]+[.$AC$7]*[.AG15]" office:value-type="float" office:value="180.734928320243" calcext:value-type="float">
            <text:p>180.73492832024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40" calcext:value-type="float">
            <text:p>140</text:p>
          </table:table-cell>
          <table:table-cell table:formula="of:=([.B17]-[.B16])/([.A17]-[.A16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17])" office:value-type="float" office:value="5.34710753071747" calcext:value-type="float">
            <text:p>5.34710753071747</text:p>
          </table:table-cell>
          <table:table-cell table:formula="of:=LN([.C17])" office:value-type="float" office:value="2.07944154167984" calcext:value-type="float">
            <text:p>2.07944154167984</text:p>
          </table:table-cell>
          <table:table-cell/>
          <table:table-cell table:formula="of:=[.D17]*[.D17]" office:value-type="float" office:value="1" calcext:value-type="float">
            <text:p>1</text:p>
          </table:table-cell>
          <table:table-cell table:formula="of:=[.E17]*[.E17]" office:value-type="float" office:value="28.5915589450555" calcext:value-type="float">
            <text:p>28.5915589450555</text:p>
          </table:table-cell>
          <table:table-cell table:formula="of:=[.D17]*[.E17]" office:value-type="float" office:value="5.34710753071747" calcext:value-type="float">
            <text:p>5.34710753071747</text:p>
          </table:table-cell>
          <table:table-cell table:formula="of:=[.F17]*[.H17]" office:value-type="float" office:value="2.07944154167984" calcext:value-type="float">
            <text:p>2.07944154167984</text:p>
          </table:table-cell>
          <table:table-cell table:formula="of:=[.E17]*[.F17]" office:value-type="float" office:value="11.118997527203" calcext:value-type="float">
            <text:p>11.118997527203</text:p>
          </table:table-cell>
          <table:table-cell table:number-columns-repeated="7"/>
          <table:table-cell table:formula="of:=[.B17]*[.D17]" office:value-type="float" office:value="140" calcext:value-type="float">
            <text:p>140</text:p>
          </table:table-cell>
          <table:table-cell table:formula="of:=[.B17]*[.B17]" office:value-type="float" office:value="19600" calcext:value-type="float">
            <text:p>19600</text:p>
          </table:table-cell>
          <table:table-cell table:formula="of:=[.C17]*[.D17]" office:value-type="float" office:value="8" calcext:value-type="float">
            <text:p>8</text:p>
          </table:table-cell>
          <table:table-cell table:formula="of:=[.B17]*[.C17]" office:value-type="float" office:value="1120" calcext:value-type="float">
            <text:p>112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formula="of:=[.AF16]+EXP([.$R$6])*(350-[.AF16])^[.$R$7]" office:value-type="float" office:value="180.930474368596" calcext:value-type="float">
            <text:p>180.930474368596</text:p>
          </table:table-cell>
          <table:table-cell table:formula="of:=[.AG16]+[.$AC$6]+[.$AC$7]*[.AG16]" office:value-type="float" office:value="184.706780307389" calcext:value-type="float">
            <text:p>184.7067803073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formula="of:=([.B18]-[.B17])/([.A18]-[.A1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18])" office:value-type="float" office:value="5.33753807970132" calcext:value-type="float">
            <text:p>5.33753807970132</text:p>
          </table:table-cell>
          <table:table-cell table:formula="of:=LN([.C18])" office:value-type="float" office:value="1.38629436111989" calcext:value-type="float">
            <text:p>1.38629436111989</text:p>
          </table:table-cell>
          <table:table-cell/>
          <table:table-cell table:formula="of:=[.D18]*[.D18]" office:value-type="float" office:value="1" calcext:value-type="float">
            <text:p>1</text:p>
          </table:table-cell>
          <table:table-cell table:formula="of:=[.E18]*[.E18]" office:value-type="float" office:value="28.4893127522616" calcext:value-type="float">
            <text:p>28.4893127522616</text:p>
          </table:table-cell>
          <table:table-cell table:formula="of:=[.D18]*[.E18]" office:value-type="float" office:value="5.33753807970132" calcext:value-type="float">
            <text:p>5.33753807970132</text:p>
          </table:table-cell>
          <table:table-cell table:formula="of:=[.F18]*[.H18]" office:value-type="float" office:value="1.38629436111989" calcext:value-type="float">
            <text:p>1.38629436111989</text:p>
          </table:table-cell>
          <table:table-cell table:formula="of:=[.E18]*[.F18]" office:value-type="float" office:value="7.39939894215263" calcext:value-type="float">
            <text:p>7.39939894215263</text:p>
          </table:table-cell>
          <table:table-cell table:number-columns-repeated="7"/>
          <table:table-cell table:formula="of:=[.B18]*[.D18]" office:value-type="float" office:value="142" calcext:value-type="float">
            <text:p>142</text:p>
          </table:table-cell>
          <table:table-cell table:formula="of:=[.B18]*[.B18]" office:value-type="float" office:value="20164" calcext:value-type="float">
            <text:p>20164</text:p>
          </table:table-cell>
          <table:table-cell table:formula="of:=[.C18]*[.D18]" office:value-type="float" office:value="4" calcext:value-type="float">
            <text:p>4</text:p>
          </table:table-cell>
          <table:table-cell table:formula="of:=[.B18]*[.C18]" office:value-type="float" office:value="568" calcext:value-type="float">
            <text:p>56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formula="of:=[.AF17]+EXP([.$R$6])*(350-[.AF17])^[.$R$7]" office:value-type="float" office:value="184.678228997273" calcext:value-type="float">
            <text:p>184.678228997273</text:p>
          </table:table-cell>
          <table:table-cell table:formula="of:=[.AG17]+[.$AC$6]+[.$AC$7]*[.AG17]" office:value-type="float" office:value="188.357728718091" calcext:value-type="float">
            <text:p>188.35772871809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45" calcext:value-type="float">
            <text:p>145</text:p>
          </table:table-cell>
          <table:table-cell table:formula="of:=([.B19]-[.B18])/([.A19]-[.A18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19])" office:value-type="float" office:value="5.32300997913841" calcext:value-type="float">
            <text:p>5.32300997913841</text:p>
          </table:table-cell>
          <table:table-cell table:formula="of:=LN([.C19])" office:value-type="float" office:value="1.79175946922806" calcext:value-type="float">
            <text:p>1.79175946922806</text:p>
          </table:table-cell>
          <table:table-cell/>
          <table:table-cell table:formula="of:=[.D19]*[.D19]" office:value-type="float" office:value="1" calcext:value-type="float">
            <text:p>1</text:p>
          </table:table-cell>
          <table:table-cell table:formula="of:=[.E19]*[.E19]" office:value-type="float" office:value="28.3344352380071" calcext:value-type="float">
            <text:p>28.3344352380071</text:p>
          </table:table-cell>
          <table:table-cell table:formula="of:=[.D19]*[.E19]" office:value-type="float" office:value="5.32300997913841" calcext:value-type="float">
            <text:p>5.32300997913841</text:p>
          </table:table-cell>
          <table:table-cell table:formula="of:=[.F19]*[.H19]" office:value-type="float" office:value="1.79175946922806" calcext:value-type="float">
            <text:p>1.79175946922806</text:p>
          </table:table-cell>
          <table:table-cell table:formula="of:=[.E19]*[.F19]" office:value-type="float" office:value="9.53755353491668" calcext:value-type="float">
            <text:p>9.53755353491668</text:p>
          </table:table-cell>
          <table:table-cell table:number-columns-repeated="7"/>
          <table:table-cell table:formula="of:=[.B19]*[.D19]" office:value-type="float" office:value="145" calcext:value-type="float">
            <text:p>145</text:p>
          </table:table-cell>
          <table:table-cell table:formula="of:=[.B19]*[.B19]" office:value-type="float" office:value="21025" calcext:value-type="float">
            <text:p>21025</text:p>
          </table:table-cell>
          <table:table-cell table:formula="of:=[.C19]*[.D19]" office:value-type="float" office:value="6" calcext:value-type="float">
            <text:p>6</text:p>
          </table:table-cell>
          <table:table-cell table:formula="of:=[.B19]*[.C19]" office:value-type="float" office:value="870" calcext:value-type="float">
            <text:p>87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formula="of:=[.AF18]+EXP([.$R$6])*(350-[.AF18])^[.$R$7]" office:value-type="float" office:value="188.214996868116" calcext:value-type="float">
            <text:p>188.214996868116</text:p>
          </table:table-cell>
          <table:table-cell table:formula="of:=[.AG18]+[.$AC$6]+[.$AC$7]*[.AG18]" office:value-type="float" office:value="191.713700778668" calcext:value-type="float">
            <text:p>191.7137007786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table:formula="of:=([.B20]-[.B19])/([.A20]-[.A19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20])" office:value-type="float" office:value="5.30330490805908" calcext:value-type="float">
            <text:p>5.30330490805908</text:p>
          </table:table-cell>
          <table:table-cell table:formula="of:=LN([.C20])" office:value-type="float" office:value="2.07944154167984" calcext:value-type="float">
            <text:p>2.07944154167984</text:p>
          </table:table-cell>
          <table:table-cell/>
          <table:table-cell table:formula="of:=[.D20]*[.D20]" office:value-type="float" office:value="1" calcext:value-type="float">
            <text:p>1</text:p>
          </table:table-cell>
          <table:table-cell table:formula="of:=[.E20]*[.E20]" office:value-type="float" office:value="28.1250429478435" calcext:value-type="float">
            <text:p>28.1250429478435</text:p>
          </table:table-cell>
          <table:table-cell table:formula="of:=[.D20]*[.E20]" office:value-type="float" office:value="5.30330490805908" calcext:value-type="float">
            <text:p>5.30330490805908</text:p>
          </table:table-cell>
          <table:table-cell table:formula="of:=[.F20]*[.H20]" office:value-type="float" office:value="2.07944154167984" calcext:value-type="float">
            <text:p>2.07944154167984</text:p>
          </table:table-cell>
          <table:table-cell table:formula="of:=[.E20]*[.F20]" office:value-type="float" office:value="11.0279125340126" calcext:value-type="float">
            <text:p>11.0279125340126</text:p>
          </table:table-cell>
          <table:table-cell table:number-columns-repeated="7"/>
          <table:table-cell table:formula="of:=[.B20]*[.D20]" office:value-type="float" office:value="149" calcext:value-type="float">
            <text:p>149</text:p>
          </table:table-cell>
          <table:table-cell table:formula="of:=[.B20]*[.B20]" office:value-type="float" office:value="22201" calcext:value-type="float">
            <text:p>22201</text:p>
          </table:table-cell>
          <table:table-cell table:formula="of:=[.C20]*[.D20]" office:value-type="float" office:value="8" calcext:value-type="float">
            <text:p>8</text:p>
          </table:table-cell>
          <table:table-cell table:formula="of:=[.B20]*[.C20]" office:value-type="float" office:value="1192" calcext:value-type="float">
            <text:p>119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formula="of:=[.AF19]+EXP([.$R$6])*(350-[.AF19])^[.$R$7]" office:value-type="float" office:value="191.559486595733" calcext:value-type="float">
            <text:p>191.559486595733</text:p>
          </table:table-cell>
          <table:table-cell table:formula="of:=[.AG19]+[.$AC$6]+[.$AC$7]*[.AG19]" office:value-type="float" office:value="194.79852893958" calcext:value-type="float">
            <text:p>194.7985289395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51" calcext:value-type="float">
            <text:p>151</text:p>
          </table:table-cell>
          <table:table-cell table:formula="of:=([.B21]-[.B20])/([.A21]-[.A20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1])" office:value-type="float" office:value="5.29330482472449" calcext:value-type="float">
            <text:p>5.29330482472449</text:p>
          </table:table-cell>
          <table:table-cell table:formula="of:=LN([.C21])" office:value-type="float" office:value="1.38629436111989" calcext:value-type="float">
            <text:p>1.38629436111989</text:p>
          </table:table-cell>
          <table:table-cell/>
          <table:table-cell table:formula="of:=[.D21]*[.D21]" office:value-type="float" office:value="1" calcext:value-type="float">
            <text:p>1</text:p>
          </table:table-cell>
          <table:table-cell table:formula="of:=[.E21]*[.E21]" office:value-type="float" office:value="28.0190759674516" calcext:value-type="float">
            <text:p>28.0190759674516</text:p>
          </table:table-cell>
          <table:table-cell table:formula="of:=[.D21]*[.E21]" office:value-type="float" office:value="5.29330482472449" calcext:value-type="float">
            <text:p>5.29330482472449</text:p>
          </table:table-cell>
          <table:table-cell table:formula="of:=[.F21]*[.H21]" office:value-type="float" office:value="1.38629436111989" calcext:value-type="float">
            <text:p>1.38629436111989</text:p>
          </table:table-cell>
          <table:table-cell table:formula="of:=[.E21]*[.F21]" office:value-type="float" office:value="7.33807863020427" calcext:value-type="float">
            <text:p>7.33807863020427</text:p>
          </table:table-cell>
          <table:table-cell table:number-columns-repeated="7"/>
          <table:table-cell table:formula="of:=[.B21]*[.D21]" office:value-type="float" office:value="151" calcext:value-type="float">
            <text:p>151</text:p>
          </table:table-cell>
          <table:table-cell table:formula="of:=[.B21]*[.B21]" office:value-type="float" office:value="22801" calcext:value-type="float">
            <text:p>22801</text:p>
          </table:table-cell>
          <table:table-cell table:formula="of:=[.C21]*[.D21]" office:value-type="float" office:value="4" calcext:value-type="float">
            <text:p>4</text:p>
          </table:table-cell>
          <table:table-cell table:formula="of:=[.B21]*[.C21]" office:value-type="float" office:value="604" calcext:value-type="float">
            <text:p>60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formula="of:=[.AF20]+EXP([.$R$6])*(350-[.AF20])^[.$R$7]" office:value-type="float" office:value="194.728176471399" calcext:value-type="float">
            <text:p>194.728176471399</text:p>
          </table:table-cell>
          <table:table-cell table:formula="of:=[.AG20]+[.$AC$6]+[.$AC$7]*[.AG20]" office:value-type="float" office:value="197.634120121684" calcext:value-type="float">
            <text:p>197.6341201216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formula="of:=([.B22]-[.B21])/([.A22]-[.A21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22])" office:value-type="float" office:value="5.27811465923052" calcext:value-type="float">
            <text:p>5.27811465923052</text:p>
          </table:table-cell>
          <table:table-cell table:formula="of:=LN([.C22])" office:value-type="float" office:value="1.79175946922806" calcext:value-type="float">
            <text:p>1.79175946922806</text:p>
          </table:table-cell>
          <table:table-cell/>
          <table:table-cell table:formula="of:=[.D22]*[.D22]" office:value-type="float" office:value="1" calcext:value-type="float">
            <text:p>1</text:p>
          </table:table-cell>
          <table:table-cell table:formula="of:=[.E22]*[.E22]" office:value-type="float" office:value="27.8584943559841" calcext:value-type="float">
            <text:p>27.8584943559841</text:p>
          </table:table-cell>
          <table:table-cell table:formula="of:=[.D22]*[.E22]" office:value-type="float" office:value="5.27811465923052" calcext:value-type="float">
            <text:p>5.27811465923052</text:p>
          </table:table-cell>
          <table:table-cell table:formula="of:=[.F22]*[.H22]" office:value-type="float" office:value="1.79175946922806" calcext:value-type="float">
            <text:p>1.79175946922806</text:p>
          </table:table-cell>
          <table:table-cell table:formula="of:=[.E22]*[.F22]" office:value-type="float" office:value="9.45711192034769" calcext:value-type="float">
            <text:p>9.45711192034769</text:p>
          </table:table-cell>
          <table:table-cell table:number-columns-repeated="7"/>
          <table:table-cell table:formula="of:=[.B22]*[.D22]" office:value-type="float" office:value="154" calcext:value-type="float">
            <text:p>154</text:p>
          </table:table-cell>
          <table:table-cell table:formula="of:=[.B22]*[.B22]" office:value-type="float" office:value="23716" calcext:value-type="float">
            <text:p>23716</text:p>
          </table:table-cell>
          <table:table-cell table:formula="of:=[.C22]*[.D22]" office:value-type="float" office:value="6" calcext:value-type="float">
            <text:p>6</text:p>
          </table:table-cell>
          <table:table-cell table:formula="of:=[.B22]*[.C22]" office:value-type="float" office:value="924" calcext:value-type="float">
            <text:p>92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formula="of:=[.AF21]+EXP([.$R$6])*(350-[.AF21])^[.$R$7]" office:value-type="float" office:value="197.735644514444" calcext:value-type="float">
            <text:p>197.735644514444</text:p>
          </table:table-cell>
          <table:table-cell table:formula="of:=[.AG21]+[.$AC$6]+[.$AC$7]*[.AG21]" office:value-type="float" office:value="200.240611288325" calcext:value-type="float">
            <text:p>200.24061128832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56" calcext:value-type="float">
            <text:p>156</text:p>
          </table:table-cell>
          <table:table-cell table:formula="of:=([.B23]-[.B22])/([.A23]-[.A22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3])" office:value-type="float" office:value="5.26785815906333" calcext:value-type="float">
            <text:p>5.26785815906333</text:p>
          </table:table-cell>
          <table:table-cell table:formula="of:=LN([.C23])" office:value-type="float" office:value="1.38629436111989" calcext:value-type="float">
            <text:p>1.38629436111989</text:p>
          </table:table-cell>
          <table:table-cell/>
          <table:table-cell table:formula="of:=[.D23]*[.D23]" office:value-type="float" office:value="1" calcext:value-type="float">
            <text:p>1</text:p>
          </table:table-cell>
          <table:table-cell table:formula="of:=[.E23]*[.E23]" office:value-type="float" office:value="27.7503295840101" calcext:value-type="float">
            <text:p>27.7503295840101</text:p>
          </table:table-cell>
          <table:table-cell table:formula="of:=[.D23]*[.E23]" office:value-type="float" office:value="5.26785815906333" calcext:value-type="float">
            <text:p>5.26785815906333</text:p>
          </table:table-cell>
          <table:table-cell table:formula="of:=[.F23]*[.H23]" office:value-type="float" office:value="1.38629436111989" calcext:value-type="float">
            <text:p>1.38629436111989</text:p>
          </table:table-cell>
          <table:table-cell table:formula="of:=[.E23]*[.F23]" office:value-type="float" office:value="7.3028020610889" calcext:value-type="float">
            <text:p>7.3028020610889</text:p>
          </table:table-cell>
          <table:table-cell table:number-columns-repeated="7"/>
          <table:table-cell table:formula="of:=[.B23]*[.D23]" office:value-type="float" office:value="156" calcext:value-type="float">
            <text:p>156</text:p>
          </table:table-cell>
          <table:table-cell table:formula="of:=[.B23]*[.B23]" office:value-type="float" office:value="24336" calcext:value-type="float">
            <text:p>24336</text:p>
          </table:table-cell>
          <table:table-cell table:formula="of:=[.C23]*[.D23]" office:value-type="float" office:value="4" calcext:value-type="float">
            <text:p>4</text:p>
          </table:table-cell>
          <table:table-cell table:formula="of:=[.B23]*[.C23]" office:value-type="float" office:value="624" calcext:value-type="float">
            <text:p>62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formula="of:=[.AF22]+EXP([.$R$6])*(350-[.AF22])^[.$R$7]" office:value-type="float" office:value="200.594840737087" calcext:value-type="float">
            <text:p>200.594840737087</text:p>
          </table:table-cell>
          <table:table-cell table:formula="of:=[.AG22]+[.$AC$6]+[.$AC$7]*[.AG22]" office:value-type="float" office:value="202.636512448074" calcext:value-type="float">
            <text:p>202.6365124480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table:formula="of:=([.B24]-[.B23])/([.A24]-[.A23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4])" office:value-type="float" office:value="5.25749537202778" calcext:value-type="float">
            <text:p>5.25749537202778</text:p>
          </table:table-cell>
          <table:table-cell table:formula="of:=LN([.C24])" office:value-type="float" office:value="1.38629436111989" calcext:value-type="float">
            <text:p>1.38629436111989</text:p>
          </table:table-cell>
          <table:table-cell/>
          <table:table-cell table:formula="of:=[.D24]*[.D24]" office:value-type="float" office:value="1" calcext:value-type="float">
            <text:p>1</text:p>
          </table:table-cell>
          <table:table-cell table:formula="of:=[.E24]*[.E24]" office:value-type="float" office:value="27.6412575868935" calcext:value-type="float">
            <text:p>27.6412575868935</text:p>
          </table:table-cell>
          <table:table-cell table:formula="of:=[.D24]*[.E24]" office:value-type="float" office:value="5.25749537202778" calcext:value-type="float">
            <text:p>5.25749537202778</text:p>
          </table:table-cell>
          <table:table-cell table:formula="of:=[.F24]*[.H24]" office:value-type="float" office:value="1.38629436111989" calcext:value-type="float">
            <text:p>1.38629436111989</text:p>
          </table:table-cell>
          <table:table-cell table:formula="of:=[.E24]*[.F24]" office:value-type="float" office:value="7.28843618785603" calcext:value-type="float">
            <text:p>7.28843618785603</text:p>
          </table:table-cell>
          <table:table-cell table:number-columns-repeated="7"/>
          <table:table-cell table:formula="of:=[.B24]*[.D24]" office:value-type="float" office:value="158" calcext:value-type="float">
            <text:p>158</text:p>
          </table:table-cell>
          <table:table-cell table:formula="of:=[.B24]*[.B24]" office:value-type="float" office:value="24964" calcext:value-type="float">
            <text:p>24964</text:p>
          </table:table-cell>
          <table:table-cell table:formula="of:=[.C24]*[.D24]" office:value-type="float" office:value="4" calcext:value-type="float">
            <text:p>4</text:p>
          </table:table-cell>
          <table:table-cell table:formula="of:=[.B24]*[.C24]" office:value-type="float" office:value="632" calcext:value-type="float">
            <text:p>63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formula="of:=[.AF23]+EXP([.$R$6])*(350-[.AF23])^[.$R$7]" office:value-type="float" office:value="203.317313216182" calcext:value-type="float">
            <text:p>203.317313216182</text:p>
          </table:table-cell>
          <table:table-cell table:formula="of:=[.AG23]+[.$AC$6]+[.$AC$7]*[.AG23]" office:value-type="float" office:value="204.838838103636" calcext:value-type="float">
            <text:p>204.83883810363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60" calcext:value-type="float">
            <text:p>160</text:p>
          </table:table-cell>
          <table:table-cell table:formula="of:=([.B25]-[.B24])/([.A25]-[.A2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5])" office:value-type="float" office:value="5.24702407216049" calcext:value-type="float">
            <text:p>5.24702407216049</text:p>
          </table:table-cell>
          <table:table-cell table:formula="of:=LN([.C25])" office:value-type="float" office:value="1.38629436111989" calcext:value-type="float">
            <text:p>1.38629436111989</text:p>
          </table:table-cell>
          <table:table-cell/>
          <table:table-cell table:formula="of:=[.D25]*[.D25]" office:value-type="float" office:value="1" calcext:value-type="float">
            <text:p>1</text:p>
          </table:table-cell>
          <table:table-cell table:formula="of:=[.E25]*[.E25]" office:value-type="float" office:value="27.5312616138316" calcext:value-type="float">
            <text:p>27.5312616138316</text:p>
          </table:table-cell>
          <table:table-cell table:formula="of:=[.D25]*[.E25]" office:value-type="float" office:value="5.24702407216049" calcext:value-type="float">
            <text:p>5.24702407216049</text:p>
          </table:table-cell>
          <table:table-cell table:formula="of:=[.F25]*[.H25]" office:value-type="float" office:value="1.38629436111989" calcext:value-type="float">
            <text:p>1.38629436111989</text:p>
          </table:table-cell>
          <table:table-cell table:formula="of:=[.E25]*[.F25]" office:value-type="float" office:value="7.27391988389641" calcext:value-type="float">
            <text:p>7.27391988389641</text:p>
          </table:table-cell>
          <table:table-cell table:number-columns-repeated="7"/>
          <table:table-cell table:formula="of:=[.B25]*[.D25]" office:value-type="float" office:value="160" calcext:value-type="float">
            <text:p>160</text:p>
          </table:table-cell>
          <table:table-cell table:formula="of:=[.B25]*[.B25]" office:value-type="float" office:value="25600" calcext:value-type="float">
            <text:p>25600</text:p>
          </table:table-cell>
          <table:table-cell table:formula="of:=[.C25]*[.D25]" office:value-type="float" office:value="4" calcext:value-type="float">
            <text:p>4</text:p>
          </table:table-cell>
          <table:table-cell table:formula="of:=[.B25]*[.C25]" office:value-type="float" office:value="640" calcext:value-type="float">
            <text:p>640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formula="of:=[.AF24]+EXP([.$R$6])*(350-[.AF24])^[.$R$7]" office:value-type="float" office:value="205.913396960001" calcext:value-type="float">
            <text:p>205.913396960001</text:p>
          </table:table-cell>
          <table:table-cell table:formula="of:=[.AG24]+[.$AC$6]+[.$AC$7]*[.AG24]" office:value-type="float" office:value="206.863228080414" calcext:value-type="float">
            <text:p>206.8632280804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table:formula="of:=([.B26]-[.B25])/([.A26]-[.A25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6])" office:value-type="float" office:value="5.23644196282995" calcext:value-type="float">
            <text:p>5.23644196282995</text:p>
          </table:table-cell>
          <table:table-cell table:formula="of:=LN([.C26])" office:value-type="float" office:value="1.38629436111989" calcext:value-type="float">
            <text:p>1.38629436111989</text:p>
          </table:table-cell>
          <table:table-cell/>
          <table:table-cell table:formula="of:=[.D26]*[.D26]" office:value-type="float" office:value="1" calcext:value-type="float">
            <text:p>1</text:p>
          </table:table-cell>
          <table:table-cell table:formula="of:=[.E26]*[.E26]" office:value-type="float" office:value="27.4203244300864" calcext:value-type="float">
            <text:p>27.4203244300864</text:p>
          </table:table-cell>
          <table:table-cell table:formula="of:=[.D26]*[.E26]" office:value-type="float" office:value="5.23644196282995" calcext:value-type="float">
            <text:p>5.23644196282995</text:p>
          </table:table-cell>
          <table:table-cell table:formula="of:=[.F26]*[.H26]" office:value-type="float" office:value="1.38629436111989" calcext:value-type="float">
            <text:p>1.38629436111989</text:p>
          </table:table-cell>
          <table:table-cell table:formula="of:=[.E26]*[.F26]" office:value-type="float" office:value="7.25924996540273" calcext:value-type="float">
            <text:p>7.25924996540273</text:p>
          </table:table-cell>
          <table:table-cell table:number-columns-repeated="7"/>
          <table:table-cell table:formula="of:=[.B26]*[.D26]" office:value-type="float" office:value="162" calcext:value-type="float">
            <text:p>162</text:p>
          </table:table-cell>
          <table:table-cell table:formula="of:=[.B26]*[.B26]" office:value-type="float" office:value="26244" calcext:value-type="float">
            <text:p>26244</text:p>
          </table:table-cell>
          <table:table-cell table:formula="of:=[.C26]*[.D26]" office:value-type="float" office:value="4" calcext:value-type="float">
            <text:p>4</text:p>
          </table:table-cell>
          <table:table-cell table:formula="of:=[.B26]*[.C26]" office:value-type="float" office:value="648" calcext:value-type="float">
            <text:p>648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formula="of:=[.AF25]+EXP([.$R$6])*(350-[.AF25])^[.$R$7]" office:value-type="float" office:value="208.392372597713" calcext:value-type="float">
            <text:p>208.392372597713</text:p>
          </table:table-cell>
          <table:table-cell table:formula="of:=[.AG25]+[.$AC$6]+[.$AC$7]*[.AG25]" office:value-type="float" office:value="208.724058592799" calcext:value-type="float">
            <text:p>208.72405859279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65" calcext:value-type="float">
            <text:p>165</text:p>
          </table:table-cell>
          <table:table-cell table:formula="of:=([.B27]-[.B26])/([.A27]-[.A26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27])" office:value-type="float" office:value="5.22035582507832" calcext:value-type="float">
            <text:p>5.22035582507832</text:p>
          </table:table-cell>
          <table:table-cell table:formula="of:=LN([.C27])" office:value-type="float" office:value="1.79175946922806" calcext:value-type="float">
            <text:p>1.79175946922806</text:p>
          </table:table-cell>
          <table:table-cell/>
          <table:table-cell table:formula="of:=[.D27]*[.D27]" office:value-type="float" office:value="1" calcext:value-type="float">
            <text:p>1</text:p>
          </table:table-cell>
          <table:table-cell table:formula="of:=[.E27]*[.E27]" office:value-type="float" office:value="27.2521149404292" calcext:value-type="float">
            <text:p>27.2521149404292</text:p>
          </table:table-cell>
          <table:table-cell table:formula="of:=[.D27]*[.E27]" office:value-type="float" office:value="5.22035582507832" calcext:value-type="float">
            <text:p>5.22035582507832</text:p>
          </table:table-cell>
          <table:table-cell table:formula="of:=[.F27]*[.H27]" office:value-type="float" office:value="1.79175946922806" calcext:value-type="float">
            <text:p>1.79175946922806</text:p>
          </table:table-cell>
          <table:table-cell table:formula="of:=[.E27]*[.F27]" office:value-type="float" office:value="9.35362198232392" calcext:value-type="float">
            <text:p>9.35362198232392</text:p>
          </table:table-cell>
          <table:table-cell table:number-columns-repeated="7"/>
          <table:table-cell table:formula="of:=[.B27]*[.D27]" office:value-type="float" office:value="165" calcext:value-type="float">
            <text:p>165</text:p>
          </table:table-cell>
          <table:table-cell table:formula="of:=[.B27]*[.B27]" office:value-type="float" office:value="27225" calcext:value-type="float">
            <text:p>27225</text:p>
          </table:table-cell>
          <table:table-cell table:formula="of:=[.C27]*[.D27]" office:value-type="float" office:value="6" calcext:value-type="float">
            <text:p>6</text:p>
          </table:table-cell>
          <table:table-cell table:formula="of:=[.B27]*[.C27]" office:value-type="float" office:value="990" calcext:value-type="float">
            <text:p>990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formula="of:=[.AF26]+EXP([.$R$6])*(350-[.AF26])^[.$R$7]" office:value-type="float" office:value="210.762600429915" calcext:value-type="float">
            <text:p>210.762600429915</text:p>
          </table:table-cell>
          <table:table-cell table:formula="of:=[.AG26]+[.$AC$6]+[.$AC$7]*[.AG26]" office:value-type="float" office:value="210.434544336922" calcext:value-type="float">
            <text:p>210.4345443369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table:formula="of:=([.B28]-[.B27])/([.A28]-[.A2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8])" office:value-type="float" office:value="5.20948615284142" calcext:value-type="float">
            <text:p>5.20948615284142</text:p>
          </table:table-cell>
          <table:table-cell table:formula="of:=LN([.C28])" office:value-type="float" office:value="1.38629436111989" calcext:value-type="float">
            <text:p>1.38629436111989</text:p>
          </table:table-cell>
          <table:table-cell/>
          <table:table-cell table:formula="of:=[.D28]*[.D28]" office:value-type="float" office:value="1" calcext:value-type="float">
            <text:p>1</text:p>
          </table:table-cell>
          <table:table-cell table:formula="of:=[.E28]*[.E28]" office:value-type="float" office:value="27.1387459766465" calcext:value-type="float">
            <text:p>27.1387459766465</text:p>
          </table:table-cell>
          <table:table-cell table:formula="of:=[.D28]*[.E28]" office:value-type="float" office:value="5.20948615284142" calcext:value-type="float">
            <text:p>5.20948615284142</text:p>
          </table:table-cell>
          <table:table-cell table:formula="of:=[.F28]*[.H28]" office:value-type="float" office:value="1.38629436111989" calcext:value-type="float">
            <text:p>1.38629436111989</text:p>
          </table:table-cell>
          <table:table-cell table:formula="of:=[.E28]*[.F28]" office:value-type="float" office:value="7.22188127801622" calcext:value-type="float">
            <text:p>7.22188127801622</text:p>
          </table:table-cell>
          <table:table-cell table:number-columns-repeated="7"/>
          <table:table-cell table:formula="of:=[.B28]*[.D28]" office:value-type="float" office:value="167" calcext:value-type="float">
            <text:p>167</text:p>
          </table:table-cell>
          <table:table-cell table:formula="of:=[.B28]*[.B28]" office:value-type="float" office:value="27889" calcext:value-type="float">
            <text:p>27889</text:p>
          </table:table-cell>
          <table:table-cell table:formula="of:=[.C28]*[.D28]" office:value-type="float" office:value="4" calcext:value-type="float">
            <text:p>4</text:p>
          </table:table-cell>
          <table:table-cell table:formula="of:=[.B28]*[.C28]" office:value-type="float" office:value="668" calcext:value-type="float">
            <text:p>668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formula="of:=[.AF27]+EXP([.$R$6])*(350-[.AF27])^[.$R$7]" office:value-type="float" office:value="213.031634237467" calcext:value-type="float">
            <text:p>213.031634237467</text:p>
          </table:table-cell>
          <table:table-cell table:formula="of:=[.AG27]+[.$AC$6]+[.$AC$7]*[.AG27]" office:value-type="float" office:value="212.006832334874" calcext:value-type="float">
            <text:p>212.00683233487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69" calcext:value-type="float">
            <text:p>169</text:p>
          </table:table-cell>
          <table:table-cell table:formula="of:=([.B29]-[.B28])/([.A29]-[.A2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9])" office:value-type="float" office:value="5.19849703126583" calcext:value-type="float">
            <text:p>5.19849703126583</text:p>
          </table:table-cell>
          <table:table-cell table:formula="of:=LN([.C29])" office:value-type="float" office:value="1.38629436111989" calcext:value-type="float">
            <text:p>1.38629436111989</text:p>
          </table:table-cell>
          <table:table-cell/>
          <table:table-cell table:formula="of:=[.D29]*[.D29]" office:value-type="float" office:value="1" calcext:value-type="float">
            <text:p>1</text:p>
          </table:table-cell>
          <table:table-cell table:formula="of:=[.E29]*[.E29]" office:value-type="float" office:value="27.0243713840796" calcext:value-type="float">
            <text:p>27.0243713840796</text:p>
          </table:table-cell>
          <table:table-cell table:formula="of:=[.D29]*[.E29]" office:value-type="float" office:value="5.19849703126583" calcext:value-type="float">
            <text:p>5.19849703126583</text:p>
          </table:table-cell>
          <table:table-cell table:formula="of:=[.F29]*[.H29]" office:value-type="float" office:value="1.38629436111989" calcext:value-type="float">
            <text:p>1.38629436111989</text:p>
          </table:table-cell>
          <table:table-cell table:formula="of:=[.E29]*[.F29]" office:value-type="float" office:value="7.20664712074231" calcext:value-type="float">
            <text:p>7.20664712074231</text:p>
          </table:table-cell>
          <table:table-cell table:number-columns-repeated="7"/>
          <table:table-cell table:formula="of:=[.B29]*[.D29]" office:value-type="float" office:value="169" calcext:value-type="float">
            <text:p>169</text:p>
          </table:table-cell>
          <table:table-cell table:formula="of:=[.B29]*[.B29]" office:value-type="float" office:value="28561" calcext:value-type="float">
            <text:p>28561</text:p>
          </table:table-cell>
          <table:table-cell table:formula="of:=[.C29]*[.D29]" office:value-type="float" office:value="4" calcext:value-type="float">
            <text:p>4</text:p>
          </table:table-cell>
          <table:table-cell table:formula="of:=[.B29]*[.C29]" office:value-type="float" office:value="676" calcext:value-type="float">
            <text:p>67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  <table:table-cell table:formula="of:=([.B30]-[.B29])/([.A30]-[.A29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0])" office:value-type="float" office:value="5.18738580584076" calcext:value-type="float">
            <text:p>5.18738580584076</text:p>
          </table:table-cell>
          <table:table-cell table:formula="of:=LN([.C30])" office:value-type="float" office:value="1.38629436111989" calcext:value-type="float">
            <text:p>1.38629436111989</text:p>
          </table:table-cell>
          <table:table-cell/>
          <table:table-cell table:formula="of:=[.D30]*[.D30]" office:value-type="float" office:value="1" calcext:value-type="float">
            <text:p>1</text:p>
          </table:table-cell>
          <table:table-cell table:formula="of:=[.E30]*[.E30]" office:value-type="float" office:value="26.9089714986381" calcext:value-type="float">
            <text:p>26.9089714986381</text:p>
          </table:table-cell>
          <table:table-cell table:formula="of:=[.D30]*[.E30]" office:value-type="float" office:value="5.18738580584076" calcext:value-type="float">
            <text:p>5.18738580584076</text:p>
          </table:table-cell>
          <table:table-cell table:formula="of:=[.F30]*[.H30]" office:value-type="float" office:value="1.38629436111989" calcext:value-type="float">
            <text:p>1.38629436111989</text:p>
          </table:table-cell>
          <table:table-cell table:formula="of:=[.E30]*[.F30]" office:value-type="float" office:value="7.1912436915904" calcext:value-type="float">
            <text:p>7.1912436915904</text:p>
          </table:table-cell>
          <table:table-cell table:number-columns-repeated="7"/>
          <table:table-cell table:formula="of:=[.B30]*[.D30]" office:value-type="float" office:value="171" calcext:value-type="float">
            <text:p>171</text:p>
          </table:table-cell>
          <table:table-cell table:formula="of:=[.B30]*[.B30]" office:value-type="float" office:value="29241" calcext:value-type="float">
            <text:p>29241</text:p>
          </table:table-cell>
          <table:table-cell table:formula="of:=[.C30]*[.D30]" office:value-type="float" office:value="4" calcext:value-type="float">
            <text:p>4</text:p>
          </table:table-cell>
          <table:table-cell table:formula="of:=[.B30]*[.C30]"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74" calcext:value-type="float">
            <text:p>174</text:p>
          </table:table-cell>
          <table:table-cell table:formula="of:=([.B31]-[.B30])/([.A31]-[.A30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31])" office:value-type="float" office:value="5.17048399503815" calcext:value-type="float">
            <text:p>5.17048399503815</text:p>
          </table:table-cell>
          <table:table-cell table:formula="of:=LN([.C31])" office:value-type="float" office:value="1.79175946922806" calcext:value-type="float">
            <text:p>1.79175946922806</text:p>
          </table:table-cell>
          <table:table-cell/>
          <table:table-cell table:formula="of:=[.D31]*[.D31]" office:value-type="float" office:value="1" calcext:value-type="float">
            <text:p>1</text:p>
          </table:table-cell>
          <table:table-cell table:formula="of:=[.E31]*[.E31]" office:value-type="float" office:value="26.7339047429457" calcext:value-type="float">
            <text:p>26.7339047429457</text:p>
          </table:table-cell>
          <table:table-cell table:formula="of:=[.D31]*[.E31]" office:value-type="float" office:value="5.17048399503815" calcext:value-type="float">
            <text:p>5.17048399503815</text:p>
          </table:table-cell>
          <table:table-cell table:formula="of:=[.F31]*[.H31]" office:value-type="float" office:value="1.79175946922806" calcext:value-type="float">
            <text:p>1.79175946922806</text:p>
          </table:table-cell>
          <table:table-cell table:formula="of:=[.E31]*[.F31]" office:value-type="float" office:value="9.26426365860171" calcext:value-type="float">
            <text:p>9.26426365860171</text:p>
          </table:table-cell>
          <table:table-cell table:number-columns-repeated="7"/>
          <table:table-cell table:formula="of:=[.B31]*[.D31]" office:value-type="float" office:value="174" calcext:value-type="float">
            <text:p>174</text:p>
          </table:table-cell>
          <table:table-cell table:formula="of:=[.B31]*[.B31]" office:value-type="float" office:value="30276" calcext:value-type="float">
            <text:p>30276</text:p>
          </table:table-cell>
          <table:table-cell table:formula="of:=[.C31]*[.D31]" office:value-type="float" office:value="6" calcext:value-type="float">
            <text:p>6</text:p>
          </table:table-cell>
          <table:table-cell table:formula="of:=[.B31]*[.C31]" office:value-type="float" office:value="1044" calcext:value-type="float">
            <text:p>104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table:formula="of:=([.B32]-[.B31])/([.A32]-[.A31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2])" office:value-type="float" office:value="5.15905529921453" calcext:value-type="float">
            <text:p>5.15905529921453</text:p>
          </table:table-cell>
          <table:table-cell table:formula="of:=LN([.C32])" office:value-type="float" office:value="1.38629436111989" calcext:value-type="float">
            <text:p>1.38629436111989</text:p>
          </table:table-cell>
          <table:table-cell/>
          <table:table-cell table:formula="of:=[.D32]*[.D32]" office:value-type="float" office:value="1" calcext:value-type="float">
            <text:p>1</text:p>
          </table:table-cell>
          <table:table-cell table:formula="of:=[.E32]*[.E32]" office:value-type="float" office:value="26.6158515803535" calcext:value-type="float">
            <text:p>26.6158515803535</text:p>
          </table:table-cell>
          <table:table-cell table:formula="of:=[.D32]*[.E32]" office:value-type="float" office:value="5.15905529921453" calcext:value-type="float">
            <text:p>5.15905529921453</text:p>
          </table:table-cell>
          <table:table-cell table:formula="of:=[.F32]*[.H32]" office:value-type="float" office:value="1.38629436111989" calcext:value-type="float">
            <text:p>1.38629436111989</text:p>
          </table:table-cell>
          <table:table-cell table:formula="of:=[.E32]*[.F32]" office:value-type="float" office:value="7.15196927000679" calcext:value-type="float">
            <text:p>7.15196927000679</text:p>
          </table:table-cell>
          <table:table-cell table:number-columns-repeated="7"/>
          <table:table-cell table:formula="of:=[.B32]*[.D32]" office:value-type="float" office:value="176" calcext:value-type="float">
            <text:p>176</text:p>
          </table:table-cell>
          <table:table-cell table:formula="of:=[.B32]*[.B32]" office:value-type="float" office:value="30976" calcext:value-type="float">
            <text:p>30976</text:p>
          </table:table-cell>
          <table:table-cell table:formula="of:=[.C32]*[.D32]" office:value-type="float" office:value="4" calcext:value-type="float">
            <text:p>4</text:p>
          </table:table-cell>
          <table:table-cell table:formula="of:=[.B32]*[.C32]" office:value-type="float" office:value="704" calcext:value-type="float">
            <text:p>704</text:p>
          </table:table-cell>
          <table:table-cell table:number-columns-repeated="10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80" calcext:value-type="float">
            <text:p>180</text:p>
          </table:table-cell>
          <table:table-cell table:formula="of:=([.B33]-[.B32])/([.A33]-[.A3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33])" office:value-type="float" office:value="5.13579843705026" calcext:value-type="float">
            <text:p>5.13579843705026</text:p>
          </table:table-cell>
          <table:table-cell table:formula="of:=LN([.C33])" office:value-type="float" office:value="2.07944154167984" calcext:value-type="float">
            <text:p>2.07944154167984</text:p>
          </table:table-cell>
          <table:table-cell/>
          <table:table-cell table:formula="of:=[.D33]*[.D33]" office:value-type="float" office:value="1" calcext:value-type="float">
            <text:p>1</text:p>
          </table:table-cell>
          <table:table-cell table:formula="of:=[.E33]*[.E33]" office:value-type="float" office:value="26.3764255860079" calcext:value-type="float">
            <text:p>26.3764255860079</text:p>
          </table:table-cell>
          <table:table-cell table:formula="of:=[.D33]*[.E33]" office:value-type="float" office:value="5.13579843705026" calcext:value-type="float">
            <text:p>5.13579843705026</text:p>
          </table:table-cell>
          <table:table-cell table:formula="of:=[.F33]*[.H33]" office:value-type="float" office:value="2.07944154167984" calcext:value-type="float">
            <text:p>2.07944154167984</text:p>
          </table:table-cell>
          <table:table-cell table:formula="of:=[.E33]*[.F33]" office:value-type="float" office:value="10.6795926196967" calcext:value-type="float">
            <text:p>10.6795926196967</text:p>
          </table:table-cell>
          <table:table-cell table:number-columns-repeated="7"/>
          <table:table-cell table:formula="of:=[.B33]*[.D33]" office:value-type="float" office:value="180" calcext:value-type="float">
            <text:p>180</text:p>
          </table:table-cell>
          <table:table-cell table:formula="of:=[.B33]*[.B33]" office:value-type="float" office:value="32400" calcext:value-type="float">
            <text:p>32400</text:p>
          </table:table-cell>
          <table:table-cell table:formula="of:=[.C33]*[.D33]" office:value-type="float" office:value="8" calcext:value-type="float">
            <text:p>8</text:p>
          </table:table-cell>
          <table:table-cell table:formula="of:=[.B33]*[.C33]"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table:formula="of:=([.B34]-[.B33])/([.A34]-[.A33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34])" office:value-type="float" office:value="5.11799381241676" calcext:value-type="float">
            <text:p>5.11799381241676</text:p>
          </table:table-cell>
          <table:table-cell table:formula="of:=LN([.C34])" office:value-type="float" office:value="1.79175946922806" calcext:value-type="float">
            <text:p>1.79175946922806</text:p>
          </table:table-cell>
          <table:table-cell/>
          <table:table-cell table:formula="of:=[.D34]*[.D34]" office:value-type="float" office:value="1" calcext:value-type="float">
            <text:p>1</text:p>
          </table:table-cell>
          <table:table-cell table:formula="of:=[.E34]*[.E34]" office:value-type="float" office:value="26.1938606639362" calcext:value-type="float">
            <text:p>26.1938606639362</text:p>
          </table:table-cell>
          <table:table-cell table:formula="of:=[.D34]*[.E34]" office:value-type="float" office:value="5.11799381241676" calcext:value-type="float">
            <text:p>5.11799381241676</text:p>
          </table:table-cell>
          <table:table-cell table:formula="of:=[.F34]*[.H34]" office:value-type="float" office:value="1.79175946922806" calcext:value-type="float">
            <text:p>1.79175946922806</text:p>
          </table:table-cell>
          <table:table-cell table:formula="of:=[.E34]*[.F34]" office:value-type="float" office:value="9.17021387684832" calcext:value-type="float">
            <text:p>9.17021387684832</text:p>
          </table:table-cell>
          <table:table-cell table:number-columns-repeated="7"/>
          <table:table-cell table:formula="of:=[.B34]*[.D34]" office:value-type="float" office:value="183" calcext:value-type="float">
            <text:p>183</text:p>
          </table:table-cell>
          <table:table-cell table:formula="of:=[.B34]*[.B34]" office:value-type="float" office:value="33489" calcext:value-type="float">
            <text:p>33489</text:p>
          </table:table-cell>
          <table:table-cell table:formula="of:=[.C34]*[.D34]" office:value-type="float" office:value="6" calcext:value-type="float">
            <text:p>6</text:p>
          </table:table-cell>
          <table:table-cell table:formula="of:=[.B34]*[.C34]" office:value-type="float" office:value="1098" calcext:value-type="float">
            <text:p>1098</text:p>
          </table:table-cell>
          <table:table-cell table:number-columns-repeated="10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85" calcext:value-type="float">
            <text:p>185</text:p>
          </table:table-cell>
          <table:table-cell table:formula="of:=([.B35]-[.B34])/([.A35]-[.A3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5])" office:value-type="float" office:value="5.10594547390058" calcext:value-type="float">
            <text:p>5.10594547390058</text:p>
          </table:table-cell>
          <table:table-cell table:formula="of:=LN([.C35])" office:value-type="float" office:value="1.38629436111989" calcext:value-type="float">
            <text:p>1.38629436111989</text:p>
          </table:table-cell>
          <table:table-cell/>
          <table:table-cell table:formula="of:=[.D35]*[.D35]" office:value-type="float" office:value="1" calcext:value-type="float">
            <text:p>1</text:p>
          </table:table-cell>
          <table:table-cell table:formula="of:=[.E35]*[.E35]" office:value-type="float" office:value="26.0706791824458" calcext:value-type="float">
            <text:p>26.0706791824458</text:p>
          </table:table-cell>
          <table:table-cell table:formula="of:=[.D35]*[.E35]" office:value-type="float" office:value="5.10594547390058" calcext:value-type="float">
            <text:p>5.10594547390058</text:p>
          </table:table-cell>
          <table:table-cell table:formula="of:=[.F35]*[.H35]" office:value-type="float" office:value="1.38629436111989" calcext:value-type="float">
            <text:p>1.38629436111989</text:p>
          </table:table-cell>
          <table:table-cell table:formula="of:=[.E35]*[.F35]" office:value-type="float" office:value="7.078343418654" calcext:value-type="float">
            <text:p>7.078343418654</text:p>
          </table:table-cell>
          <table:table-cell table:number-columns-repeated="7"/>
          <table:table-cell table:formula="of:=[.B35]*[.D35]" office:value-type="float" office:value="185" calcext:value-type="float">
            <text:p>185</text:p>
          </table:table-cell>
          <table:table-cell table:formula="of:=[.B35]*[.B35]" office:value-type="float" office:value="34225" calcext:value-type="float">
            <text:p>34225</text:p>
          </table:table-cell>
          <table:table-cell table:formula="of:=[.C35]*[.D35]" office:value-type="float" office:value="4" calcext:value-type="float">
            <text:p>4</text:p>
          </table:table-cell>
          <table:table-cell table:formula="of:=[.B35]*[.C35]"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table:formula="of:=([.B36]-[.B35])/([.A36]-[.A3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36])" office:value-type="float" office:value="5.08140436498446" calcext:value-type="float">
            <text:p>5.08140436498446</text:p>
          </table:table-cell>
          <table:table-cell table:formula="of:=LN([.C36])" office:value-type="float" office:value="2.07944154167984" calcext:value-type="float">
            <text:p>2.07944154167984</text:p>
          </table:table-cell>
          <table:table-cell/>
          <table:table-cell table:formula="of:=[.D36]*[.D36]" office:value-type="float" office:value="1" calcext:value-type="float">
            <text:p>1</text:p>
          </table:table-cell>
          <table:table-cell table:formula="of:=[.E36]*[.E36]" office:value-type="float" office:value="25.8206703204832" calcext:value-type="float">
            <text:p>25.8206703204832</text:p>
          </table:table-cell>
          <table:table-cell table:formula="of:=[.D36]*[.E36]" office:value-type="float" office:value="5.08140436498446" calcext:value-type="float">
            <text:p>5.08140436498446</text:p>
          </table:table-cell>
          <table:table-cell table:formula="of:=[.F36]*[.H36]" office:value-type="float" office:value="2.07944154167984" calcext:value-type="float">
            <text:p>2.07944154167984</text:p>
          </table:table-cell>
          <table:table-cell table:formula="of:=[.E36]*[.F36]" office:value-type="float" office:value="10.5664833266219" calcext:value-type="float">
            <text:p>10.5664833266219</text:p>
          </table:table-cell>
          <table:table-cell table:number-columns-repeated="7"/>
          <table:table-cell table:formula="of:=[.B36]*[.D36]" office:value-type="float" office:value="189" calcext:value-type="float">
            <text:p>189</text:p>
          </table:table-cell>
          <table:table-cell table:formula="of:=[.B36]*[.B36]" office:value-type="float" office:value="35721" calcext:value-type="float">
            <text:p>35721</text:p>
          </table:table-cell>
          <table:table-cell table:formula="of:=[.C36]*[.D36]" office:value-type="float" office:value="8" calcext:value-type="float">
            <text:p>8</text:p>
          </table:table-cell>
          <table:table-cell table:formula="of:=[.B36]*[.C36]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90" calcext:value-type="float">
            <text:p>190</text:p>
          </table:table-cell>
          <table:table-cell table:formula="of:=([.B37]-[.B36])/([.A37]-[.A36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N(350-[.B37])" office:value-type="float" office:value="5.07517381523383" calcext:value-type="float">
            <text:p>5.07517381523383</text:p>
          </table:table-cell>
          <table:table-cell table:formula="of:=LN([.C37])" office:value-type="float" office:value="0.693147180559945" calcext:value-type="float">
            <text:p>0.693147180559945</text:p>
          </table:table-cell>
          <table:table-cell/>
          <table:table-cell table:formula="of:=[.D37]*[.D37]" office:value-type="float" office:value="1" calcext:value-type="float">
            <text:p>1</text:p>
          </table:table-cell>
          <table:table-cell table:formula="of:=[.E37]*[.E37]" office:value-type="float" office:value="25.7573892548351" calcext:value-type="float">
            <text:p>25.7573892548351</text:p>
          </table:table-cell>
          <table:table-cell table:formula="of:=[.D37]*[.E37]" office:value-type="float" office:value="5.07517381523383" calcext:value-type="float">
            <text:p>5.07517381523383</text:p>
          </table:table-cell>
          <table:table-cell table:formula="of:=[.F37]*[.H37]" office:value-type="float" office:value="0.693147180559945" calcext:value-type="float">
            <text:p>0.693147180559945</text:p>
          </table:table-cell>
          <table:table-cell table:formula="of:=[.E37]*[.F37]" office:value-type="float" office:value="3.51784242088099" calcext:value-type="float">
            <text:p>3.51784242088099</text:p>
          </table:table-cell>
          <table:table-cell table:number-columns-repeated="7"/>
          <table:table-cell table:formula="of:=[.B37]*[.D37]" office:value-type="float" office:value="190" calcext:value-type="float">
            <text:p>190</text:p>
          </table:table-cell>
          <table:table-cell table:formula="of:=[.B37]*[.B37]" office:value-type="float" office:value="36100" calcext:value-type="float">
            <text:p>36100</text:p>
          </table:table-cell>
          <table:table-cell table:formula="of:=[.C37]*[.D37]" office:value-type="float" office:value="2" calcext:value-type="float">
            <text:p>2</text:p>
          </table:table-cell>
          <table:table-cell table:formula="of:=[.B37]*[.C37]"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formula="of:=([.B38]-[.B37])/([.A38]-[.A3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8])" office:value-type="float" office:value="5.06259503302697" calcext:value-type="float">
            <text:p>5.06259503302697</text:p>
          </table:table-cell>
          <table:table-cell table:formula="of:=LN([.C38])" office:value-type="float" office:value="1.38629436111989" calcext:value-type="float">
            <text:p>1.38629436111989</text:p>
          </table:table-cell>
          <table:table-cell/>
          <table:table-cell table:formula="of:=[.D38]*[.D38]" office:value-type="float" office:value="1" calcext:value-type="float">
            <text:p>1</text:p>
          </table:table-cell>
          <table:table-cell table:formula="of:=[.E38]*[.E38]" office:value-type="float" office:value="25.6298684684293" calcext:value-type="float">
            <text:p>25.6298684684293</text:p>
          </table:table-cell>
          <table:table-cell table:formula="of:=[.D38]*[.E38]" office:value-type="float" office:value="5.06259503302697" calcext:value-type="float">
            <text:p>5.06259503302697</text:p>
          </table:table-cell>
          <table:table-cell table:formula="of:=[.F38]*[.H38]" office:value-type="float" office:value="1.38629436111989" calcext:value-type="float">
            <text:p>1.38629436111989</text:p>
          </table:table-cell>
          <table:table-cell table:formula="of:=[.E38]*[.F38]" office:value-type="float" office:value="7.01824694691885" calcext:value-type="float">
            <text:p>7.01824694691885</text:p>
          </table:table-cell>
          <table:table-cell table:number-columns-repeated="7"/>
          <table:table-cell table:formula="of:=[.B38]*[.D38]" office:value-type="float" office:value="192" calcext:value-type="float">
            <text:p>192</text:p>
          </table:table-cell>
          <table:table-cell table:formula="of:=[.B38]*[.B38]" office:value-type="float" office:value="36864" calcext:value-type="float">
            <text:p>36864</text:p>
          </table:table-cell>
          <table:table-cell table:formula="of:=[.C38]*[.D38]" office:value-type="float" office:value="4" calcext:value-type="float">
            <text:p>4</text:p>
          </table:table-cell>
          <table:table-cell table:formula="of:=[.B38]*[.C38]" office:value-type="float" office:value="768" calcext:value-type="float">
            <text:p>768</text:p>
          </table:table-cell>
          <table:table-cell table:number-columns-repeated="10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4" calcext:value-type="float">
            <text:p>194</text:p>
          </table:table-cell>
          <table:table-cell table:formula="of:=([.B39]-[.B38])/([.A39]-[.A3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9])" office:value-type="float" office:value="5.04985600724954" calcext:value-type="float">
            <text:p>5.04985600724954</text:p>
          </table:table-cell>
          <table:table-cell table:formula="of:=LN([.C39])" office:value-type="float" office:value="1.38629436111989" calcext:value-type="float">
            <text:p>1.38629436111989</text:p>
          </table:table-cell>
          <table:table-cell/>
          <table:table-cell table:formula="of:=[.D39]*[.D39]" office:value-type="float" office:value="1" calcext:value-type="float">
            <text:p>1</text:p>
          </table:table-cell>
          <table:table-cell table:formula="of:=[.E39]*[.E39]" office:value-type="float" office:value="25.5010456939542" calcext:value-type="float">
            <text:p>25.5010456939542</text:p>
          </table:table-cell>
          <table:table-cell table:formula="of:=[.D39]*[.E39]" office:value-type="float" office:value="5.04985600724954" calcext:value-type="float">
            <text:p>5.04985600724954</text:p>
          </table:table-cell>
          <table:table-cell table:formula="of:=[.F39]*[.H39]" office:value-type="float" office:value="1.38629436111989" calcext:value-type="float">
            <text:p>1.38629436111989</text:p>
          </table:table-cell>
          <table:table-cell table:formula="of:=[.E39]*[.F39]" office:value-type="float" office:value="7.00058690731744" calcext:value-type="float">
            <text:p>7.00058690731744</text:p>
          </table:table-cell>
          <table:table-cell table:number-columns-repeated="7"/>
          <table:table-cell table:formula="of:=[.B39]*[.D39]" office:value-type="float" office:value="194" calcext:value-type="float">
            <text:p>194</text:p>
          </table:table-cell>
          <table:table-cell table:formula="of:=[.B39]*[.B39]" office:value-type="float" office:value="37636" calcext:value-type="float">
            <text:p>37636</text:p>
          </table:table-cell>
          <table:table-cell table:formula="of:=[.C39]*[.D39]" office:value-type="float" office:value="4" calcext:value-type="float">
            <text:p>4</text:p>
          </table:table-cell>
          <table:table-cell table:formula="of:=[.B39]*[.C39]" office:value-type="float" office:value="776" calcext:value-type="float">
            <text:p>776</text:p>
          </table:table-cell>
          <table:table-cell table:number-columns-repeated="10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96" calcext:value-type="float">
            <text:p>196</text:p>
          </table:table-cell>
          <table:table-cell table:formula="of:=([.B40]-[.B39])/([.A40]-[.A39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N(350-[.B40])" office:value-type="float" office:value="5.03695260241363" calcext:value-type="float">
            <text:p>5.03695260241363</text:p>
          </table:table-cell>
          <table:table-cell table:formula="of:=LN([.C40])" office:value-type="float" office:value="0.693147180559945" calcext:value-type="float">
            <text:p>0.693147180559945</text:p>
          </table:table-cell>
          <table:table-cell/>
          <table:table-cell table:formula="of:=[.D40]*[.D40]" office:value-type="float" office:value="1" calcext:value-type="float">
            <text:p>1</text:p>
          </table:table-cell>
          <table:table-cell table:formula="of:=[.E40]*[.E40]" office:value-type="float" office:value="25.3708915189614" calcext:value-type="float">
            <text:p>25.3708915189614</text:p>
          </table:table-cell>
          <table:table-cell table:formula="of:=[.D40]*[.E40]" office:value-type="float" office:value="5.03695260241363" calcext:value-type="float">
            <text:p>5.03695260241363</text:p>
          </table:table-cell>
          <table:table-cell table:formula="of:=[.F40]*[.H40]" office:value-type="float" office:value="0.693147180559945" calcext:value-type="float">
            <text:p>0.693147180559945</text:p>
          </table:table-cell>
          <table:table-cell table:formula="of:=[.E40]*[.F40]" office:value-type="float" office:value="3.49134949497709" calcext:value-type="float">
            <text:p>3.49134949497709</text:p>
          </table:table-cell>
          <table:table-cell table:number-columns-repeated="7"/>
          <table:table-cell table:formula="of:=[.B40]*[.D40]" office:value-type="float" office:value="196" calcext:value-type="float">
            <text:p>196</text:p>
          </table:table-cell>
          <table:table-cell table:formula="of:=[.B40]*[.B40]" office:value-type="float" office:value="38416" calcext:value-type="float">
            <text:p>38416</text:p>
          </table:table-cell>
          <table:table-cell table:formula="of:=[.C40]*[.D40]" office:value-type="float" office:value="2" calcext:value-type="float">
            <text:p>2</text:p>
          </table:table-cell>
          <table:table-cell table:formula="of:=[.B40]*[.C40]"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98" calcext:value-type="float">
            <text:p>198</text:p>
          </table:table-cell>
          <table:table-cell table:formula="of:=([.B41]-[.B40])/([.A41]-[.A4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N(350-[.B41])" office:value-type="float" office:value="5.02388052084628" calcext:value-type="float">
            <text:p>5.02388052084628</text:p>
          </table:table-cell>
          <table:table-cell table:formula="of:=LN([.C41])" office:value-type="float" office:value="0.693147180559945" calcext:value-type="float">
            <text:p>0.693147180559945</text:p>
          </table:table-cell>
          <table:table-cell/>
          <table:table-cell table:formula="of:=[.D41]*[.D41]" office:value-type="float" office:value="1" calcext:value-type="float">
            <text:p>1</text:p>
          </table:table-cell>
          <table:table-cell table:formula="of:=[.E41]*[.E41]" office:value-type="float" office:value="25.2393754877387" calcext:value-type="float">
            <text:p>25.2393754877387</text:p>
          </table:table-cell>
          <table:table-cell table:formula="of:=[.D41]*[.E41]" office:value-type="float" office:value="5.02388052084628" calcext:value-type="float">
            <text:p>5.02388052084628</text:p>
          </table:table-cell>
          <table:table-cell table:formula="of:=[.F41]*[.H41]" office:value-type="float" office:value="0.693147180559945" calcext:value-type="float">
            <text:p>0.693147180559945</text:p>
          </table:table-cell>
          <table:table-cell table:formula="of:=[.E41]*[.F41]" office:value-type="float" office:value="3.48228861849463" calcext:value-type="float">
            <text:p>3.48228861849463</text:p>
          </table:table-cell>
          <table:table-cell table:number-columns-repeated="7"/>
          <table:table-cell table:formula="of:=[.B41]*[.D41]" office:value-type="float" office:value="198" calcext:value-type="float">
            <text:p>198</text:p>
          </table:table-cell>
          <table:table-cell table:formula="of:=[.B41]*[.B41]" office:value-type="float" office:value="39204" calcext:value-type="float">
            <text:p>39204</text:p>
          </table:table-cell>
          <table:table-cell table:formula="of:=[.C41]*[.D41]" office:value-type="float" office:value="2" calcext:value-type="float">
            <text:p>2</text:p>
          </table:table-cell>
          <table:table-cell table:formula="of:=[.B41]*[.C41]"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table:formula="of:=([.B42]-[.B41])/([.A42]-[.A41])" office:value-type="float" office:value="1.27272727272727" calcext:value-type="float">
            <text:p>1.27272727272727</text:p>
          </table:table-cell>
          <table:table-cell office:value-type="float" office:value="1" calcext:value-type="float">
            <text:p>1</text:p>
          </table:table-cell>
          <table:table-cell table:formula="of:=LN(350-[.B42])" office:value-type="float" office:value="4.97673374242057" calcext:value-type="float">
            <text:p>4.97673374242057</text:p>
          </table:table-cell>
          <table:table-cell table:formula="of:=LN([.C42])" office:value-type="float" office:value="0.241162056816888" calcext:value-type="float">
            <text:p>0.241162056816888</text:p>
          </table:table-cell>
          <table:table-cell/>
          <table:table-cell table:formula="of:=[.D42]*[.D42]" office:value-type="float" office:value="1" calcext:value-type="float">
            <text:p>1</text:p>
          </table:table-cell>
          <table:table-cell table:formula="of:=[.E42]*[.E42]" office:value-type="float" office:value="24.7678787429475" calcext:value-type="float">
            <text:p>24.7678787429475</text:p>
          </table:table-cell>
          <table:table-cell table:formula="of:=[.D42]*[.E42]" office:value-type="float" office:value="4.97673374242057" calcext:value-type="float">
            <text:p>4.97673374242057</text:p>
          </table:table-cell>
          <table:table-cell table:formula="of:=[.F42]*[.H42]" office:value-type="float" office:value="0.241162056816888" calcext:value-type="float">
            <text:p>0.241162056816888</text:p>
          </table:table-cell>
          <table:table-cell table:formula="of:=[.E42]*[.F42]" office:value-type="float" office:value="1.20019934555215" calcext:value-type="float">
            <text:p>1.20019934555215</text:p>
          </table:table-cell>
          <table:table-cell table:number-columns-repeated="7"/>
          <table:table-cell table:formula="of:=[.B42]*[.D42]" office:value-type="float" office:value="205" calcext:value-type="float">
            <text:p>205</text:p>
          </table:table-cell>
          <table:table-cell table:formula="of:=[.B42]*[.B42]" office:value-type="float" office:value="42025" calcext:value-type="float">
            <text:p>42025</text:p>
          </table:table-cell>
          <table:table-cell table:formula="of:=[.C42]*[.D42]" office:value-type="float" office:value="1.27272727272727" calcext:value-type="float">
            <text:p>1.27272727272727</text:p>
          </table:table-cell>
          <table:table-cell table:formula="of:=[.B42]*[.C42]" office:value-type="float" office:value="260.909090909091" calcext:value-type="float">
            <text:p>260.909090909091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table:formula="of:=SUM([.H3:.H42])" office:value-type="float" office:value="40" calcext:value-type="float">
            <text:p>40</text:p>
          </table:table-cell>
          <table:table-cell table:formula="of:=SUM([.I3:.I42])" office:value-type="float" office:value="1119.62787852095" calcext:value-type="float">
            <text:p>1119.62787852095</text:p>
          </table:table-cell>
          <table:table-cell table:formula="of:=SUM([.J3:.J42])" office:value-type="float" office:value="211.509866954071" calcext:value-type="float">
            <text:p>211.509866954071</text:p>
          </table:table-cell>
          <table:table-cell table:formula="of:=SUM([.K3:.K42])" office:value-type="float" office:value="69.1245011544961" calcext:value-type="float">
            <text:p>69.1245011544961</text:p>
          </table:table-cell>
          <table:table-cell table:formula="of:=SUM([.L3:.L42])" office:value-type="float" office:value="368.659387758178" calcext:value-type="float">
            <text:p>368.659387758178</text:p>
          </table:table-cell>
          <table:table-cell table:number-columns-repeated="7"/>
          <table:table-cell table:formula="of:=SUM([.T3:.T42])" office:value-type="float" office:value="5962" calcext:value-type="float">
            <text:p>5962</text:p>
          </table:table-cell>
          <table:table-cell table:formula="of:=SUM([.U3:.U42])" office:value-type="float" office:value="938934" calcext:value-type="float">
            <text:p>938934</text:p>
          </table:table-cell>
          <table:table-cell table:formula="of:=SUM([.V3:.V42])" office:value-type="float" office:value="261.272727272727" calcext:value-type="float">
            <text:p>261.272727272727</text:p>
          </table:table-cell>
          <table:table-cell table:formula="of:=SUM([.W3:.W42])" office:value-type="float" office:value="34878.9090909091" calcext:value-type="float">
            <text:p>34878.9090909091</text:p>
          </table:table-cell>
          <table:table-cell table:number-columns-repeated="10"/>
        </table:table-row>
      </table:table>
      <table:table table:name="Brownies-by-minute" table:style-name="ta1">
        <table:shapes>
          <draw:frame draw:z-index="0" draw:style-name="gr1" draw:text-style-name="P1" svg:width="6.2988in" svg:height="3.5429in" svg:x="11.7547in" svg:y="0.3531in">
            <draw:object draw:notify-on-update-of-ranges="'Brownies-by-minute'.A3:'Brownies-by-minute'.A29 'Brownies-by-minute'.D3:'Brownies-by-minute'.D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1.7413in" svg:y="4.4732in">
            <draw:object draw:notify-on-update-of-ranges="'Brownies-by-minute'.E3:'Brownies-by-minute'.E28 'Brownies-by-minute'.F3:'Brownies-by-minute'.F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 =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3" office:value-type="string" calcext:value-type="string">
            <text:p>MODEL: deltaT = a0 + a1(M-T)</text:p>
          </table:table-cell>
          <table:table-cell table:number-columns-repeated="12"/>
          <table:table-cell office:value-type="string" calcext:value-type="string">
            <text:p>Simulation</text:p>
          </table:table-cell>
          <table:table-cell table:number-columns-repeated="4"/>
          <table:table-cell table:style-name="ce3" office:value-type="string" calcext:value-type="string">
            <text:p>PROBLEM: deltaT can be negative!!!</text:p>
          </table:table-cell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time (min)</text:p>
          </table:table-cell>
          <table:table-cell office:value-type="string" calcext:value-type="string">
            <text:p>real (F)</text:p>
          </table:table-cell>
          <table:table-cell office:value-type="string" calcext:value-type="string">
            <text:p>fake (F)</text:p>
          </table:table-cell>
          <table:table-cell office:value-type="string" calcext:value-type="string">
            <text:p>use (F)</text:p>
          </table:table-cell>
          <table:table-cell office:value-type="string" calcext:value-type="string">
            <text:p>M-T</text:p>
          </table:table-cell>
          <table:table-cell office:value-type="string" calcext:value-type="string">
            <text:p>deltaT</text:p>
          </table:table-cell>
          <table:table-cell/>
          <table:table-cell office:value-type="string" calcext:value-type="string">
            <text:p>(M-T).(M-T)</text:p>
          </table:table-cell>
          <table:table-cell office:value-type="string" calcext:value-type="string">
            <text:p>(M-T).deltaT</text:p>
          </table:table-cell>
          <table:table-cell table:number-columns-repeated="7"/>
          <table:table-cell office:value-type="string" calcext:value-type="string">
            <text:p>hat(deltaT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T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C3]" office:value-type="float" office:value="66" calcext:value-type="float">
            <text:p>66</text:p>
          </table:table-cell>
          <table:table-cell table:formula="of:=[.$B$1]-[.D3]" office:value-type="float" office:value="284" calcext:value-type="float">
            <text:p>284</text:p>
          </table:table-cell>
          <table:table-cell table:formula="of:=[.D4]-[.D3]" office:value-type="float" office:value="16" calcext:value-type="float">
            <text:p>16</text:p>
          </table:table-cell>
          <table:table-cell/>
          <table:table-cell table:formula="of:=[.E3]*[.E3]" office:value-type="float" office:value="80656" calcext:value-type="float">
            <text:p>80656</text:p>
          </table:table-cell>
          <table:table-cell table:formula="of:=[.E3]*[.F3]" office:value-type="float" office:value="4544" calcext:value-type="float">
            <text:p>4544</text:p>
          </table:table-cell>
          <table:table-cell/>
          <table:table-cell office:value-type="string" calcext:value-type="string">
            <text:p>Normal Equations</text:p>
          </table:table-cell>
          <table:table-cell table:number-columns-repeated="5"/>
          <table:table-cell table:formula="of:=[.$O$7]+[.$O$8]*[.E3]" office:value-type="float" office:value="14.7009370397784" calcext:value-type="float">
            <text:p>14.7009370397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$O$7]+[.$O$8]*([.$B$1]-[.T3])" office:value-type="float" office:value="14.7009370397784" calcext:value-type="float">
            <text:p>14.700937039778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66" calcext:value-type="float">
            <text:p>66</text:p>
          </table:table-cell>
          <table:table-cell table:formula="of:=[.$O$7]+[.$O$8]*([.X3]-[.Y3])" office:value-type="float" office:value="-12.9201303309399" calcext:value-type="float">
            <text:p>-12.9201303309399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[.C4]" office:value-type="float" office:value="82" calcext:value-type="float">
            <text:p>82</text:p>
          </table:table-cell>
          <table:table-cell table:formula="of:=[.$B$1]-[.D4]" office:value-type="float" office:value="268" calcext:value-type="float">
            <text:p>268</text:p>
          </table:table-cell>
          <table:table-cell table:formula="of:=[.D5]-[.D4]" office:value-type="float" office:value="15" calcext:value-type="float">
            <text:p>15</text:p>
          </table:table-cell>
          <table:table-cell/>
          <table:table-cell table:formula="of:=[.E4]*[.E4]" office:value-type="float" office:value="71824" calcext:value-type="float">
            <text:p>71824</text:p>
          </table:table-cell>
          <table:table-cell table:formula="of:=[.E4]*[.F4]" office:value-type="float" office:value="4020" calcext:value-type="float">
            <text:p>4020</text:p>
          </table:table-cell>
          <table:table-cell/>
          <table:table-cell table:formula="of:=COUNTA([.F3:.F29])" office:value-type="float" office:value="26" calcext:value-type="float">
            <text:p>26</text:p>
          </table:table-cell>
          <table:table-cell table:formula="of:=[.E31]" office:value-type="float" office:value="4936" calcext:value-type="float">
            <text:p>4936</text:p>
          </table:table-cell>
          <table:table-cell table:style-name="ce1" office:value-type="string" calcext:value-type="string">
            <text:p>a0</text:p>
          </table:table-cell>
          <table:table-cell table:style-name="ce2" office:value-type="string" calcext:value-type="string">
            <text:p>“=”</text:p>
          </table:table-cell>
          <table:table-cell table:formula="of:=[.F31]" office:value-type="float" office:value="139" calcext:value-type="float">
            <text:p>139</text:p>
          </table:table-cell>
          <table:table-cell/>
          <table:table-cell table:formula="of:=[.$O$7]+[.$O$8]*[.E4]" office:value-type="float" office:value="13.1112353206004" calcext:value-type="float">
            <text:p>13.1112353206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]+[.U3]" office:value-type="float" office:value="80.7009370397784" calcext:value-type="float">
            <text:p>80.7009370397784</text:p>
          </table:table-cell>
          <table:table-cell table:formula="of:=[.$O$7]+[.$O$8]*([.$B$1]-[.T4])" office:value-type="float" office:value="13.2403054844244" calcext:value-type="float">
            <text:p>13.2403054844244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X3]+20.88" office:value-type="float" office:value="92.88" calcext:value-type="float">
            <text:p>92.88</text:p>
          </table:table-cell>
          <table:table-cell table:formula="of:=[.Y3]+[.Z3]" office:value-type="float" office:value="53.0798696690601" calcext:value-type="float">
            <text:p>53.0798696690601</text:p>
          </table:table-cell>
          <table:table-cell table:formula="of:=[.$O$7]+[.$O$8]*([.X4]-[.Y4])" office:value-type="float" office:value="-9.56187249996882" calcext:value-type="float">
            <text:p>-9.5618724999688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table:formula="of:=[.C5]" office:value-type="float" office:value="97" calcext:value-type="float">
            <text:p>97</text:p>
          </table:table-cell>
          <table:table-cell table:formula="of:=[.$B$1]-[.D5]" office:value-type="float" office:value="253" calcext:value-type="float">
            <text:p>253</text:p>
          </table:table-cell>
          <table:table-cell table:formula="of:=[.D6]-[.D5]" office:value-type="float" office:value="11" calcext:value-type="float">
            <text:p>11</text:p>
          </table:table-cell>
          <table:table-cell/>
          <table:table-cell table:formula="of:=[.E5]*[.E5]" office:value-type="float" office:value="64009" calcext:value-type="float">
            <text:p>64009</text:p>
          </table:table-cell>
          <table:table-cell table:formula="of:=[.E5]*[.F5]" office:value-type="float" office:value="2783" calcext:value-type="float">
            <text:p>2783</text:p>
          </table:table-cell>
          <table:table-cell/>
          <table:table-cell table:formula="of:=[.E31]" office:value-type="float" office:value="4936" calcext:value-type="float">
            <text:p>4936</text:p>
          </table:table-cell>
          <table:table-cell table:formula="of:=[.H31]" office:value-type="float" office:value="977404" calcext:value-type="float">
            <text:p>977404</text:p>
          </table:table-cell>
          <table:table-cell table:style-name="ce1" office:value-type="string" calcext:value-type="string">
            <text:p>a1</text:p>
          </table:table-cell>
          <table:table-cell table:style-name="ce2"/>
          <table:table-cell table:formula="of:=[.I31]" office:value-type="float" office:value="30395" calcext:value-type="float">
            <text:p>30395</text:p>
          </table:table-cell>
          <table:table-cell/>
          <table:table-cell table:formula="of:=[.$O$7]+[.$O$8]*[.E5]" office:value-type="float" office:value="11.620889958871" calcext:value-type="float">
            <text:p>11.62088995887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T4]+[.U4]" office:value-type="float" office:value="93.9412425242029" calcext:value-type="float">
            <text:p>93.9412425242029</text:p>
          </table:table-cell>
          <table:table-cell table:formula="of:=[.$O$7]+[.$O$8]*([.$B$1]-[.T5])" office:value-type="float" office:value="11.924796959985" calcext:value-type="float">
            <text:p>11.924796959985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X4]+20.88" office:value-type="float" office:value="113.76" calcext:value-type="float">
            <text:p>113.76</text:p>
          </table:table-cell>
          <table:table-cell table:formula="of:=[.Y4]+[.Z4]" office:value-type="float" office:value="43.5179971690913" calcext:value-type="float">
            <text:p>43.5179971690913</text:p>
          </table:table-cell>
          <table:table-cell table:formula="of:=[.$O$7]+[.$O$8]*([.X5]-[.Y5])" office:value-type="float" office:value="-6.53727893445639" calcext:value-type="float">
            <text:p>-6.53727893445639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table:formula="of:=[.C6]" office:value-type="float" office:value="108" calcext:value-type="float">
            <text:p>108</text:p>
          </table:table-cell>
          <table:table-cell table:formula="of:=[.$B$1]-[.D6]" office:value-type="float" office:value="242" calcext:value-type="float">
            <text:p>242</text:p>
          </table:table-cell>
          <table:table-cell table:formula="of:=[.D7]-[.D6]" office:value-type="float" office:value="9" calcext:value-type="float">
            <text:p>9</text:p>
          </table:table-cell>
          <table:table-cell/>
          <table:table-cell table:formula="of:=[.E6]*[.E6]" office:value-type="float" office:value="58564" calcext:value-type="float">
            <text:p>58564</text:p>
          </table:table-cell>
          <table:table-cell table:formula="of:=[.E6]*[.F6]" office:value-type="float" office:value="2178" calcext:value-type="float">
            <text:p>2178</text:p>
          </table:table-cell>
          <table:table-cell table:number-columns-repeated="7"/>
          <table:table-cell table:formula="of:=[.$O$7]+[.$O$8]*[.E6]" office:value-type="float" office:value="10.5279700269361" calcext:value-type="float">
            <text:p>10.527970026936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5]+[.U5]" office:value-type="float" office:value="105.866039484188" calcext:value-type="float">
            <text:p>105.866039484188</text:p>
          </table:table-cell>
          <table:table-cell table:formula="of:=[.$O$7]+[.$O$8]*([.$B$1]-[.T6])" office:value-type="float" office:value="10.7399925707264" calcext:value-type="float">
            <text:p>10.7399925707264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X5]+20.88" office:value-type="float" office:value="134.64" calcext:value-type="float">
            <text:p>134.64</text:p>
          </table:table-cell>
          <table:table-cell table:formula="of:=[.Y5]+[.Z5]" office:value-type="float" office:value="36.9807182346349" calcext:value-type="float">
            <text:p>36.9807182346349</text:p>
          </table:table-cell>
          <table:table-cell table:formula="of:=[.$O$7]+[.$O$8]*([.X6]-[.Y6])" office:value-type="float" office:value="-3.81319796837584" calcext:value-type="float">
            <text:p>-3.8131979683758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formula="of:=[.C7]" office:value-type="float" office:value="117" calcext:value-type="float">
            <text:p>117</text:p>
          </table:table-cell>
          <table:table-cell table:formula="of:=[.$B$1]-[.D7]" office:value-type="float" office:value="233" calcext:value-type="float">
            <text:p>233</text:p>
          </table:table-cell>
          <table:table-cell table:formula="of:=[.D8]-[.D7]" office:value-type="float" office:value="9" calcext:value-type="float">
            <text:p>9</text:p>
          </table:table-cell>
          <table:table-cell/>
          <table:table-cell table:formula="of:=[.E7]*[.E7]" office:value-type="float" office:value="54289" calcext:value-type="float">
            <text:p>54289</text:p>
          </table:table-cell>
          <table:table-cell table:formula="of:=[.E7]*[.F7]" office:value-type="float" office:value="2097" calcext:value-type="float">
            <text:p>2097</text:p>
          </table:table-cell>
          <table:table-cell/>
          <table:table-cell office:value-type="string" calcext:value-type="string">
            <text:p>det =</text:p>
          </table:table-cell>
          <table:table-cell table:formula="of:=[.K4]*[.L5]-[.L4]*[.K5]" office:value-type="float" office:value="1048408" calcext:value-type="float">
            <text:p>1048408</text:p>
          </table:table-cell>
          <table:table-cell table:style-name="ce1" office:value-type="string" calcext:value-type="string">
            <text:p>sol</text:p>
          </table:table-cell>
          <table:table-cell table:style-name="ce2" office:value-type="string" calcext:value-type="string">
            <text:p>“=”</text:p>
          </table:table-cell>
          <table:table-cell table:formula="of:=[.K8]*[.O4]+[.L8]*[.O5]" office:value-type="float" office:value="-13.5162684756316" calcext:value-type="float">
            <text:p>-13.5162684756316</text:p>
          </table:table-cell>
          <table:table-cell/>
          <table:table-cell table:formula="of:=[.$O$7]+[.$O$8]*[.E7]" office:value-type="float" office:value="9.63376280989845" calcext:value-type="float">
            <text:p>9.6337628098984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6]+[.U6]" office:value-type="float" office:value="116.606032054914" calcext:value-type="float">
            <text:p>116.606032054914</text:p>
          </table:table-cell>
          <table:table-cell table:formula="of:=[.$O$7]+[.$O$8]*([.$B$1]-[.T7])" office:value-type="float" office:value="9.6729060298737" calcext:value-type="float">
            <text:p>9.6729060298737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[.X6]+20.88" office:value-type="float" office:value="155.52" calcext:value-type="float">
            <text:p>155.52</text:p>
          </table:table-cell>
          <table:table-cell table:formula="of:=[.Y6]+[.Z6]" office:value-type="float" office:value="33.1675202662591" calcext:value-type="float">
            <text:p>33.1675202662591</text:p>
          </table:table-cell>
          <table:table-cell table:formula="of:=[.$O$7]+[.$O$8]*([.X7]-[.Y7])" office:value-type="float" office:value="-1.35977176448018" calcext:value-type="float">
            <text:p>-1.35977176448018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table:formula="of:=[.C8]" office:value-type="float" office:value="126" calcext:value-type="float">
            <text:p>126</text:p>
          </table:table-cell>
          <table:table-cell table:formula="of:=[.$B$1]-[.D8]" office:value-type="float" office:value="224" calcext:value-type="float">
            <text:p>224</text:p>
          </table:table-cell>
          <table:table-cell table:formula="of:=[.D9]-[.D8]" office:value-type="float" office:value="9" calcext:value-type="float">
            <text:p>9</text:p>
          </table:table-cell>
          <table:table-cell/>
          <table:table-cell table:formula="of:=[.E8]*[.E8]" office:value-type="float" office:value="50176" calcext:value-type="float">
            <text:p>50176</text:p>
          </table:table-cell>
          <table:table-cell table:formula="of:=[.E8]*[.F8]" office:value-type="float" office:value="2016" calcext:value-type="float">
            <text:p>2016</text:p>
          </table:table-cell>
          <table:table-cell/>
          <table:table-cell table:formula="of:=[.L5]/[.L7]" office:value-type="float" office:value="0.932274458035421" calcext:value-type="float">
            <text:p>0.932274458035421</text:p>
          </table:table-cell>
          <table:table-cell table:formula="of:=-[.L4]/[.L7]" office:value-type="float" office:value="-0.00470809074329841" calcext:value-type="float">
            <text:p>-0.004708090743298</text:p>
          </table:table-cell>
          <table:table-cell table:number-columns-repeated="2"/>
          <table:table-cell table:formula="of:=[.K9]*[.O4]+[.L9]*[.O5]" office:value-type="float" office:value="0.0993563574486269" calcext:value-type="float">
            <text:p>0.099356357448627</text:p>
          </table:table-cell>
          <table:table-cell/>
          <table:table-cell table:formula="of:=[.$O$7]+[.$O$8]*[.E8]" office:value-type="float" office:value="8.73955559286081" calcext:value-type="float">
            <text:p>8.7395555928608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7]+[.U7]" office:value-type="float" office:value="126.278938084788" calcext:value-type="float">
            <text:p>126.278938084788</text:p>
          </table:table-cell>
          <table:table-cell table:formula="of:=[.$O$7]+[.$O$8]*([.$B$1]-[.T8])" office:value-type="float" office:value="8.71184132080259" calcext:value-type="float">
            <text:p>8.71184132080259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[.X7]+20.88" office:value-type="float" office:value="176.4" calcext:value-type="float">
            <text:p>176.4</text:p>
          </table:table-cell>
          <table:table-cell table:formula="of:=[.Y7]+[.Z7]" office:value-type="float" office:value="31.8077485017789" calcext:value-type="float">
            <text:p>31.8077485017789</text:p>
          </table:table-cell>
          <table:table-cell table:formula="of:=[.$O$7]+[.$O$8]*([.X8]-[.Y8])" office:value-type="float" office:value="0.849890948527394" calcext:value-type="float">
            <text:p>0.849890948527394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formula="of:=[.C9]" office:value-type="float" office:value="135" calcext:value-type="float">
            <text:p>135</text:p>
          </table:table-cell>
          <table:table-cell table:formula="of:=[.$B$1]-[.D9]" office:value-type="float" office:value="215" calcext:value-type="float">
            <text:p>215</text:p>
          </table:table-cell>
          <table:table-cell table:formula="of:=[.D10]-[.D9]" office:value-type="float" office:value="7" calcext:value-type="float">
            <text:p>7</text:p>
          </table:table-cell>
          <table:table-cell/>
          <table:table-cell table:formula="of:=[.E9]*[.E9]" office:value-type="float" office:value="46225" calcext:value-type="float">
            <text:p>46225</text:p>
          </table:table-cell>
          <table:table-cell table:formula="of:=[.E9]*[.F9]" office:value-type="float" office:value="1505" calcext:value-type="float">
            <text:p>1505</text:p>
          </table:table-cell>
          <table:table-cell/>
          <table:table-cell table:formula="of:=-[.K5]/[.L7]" office:value-type="float" office:value="-0.00470809074329841" calcext:value-type="float">
            <text:p>-0.004708090743298</text:p>
          </table:table-cell>
          <table:table-cell table:formula="of:=[.K4]/[.L7]" office:value-type="float" office:value="0.0000247995055360127" calcext:value-type="float">
            <text:p>2.47995055360127E-05</text:p>
          </table:table-cell>
          <table:table-cell table:number-columns-repeated="4"/>
          <table:table-cell table:formula="of:=[.$O$7]+[.$O$8]*[.E9]" office:value-type="float" office:value="7.84534837582317" calcext:value-type="float">
            <text:p>7.845348375823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8]+[.U8]" office:value-type="float" office:value="134.99077940559" calcext:value-type="float">
            <text:p>134.99077940559</text:p>
          </table:table-cell>
          <table:table-cell table:formula="of:=[.$O$7]+[.$O$8]*([.$B$1]-[.T9])" office:value-type="float" office:value="7.84626450049721" calcext:value-type="float">
            <text:p>7.84626450049721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[.X8]+20.88" office:value-type="float" office:value="197.28" calcext:value-type="float">
            <text:p>197.28</text:p>
          </table:table-cell>
          <table:table-cell table:formula="of:=[.Y8]+[.Z8]" office:value-type="float" office:value="32.6576394503063" calcext:value-type="float">
            <text:p>32.6576394503063</text:p>
          </table:table-cell>
          <table:table-cell table:formula="of:=[.$O$7]+[.$O$8]*([.X9]-[.Y9])" office:value-type="float" office:value="2.84000962318048" calcext:value-type="float">
            <text:p>2.84000962318048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table:formula="of:=[.C10]" office:value-type="float" office:value="142" calcext:value-type="float">
            <text:p>142</text:p>
          </table:table-cell>
          <table:table-cell table:formula="of:=[.$B$1]-[.D10]" office:value-type="float" office:value="208" calcext:value-type="float">
            <text:p>208</text:p>
          </table:table-cell>
          <table:table-cell table:formula="of:=[.D11]-[.D10]" office:value-type="float" office:value="6" calcext:value-type="float">
            <text:p>6</text:p>
          </table:table-cell>
          <table:table-cell/>
          <table:table-cell table:formula="of:=[.E10]*[.E10]" office:value-type="float" office:value="43264" calcext:value-type="float">
            <text:p>43264</text:p>
          </table:table-cell>
          <table:table-cell table:formula="of:=[.E10]*[.F10]" office:value-type="float" office:value="1248" calcext:value-type="float">
            <text:p>1248</text:p>
          </table:table-cell>
          <table:table-cell table:number-columns-repeated="7"/>
          <table:table-cell table:formula="of:=[.$O$7]+[.$O$8]*[.E10]" office:value-type="float" office:value="7.14985387368278" calcext:value-type="float">
            <text:p>7.1498538736827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T9]+[.U9]" office:value-type="float" office:value="142.837043906088" calcext:value-type="float">
            <text:p>142.837043906088</text:p>
          </table:table-cell>
          <table:table-cell table:formula="of:=[.$O$7]+[.$O$8]*([.$B$1]-[.T10])" office:value-type="float" office:value="7.06668824014934" calcext:value-type="float">
            <text:p>7.06668824014934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X9]+20.88" office:value-type="float" office:value="218.16" calcext:value-type="float">
            <text:p>218.16</text:p>
          </table:table-cell>
          <table:table-cell table:formula="of:=[.Y9]+[.Z9]" office:value-type="float" office:value="35.4976490734868" calcext:value-type="float">
            <text:p>35.4976490734868</text:p>
          </table:table-cell>
          <table:table-cell table:formula="of:=[.$O$7]+[.$O$8]*([.X10]-[.Y10])" office:value-type="float" office:value="4.63239735542955" calcext:value-type="float">
            <text:p>4.63239735542955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formula="of:=[.C11]" office:value-type="float" office:value="148" calcext:value-type="float">
            <text:p>148</text:p>
          </table:table-cell>
          <table:table-cell table:formula="of:=[.$B$1]-[.D11]" office:value-type="float" office:value="202" calcext:value-type="float">
            <text:p>202</text:p>
          </table:table-cell>
          <table:table-cell table:formula="of:=[.D12]-[.D11]" office:value-type="float" office:value="7" calcext:value-type="float">
            <text:p>7</text:p>
          </table:table-cell>
          <table:table-cell/>
          <table:table-cell table:formula="of:=[.E11]*[.E11]" office:value-type="float" office:value="40804" calcext:value-type="float">
            <text:p>40804</text:p>
          </table:table-cell>
          <table:table-cell table:formula="of:=[.E11]*[.F11]" office:value-type="float" office:value="1414" calcext:value-type="float">
            <text:p>1414</text:p>
          </table:table-cell>
          <table:table-cell table:number-columns-repeated="7"/>
          <table:table-cell table:formula="of:=[.$O$7]+[.$O$8]*[.E11]" office:value-type="float" office:value="6.55371572899102" calcext:value-type="float">
            <text:p>6.5537157289910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T10]+[.U10]" office:value-type="float" office:value="149.903732146237" calcext:value-type="float">
            <text:p>149.903732146237</text:p>
          </table:table-cell>
          <table:table-cell table:formula="of:=[.$O$7]+[.$O$8]*([.$B$1]-[.T11])" office:value-type="float" office:value="6.36456783738305" calcext:value-type="float">
            <text:p>6.36456783738305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[.X10]+20.88" office:value-type="float" office:value="239.04" calcext:value-type="float">
            <text:p>239.04</text:p>
          </table:table-cell>
          <table:table-cell table:formula="of:=[.Y10]+[.Z10]" office:value-type="float" office:value="40.1300464289163" calcext:value-type="float">
            <text:p>40.1300464289163</text:p>
          </table:table-cell>
          <table:table-cell table:formula="of:=[.$O$7]+[.$O$8]*([.X11]-[.Y11])" office:value-type="float" office:value="6.24669997146675" calcext:value-type="float">
            <text:p>6.24669997146675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table:formula="of:=[.C12]" office:value-type="float" office:value="155" calcext:value-type="float">
            <text:p>155</text:p>
          </table:table-cell>
          <table:table-cell table:formula="of:=[.$B$1]-[.D12]" office:value-type="float" office:value="195" calcext:value-type="float">
            <text:p>195</text:p>
          </table:table-cell>
          <table:table-cell table:formula="of:=[.D13]-[.D12]" office:value-type="float" office:value="5" calcext:value-type="float">
            <text:p>5</text:p>
          </table:table-cell>
          <table:table-cell/>
          <table:table-cell table:formula="of:=[.E12]*[.E12]" office:value-type="float" office:value="38025" calcext:value-type="float">
            <text:p>38025</text:p>
          </table:table-cell>
          <table:table-cell table:formula="of:=[.E12]*[.F12]" office:value-type="float" office:value="975" calcext:value-type="float">
            <text:p>975</text:p>
          </table:table-cell>
          <table:table-cell table:number-columns-repeated="7"/>
          <table:table-cell table:formula="of:=[.$O$7]+[.$O$8]*[.E12]" office:value-type="float" office:value="5.85822122685063" calcext:value-type="float">
            <text:p>5.8582212268506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11]+[.U11]" office:value-type="float" office:value="156.26829998362" calcext:value-type="float">
            <text:p>156.26829998362</text:p>
          </table:table-cell>
          <table:table-cell table:formula="of:=[.$O$7]+[.$O$8]*([.$B$1]-[.T12])" office:value-type="float" office:value="5.73220756032599" calcext:value-type="float">
            <text:p>5.73220756032599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[.X11]+20.88" office:value-type="float" office:value="259.92" calcext:value-type="float">
            <text:p>259.92</text:p>
          </table:table-cell>
          <table:table-cell table:formula="of:=[.Y11]+[.Z11]" office:value-type="float" office:value="46.3767464003831" calcext:value-type="float">
            <text:p>46.3767464003831</text:p>
          </table:table-cell>
          <table:table-cell table:formula="of:=[.$O$7]+[.$O$8]*([.X12]-[.Y12])" office:value-type="float" office:value="7.7006113597547" calcext:value-type="float">
            <text:p>7.7006113597547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[.C13]" office:value-type="float" office:value="160" calcext:value-type="float">
            <text:p>160</text:p>
          </table:table-cell>
          <table:table-cell table:formula="of:=[.$B$1]-[.D13]" office:value-type="float" office:value="190" calcext:value-type="float">
            <text:p>190</text:p>
          </table:table-cell>
          <table:table-cell table:formula="of:=[.D14]-[.D13]" office:value-type="float" office:value="4" calcext:value-type="float">
            <text:p>4</text:p>
          </table:table-cell>
          <table:table-cell/>
          <table:table-cell table:formula="of:=[.E13]*[.E13]" office:value-type="float" office:value="36100" calcext:value-type="float">
            <text:p>36100</text:p>
          </table:table-cell>
          <table:table-cell table:formula="of:=[.E13]*[.F13]" office:value-type="float" office:value="760" calcext:value-type="float">
            <text:p>760</text:p>
          </table:table-cell>
          <table:table-cell table:number-columns-repeated="7"/>
          <table:table-cell table:formula="of:=[.$O$7]+[.$O$8]*[.E13]" office:value-type="float" office:value="5.36143943960749" calcext:value-type="float">
            <text:p>5.3614394396074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T12]+[.U12]" office:value-type="float" office:value="162.000507543946" calcext:value-type="float">
            <text:p>162.000507543946</text:p>
          </table:table-cell>
          <table:table-cell table:formula="of:=[.$O$7]+[.$O$8]*([.$B$1]-[.T13])" office:value-type="float" office:value="5.16267629699252" calcext:value-type="float">
            <text:p>5.16267629699252</text:p>
          </table:table-cell>
          <table:table-cell/>
          <table:table-cell office:value-type="float" office:value="11.5" calcext:value-type="float">
            <text:p>11.5</text:p>
          </table:table-cell>
          <table:table-cell table:formula="of:=[.X12]+20.88" office:value-type="float" office:value="280.8" calcext:value-type="float">
            <text:p>280.8</text:p>
          </table:table-cell>
          <table:table-cell table:formula="of:=[.Y12]+[.Z12]" office:value-type="float" office:value="54.0773577601378" calcext:value-type="float">
            <text:p>54.0773577601378</text:p>
          </table:table-cell>
          <table:table-cell table:formula="of:=[.$O$7]+[.$O$8]*([.X13]-[.Y13])" office:value-type="float" office:value="9.01006740844929" calcext:value-type="float">
            <text:p>9.01006740844929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table:formula="of:=[.C14]" office:value-type="float" office:value="164" calcext:value-type="float">
            <text:p>164</text:p>
          </table:table-cell>
          <table:table-cell table:formula="of:=[.$B$1]-[.D14]" office:value-type="float" office:value="186" calcext:value-type="float">
            <text:p>186</text:p>
          </table:table-cell>
          <table:table-cell table:formula="of:=[.D15]-[.D14]" office:value-type="float" office:value="4" calcext:value-type="float">
            <text:p>4</text:p>
          </table:table-cell>
          <table:table-cell/>
          <table:table-cell table:formula="of:=[.E14]*[.E14]" office:value-type="float" office:value="34596" calcext:value-type="float">
            <text:p>34596</text:p>
          </table:table-cell>
          <table:table-cell table:formula="of:=[.E14]*[.F14]" office:value-type="float" office:value="744" calcext:value-type="float">
            <text:p>744</text:p>
          </table:table-cell>
          <table:table-cell table:number-columns-repeated="7"/>
          <table:table-cell table:formula="of:=[.$O$7]+[.$O$8]*[.E14]" office:value-type="float" office:value="4.96401400981299" calcext:value-type="float">
            <text:p>4.9640140098129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T13]+[.U13]" office:value-type="float" office:value="167.163183840939" calcext:value-type="float">
            <text:p>167.163183840939</text:p>
          </table:table-cell>
          <table:table-cell table:formula="of:=[.$O$7]+[.$O$8]*([.$B$1]-[.T14])" office:value-type="float" office:value="4.64973158543697" calcext:value-type="float">
            <text:p>4.64973158543697</text:p>
          </table:table-cell>
          <table:table-cell/>
          <table:table-cell office:value-type="float" office:value="12.5" calcext:value-type="float">
            <text:p>12.5</text:p>
          </table:table-cell>
          <table:table-cell table:formula="of:=[.X13]+20.88" office:value-type="float" office:value="301.68" calcext:value-type="float">
            <text:p>301.68</text:p>
          </table:table-cell>
          <table:table-cell table:formula="of:=[.Y13]+[.Z13]" office:value-type="float" office:value="63.0874251685871" calcext:value-type="float">
            <text:p>63.0874251685871</text:p>
          </table:table-cell>
          <table:table-cell table:formula="of:=[.$O$7]+[.$O$8]*([.X14]-[.Y14])" office:value-type="float" office:value="10.1894206739065" calcext:value-type="float">
            <text:p>10.1894206739065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table:formula="of:=[.C15]" office:value-type="float" office:value="168" calcext:value-type="float">
            <text:p>168</text:p>
          </table:table-cell>
          <table:table-cell table:formula="of:=[.$B$1]-[.D15]" office:value-type="float" office:value="182" calcext:value-type="float">
            <text:p>182</text:p>
          </table:table-cell>
          <table:table-cell table:formula="of:=[.D16]-[.D15]" office:value-type="float" office:value="5" calcext:value-type="float">
            <text:p>5</text:p>
          </table:table-cell>
          <table:table-cell/>
          <table:table-cell table:formula="of:=[.E15]*[.E15]" office:value-type="float" office:value="33124" calcext:value-type="float">
            <text:p>33124</text:p>
          </table:table-cell>
          <table:table-cell table:formula="of:=[.E15]*[.F15]" office:value-type="float" office:value="910" calcext:value-type="float">
            <text:p>910</text:p>
          </table:table-cell>
          <table:table-cell table:number-columns-repeated="7"/>
          <table:table-cell table:formula="of:=[.$O$7]+[.$O$8]*[.E15]" office:value-type="float" office:value="4.56658858001848" calcext:value-type="float">
            <text:p>4.5665885800184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T14]+[.U14]" office:value-type="float" office:value="171.812915426376" calcext:value-type="float">
            <text:p>171.812915426376</text:p>
          </table:table-cell>
          <table:table-cell table:formula="of:=[.$O$7]+[.$O$8]*([.$B$1]-[.T15])" office:value-type="float" office:value="4.18775119199413" calcext:value-type="float">
            <text:p>4.18775119199413</text:p>
          </table:table-cell>
          <table:table-cell/>
          <table:table-cell office:value-type="float" office:value="13.5" calcext:value-type="float">
            <text:p>13.5</text:p>
          </table:table-cell>
          <table:table-cell table:formula="of:=[.X14]+20.88" office:value-type="float" office:value="322.56" calcext:value-type="float">
            <text:p>322.56</text:p>
          </table:table-cell>
          <table:table-cell table:formula="of:=[.Y14]+[.Z14]" office:value-type="float" office:value="73.2768458424936" calcext:value-type="float">
            <text:p>73.2768458424936</text:p>
          </table:table-cell>
          <table:table-cell table:formula="of:=[.$O$7]+[.$O$8]*([.X15]-[.Y15])" office:value-type="float" office:value="11.2515976947628" calcext:value-type="float">
            <text:p>11.2515976947628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table:formula="of:=[.C16]" office:value-type="float" office:value="173" calcext:value-type="float">
            <text:p>173</text:p>
          </table:table-cell>
          <table:table-cell table:formula="of:=[.$B$1]-[.D16]" office:value-type="float" office:value="177" calcext:value-type="float">
            <text:p>177</text:p>
          </table:table-cell>
          <table:table-cell table:formula="of:=[.D17]-[.D16]" office:value-type="float" office:value="4" calcext:value-type="float">
            <text:p>4</text:p>
          </table:table-cell>
          <table:table-cell/>
          <table:table-cell table:formula="of:=[.E16]*[.E16]" office:value-type="float" office:value="31329" calcext:value-type="float">
            <text:p>31329</text:p>
          </table:table-cell>
          <table:table-cell table:formula="of:=[.E16]*[.F16]" office:value-type="float" office:value="708" calcext:value-type="float">
            <text:p>708</text:p>
          </table:table-cell>
          <table:table-cell table:number-columns-repeated="7"/>
          <table:table-cell table:formula="of:=[.$O$7]+[.$O$8]*[.E16]" office:value-type="float" office:value="4.06980679277535" calcext:value-type="float">
            <text:p>4.0698067927753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T15]+[.U15]" office:value-type="float" office:value="176.00066661837" calcext:value-type="float">
            <text:p>176.00066661837</text:p>
          </table:table-cell>
          <table:table-cell table:formula="of:=[.$O$7]+[.$O$8]*([.$B$1]-[.T16])" office:value-type="float" office:value="3.77167148765645" calcext:value-type="float">
            <text:p>3.77167148765645</text:p>
          </table:table-cell>
          <table:table-cell/>
          <table:table-cell office:value-type="float" office:value="14.5" calcext:value-type="float">
            <text:p>14.5</text:p>
          </table:table-cell>
          <table:table-cell table:formula="of:=[.X15]+20.88" office:value-type="float" office:value="343.44" calcext:value-type="float">
            <text:p>343.44</text:p>
          </table:table-cell>
          <table:table-cell table:formula="of:=[.Y15]+[.Z15]" office:value-type="float" office:value="84.5284435372563" calcext:value-type="float">
            <text:p>84.5284435372563</text:p>
          </table:table-cell>
          <table:table-cell table:formula="of:=[.$O$7]+[.$O$8]*([.X16]-[.Y16])" office:value-type="float" office:value="12.2082406758611" calcext:value-type="float">
            <text:p>12.2082406758611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formula="of:=[.C17]" office:value-type="float" office:value="177" calcext:value-type="float">
            <text:p>177</text:p>
          </table:table-cell>
          <table:table-cell table:formula="of:=[.$B$1]-[.D17]" office:value-type="float" office:value="173" calcext:value-type="float">
            <text:p>173</text:p>
          </table:table-cell>
          <table:table-cell table:formula="of:=[.D18]-[.D17]" office:value-type="float" office:value="5" calcext:value-type="float">
            <text:p>5</text:p>
          </table:table-cell>
          <table:table-cell/>
          <table:table-cell table:formula="of:=[.E17]*[.E17]" office:value-type="float" office:value="29929" calcext:value-type="float">
            <text:p>29929</text:p>
          </table:table-cell>
          <table:table-cell table:formula="of:=[.E17]*[.F17]" office:value-type="float" office:value="865" calcext:value-type="float">
            <text:p>865</text:p>
          </table:table-cell>
          <table:table-cell table:number-columns-repeated="7"/>
          <table:table-cell table:formula="of:=[.$O$7]+[.$O$8]*[.E17]" office:value-type="float" office:value="3.67238136298084" calcext:value-type="float">
            <text:p>3.6723813629808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T16]+[.U16]" office:value-type="float" office:value="179.772338106026" calcext:value-type="float">
            <text:p>179.772338106026</text:p>
          </table:table-cell>
          <table:table-cell table:formula="of:=[.$O$7]+[.$O$8]*([.$B$1]-[.T17])" office:value-type="float" office:value="3.39693194715006" calcext:value-type="float">
            <text:p>3.39693194715006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350" calcext:value-type="float">
            <text:p>350</text:p>
          </table:table-cell>
          <table:table-cell table:formula="of:=[.Y16]+[.Z16]" office:value-type="float" office:value="96.7366842131174" calcext:value-type="float">
            <text:p>96.7366842131174</text:p>
          </table:table-cell>
          <table:table-cell table:formula="of:=[.$O$7]+[.$O$8]*([.X17]-[.Y17])" office:value-type="float" office:value="11.6470520563144" calcext:value-type="float">
            <text:p>11.6470520563144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table:formula="of:=[.C18]" office:value-type="float" office:value="182" calcext:value-type="float">
            <text:p>182</text:p>
          </table:table-cell>
          <table:table-cell table:formula="of:=[.$B$1]-[.D18]" office:value-type="float" office:value="168" calcext:value-type="float">
            <text:p>168</text:p>
          </table:table-cell>
          <table:table-cell table:formula="of:=[.D19]-[.D18]" office:value-type="float" office:value="4" calcext:value-type="float">
            <text:p>4</text:p>
          </table:table-cell>
          <table:table-cell/>
          <table:table-cell table:formula="of:=[.E18]*[.E18]" office:value-type="float" office:value="28224" calcext:value-type="float">
            <text:p>28224</text:p>
          </table:table-cell>
          <table:table-cell table:formula="of:=[.E18]*[.F18]" office:value-type="float" office:value="672" calcext:value-type="float">
            <text:p>672</text:p>
          </table:table-cell>
          <table:table-cell table:number-columns-repeated="7"/>
          <table:table-cell table:formula="of:=[.$O$7]+[.$O$8]*[.E18]" office:value-type="float" office:value="3.1755995757377" calcext:value-type="float">
            <text:p>3.175599575737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T17]+[.U17]" office:value-type="float" office:value="183.169270053176" calcext:value-type="float">
            <text:p>183.169270053176</text:p>
          </table:table-cell>
          <table:table-cell table:formula="of:=[.$O$7]+[.$O$8]*([.$B$1]-[.T18])" office:value-type="float" office:value="3.05942516238036" calcext:value-type="float">
            <text:p>3.05942516238036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350" calcext:value-type="float">
            <text:p>350</text:p>
          </table:table-cell>
          <table:table-cell table:formula="of:=[.Y17]+[.Z17]" office:value-type="float" office:value="108.383736269432" calcext:value-type="float">
            <text:p>108.383736269432</text:p>
          </table:table-cell>
          <table:table-cell table:formula="of:=[.$O$7]+[.$O$8]*([.X18]-[.Y18])" office:value-type="float" office:value="10.4898433889844" calcext:value-type="float">
            <text:p>10.4898433889844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table:formula="of:=[.C19]" office:value-type="float" office:value="186" calcext:value-type="float">
            <text:p>186</text:p>
          </table:table-cell>
          <table:table-cell table:formula="of:=[.$B$1]-[.D19]" office:value-type="float" office:value="164" calcext:value-type="float">
            <text:p>164</text:p>
          </table:table-cell>
          <table:table-cell table:formula="of:=[.D20]-[.D19]" office:value-type="float" office:value="3" calcext:value-type="float">
            <text:p>3</text:p>
          </table:table-cell>
          <table:table-cell/>
          <table:table-cell table:formula="of:=[.E19]*[.E19]" office:value-type="float" office:value="26896" calcext:value-type="float">
            <text:p>26896</text:p>
          </table:table-cell>
          <table:table-cell table:formula="of:=[.E19]*[.F19]" office:value-type="float" office:value="492" calcext:value-type="float">
            <text:p>492</text:p>
          </table:table-cell>
          <table:table-cell table:number-columns-repeated="7"/>
          <table:table-cell table:formula="of:=[.$O$7]+[.$O$8]*[.E19]" office:value-type="float" office:value="2.7781741459432" calcext:value-type="float">
            <text:p>2.778174145943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18]+[.U18]" office:value-type="float" office:value="186.228695215557" calcext:value-type="float">
            <text:p>186.228695215557</text:p>
          </table:table-cell>
          <table:table-cell table:formula="of:=[.$O$7]+[.$O$8]*([.$B$1]-[.T19])" office:value-type="float" office:value="2.75545182235957" calcext:value-type="float">
            <text:p>2.75545182235957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350" calcext:value-type="float">
            <text:p>350</text:p>
          </table:table-cell>
          <table:table-cell table:formula="of:=[.Y18]+[.Z18]" office:value-type="float" office:value="118.873579658416" calcext:value-type="float">
            <text:p>118.873579658416</text:p>
          </table:table-cell>
          <table:table-cell table:formula="of:=[.$O$7]+[.$O$8]*([.X19]-[.Y19])" office:value-type="float" office:value="9.44761075964837" calcext:value-type="float">
            <text:p>9.44761075964837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89" calcext:value-type="float">
            <text:p>189</text:p>
          </table:table-cell>
          <table:table-cell table:formula="of:=[.C20]" office:value-type="float" office:value="189" calcext:value-type="float">
            <text:p>189</text:p>
          </table:table-cell>
          <table:table-cell table:formula="of:=[.$B$1]-[.D20]" office:value-type="float" office:value="161" calcext:value-type="float">
            <text:p>161</text:p>
          </table:table-cell>
          <table:table-cell table:formula="of:=[.D21]-[.D20]" office:value-type="float" office:value="3" calcext:value-type="float">
            <text:p>3</text:p>
          </table:table-cell>
          <table:table-cell/>
          <table:table-cell table:formula="of:=[.E20]*[.E20]" office:value-type="float" office:value="25921" calcext:value-type="float">
            <text:p>25921</text:p>
          </table:table-cell>
          <table:table-cell table:formula="of:=[.E20]*[.F20]" office:value-type="float" office:value="483" calcext:value-type="float">
            <text:p>483</text:p>
          </table:table-cell>
          <table:table-cell table:number-columns-repeated="7"/>
          <table:table-cell table:formula="of:=[.$O$7]+[.$O$8]*[.E20]" office:value-type="float" office:value="2.48010507359731" calcext:value-type="float">
            <text:p>2.4801050735973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19]+[.U19]" office:value-type="float" office:value="188.984147037916" calcext:value-type="float">
            <text:p>188.984147037916</text:p>
          </table:table-cell>
          <table:table-cell table:formula="of:=[.$O$7]+[.$O$8]*([.$B$1]-[.T20])" office:value-type="float" office:value="2.48168016616474" calcext:value-type="float">
            <text:p>2.48168016616474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350" calcext:value-type="float">
            <text:p>350</text:p>
          </table:table-cell>
          <table:table-cell table:formula="of:=[.Y19]+[.Z19]" office:value-type="float" office:value="128.321190418065" calcext:value-type="float">
            <text:p>128.321190418065</text:p>
          </table:table-cell>
          <table:table-cell table:formula="of:=[.$O$7]+[.$O$8]*([.X20]-[.Y20])" office:value-type="float" office:value="8.50893056797726" calcext:value-type="float">
            <text:p>8.50893056797726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92" calcext:value-type="float">
            <text:p>192</text:p>
          </table:table-cell>
          <table:table-cell table:formula="of:=[.C21]" office:value-type="float" office:value="192" calcext:value-type="float">
            <text:p>192</text:p>
          </table:table-cell>
          <table:table-cell table:formula="of:=[.$B$1]-[.D21]" office:value-type="float" office:value="158" calcext:value-type="float">
            <text:p>158</text:p>
          </table:table-cell>
          <table:table-cell table:formula="of:=[.D22]-[.D21]" office:value-type="float" office:value="2" calcext:value-type="float">
            <text:p>2</text:p>
          </table:table-cell>
          <table:table-cell/>
          <table:table-cell table:formula="of:=[.E21]*[.E21]" office:value-type="float" office:value="24964" calcext:value-type="float">
            <text:p>24964</text:p>
          </table:table-cell>
          <table:table-cell table:formula="of:=[.E21]*[.F21]" office:value-type="float" office:value="316" calcext:value-type="float">
            <text:p>316</text:p>
          </table:table-cell>
          <table:table-cell table:number-columns-repeated="7"/>
          <table:table-cell table:formula="of:=[.$O$7]+[.$O$8]*[.E21]" office:value-type="float" office:value="2.18203600125143" calcext:value-type="float">
            <text:p>2.1820360012514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T20]+[.U20]" office:value-type="float" office:value="191.465827204081" calcext:value-type="float">
            <text:p>191.465827204081</text:p>
          </table:table-cell>
          <table:table-cell table:formula="of:=[.$O$7]+[.$O$8]*([.$B$1]-[.T21])" office:value-type="float" office:value="2.23510946450211" calcext:value-type="float">
            <text:p>2.2351094645021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50" calcext:value-type="float">
            <text:p>350</text:p>
          </table:table-cell>
          <table:table-cell table:formula="of:=[.Y20]+[.Z20]" office:value-type="float" office:value="136.830120986042" calcext:value-type="float">
            <text:p>136.830120986042</text:p>
          </table:table-cell>
          <table:table-cell table:formula="of:=[.$O$7]+[.$O$8]*([.X21]-[.Y21])" office:value-type="float" office:value="7.66351422095976" calcext:value-type="float">
            <text:p>7.66351422095976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94" calcext:value-type="float">
            <text:p>194</text:p>
          </table:table-cell>
          <table:table-cell table:formula="of:=[.C22]" office:value-type="float" office:value="194" calcext:value-type="float">
            <text:p>194</text:p>
          </table:table-cell>
          <table:table-cell table:formula="of:=[.$B$1]-[.D22]" office:value-type="float" office:value="156" calcext:value-type="float">
            <text:p>156</text:p>
          </table:table-cell>
          <table:table-cell table:formula="of:=[.D23]-[.D22]" office:value-type="float" office:value="2" calcext:value-type="float">
            <text:p>2</text:p>
          </table:table-cell>
          <table:table-cell/>
          <table:table-cell table:formula="of:=[.E22]*[.E22]" office:value-type="float" office:value="24336" calcext:value-type="float">
            <text:p>24336</text:p>
          </table:table-cell>
          <table:table-cell table:formula="of:=[.E22]*[.F22]" office:value-type="float" office:value="312" calcext:value-type="float">
            <text:p>312</text:p>
          </table:table-cell>
          <table:table-cell table:number-columns-repeated="7"/>
          <table:table-cell table:formula="of:=[.$O$7]+[.$O$8]*[.E22]" office:value-type="float" office:value="1.98332328635418" calcext:value-type="float">
            <text:p>1.9833232863541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T21]+[.U21]" office:value-type="float" office:value="193.700936668583" calcext:value-type="float">
            <text:p>193.700936668583</text:p>
          </table:table-cell>
          <table:table-cell table:formula="of:=[.$O$7]+[.$O$8]*([.$B$1]-[.T22])" office:value-type="float" office:value="2.01303712961023" calcext:value-type="float">
            <text:p>2.01303712961023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350" calcext:value-type="float">
            <text:p>350</text:p>
          </table:table-cell>
          <table:table-cell table:formula="of:=[.Y21]+[.Z21]" office:value-type="float" office:value="144.493635207002" calcext:value-type="float">
            <text:p>144.493635207002</text:p>
          </table:table-cell>
          <table:table-cell table:formula="of:=[.$O$7]+[.$O$8]*([.X22]-[.Y22])" office:value-type="float" office:value="6.90209536270945" calcext:value-type="float">
            <text:p>6.90209536270945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6" calcext:value-type="float">
            <text:p>196</text:p>
          </table:table-cell>
          <table:table-cell table:formula="of:=[.C23]" office:value-type="float" office:value="196" calcext:value-type="float">
            <text:p>196</text:p>
          </table:table-cell>
          <table:table-cell table:formula="of:=[.$B$1]-[.D23]" office:value-type="float" office:value="154" calcext:value-type="float">
            <text:p>154</text:p>
          </table:table-cell>
          <table:table-cell table:formula="of:=[.D24]-[.D23]" office:value-type="float" office:value="2" calcext:value-type="float">
            <text:p>2</text:p>
          </table:table-cell>
          <table:table-cell/>
          <table:table-cell table:formula="of:=[.E23]*[.E23]" office:value-type="float" office:value="23716" calcext:value-type="float">
            <text:p>23716</text:p>
          </table:table-cell>
          <table:table-cell table:formula="of:=[.E23]*[.F23]" office:value-type="float" office:value="308" calcext:value-type="float">
            <text:p>308</text:p>
          </table:table-cell>
          <table:table-cell table:number-columns-repeated="7"/>
          <table:table-cell table:formula="of:=[.$O$7]+[.$O$8]*[.E23]" office:value-type="float" office:value="1.78461057145693" calcext:value-type="float">
            <text:p>1.7846105714569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T22]+[.U22]" office:value-type="float" office:value="195.713973798193" calcext:value-type="float">
            <text:p>195.713973798193</text:p>
          </table:table-cell>
          <table:table-cell table:formula="of:=[.$O$7]+[.$O$8]*([.$B$1]-[.T23])" office:value-type="float" office:value="1.81302909300332" calcext:value-type="float">
            <text:p>1.81302909300332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350" calcext:value-type="float">
            <text:p>350</text:p>
          </table:table-cell>
          <table:table-cell table:formula="of:=[.Y22]+[.Z22]" office:value-type="float" office:value="151.395730569711" calcext:value-type="float">
            <text:p>151.395730569711</text:p>
          </table:table-cell>
          <table:table-cell table:formula="of:=[.$O$7]+[.$O$8]*([.X23]-[.Y23])" office:value-type="float" office:value="6.21632830870758" calcext:value-type="float">
            <text:p>6.21632830870758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[.C24]" office:value-type="float" office:value="198" calcext:value-type="float">
            <text:p>198</text:p>
          </table:table-cell>
          <table:table-cell table:formula="of:=[.$B$1]-[.D24]" office:value-type="float" office:value="152" calcext:value-type="float">
            <text:p>152</text:p>
          </table:table-cell>
          <table:table-cell table:formula="of:=[.D25]-[.D24]" office:value-type="float" office:value="2" calcext:value-type="float">
            <text:p>2</text:p>
          </table:table-cell>
          <table:table-cell/>
          <table:table-cell table:formula="of:=[.E24]*[.E24]" office:value-type="float" office:value="23104" calcext:value-type="float">
            <text:p>23104</text:p>
          </table:table-cell>
          <table:table-cell table:formula="of:=[.E24]*[.F24]" office:value-type="float" office:value="304" calcext:value-type="float">
            <text:p>304</text:p>
          </table:table-cell>
          <table:table-cell table:number-columns-repeated="7"/>
          <table:table-cell table:formula="of:=[.$O$7]+[.$O$8]*[.E24]" office:value-type="float" office:value="1.58589785655967" calcext:value-type="float">
            <text:p>1.5858978565596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T23]+[.U23]" office:value-type="float" office:value="197.527002891196" calcext:value-type="float">
            <text:p>197.527002891196</text:p>
          </table:table-cell>
          <table:table-cell table:formula="of:=[.$O$7]+[.$O$8]*([.$B$1]-[.T24])" office:value-type="float" office:value="1.63289312637412" calcext:value-type="float">
            <text:p>1.63289312637412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50" calcext:value-type="float">
            <text:p>350</text:p>
          </table:table-cell>
          <table:table-cell table:formula="of:=[.Y23]+[.Z23]" office:value-type="float" office:value="157.612058878419" calcext:value-type="float">
            <text:p>157.612058878419</text:p>
          </table:table-cell>
          <table:table-cell table:formula="of:=[.$O$7]+[.$O$8]*([.X24]-[.Y24])" office:value-type="float" office:value="5.59869657124961" calcext:value-type="float">
            <text:p>5.59869657124961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C25]" office:value-type="float" office:value="200" calcext:value-type="float">
            <text:p>200</text:p>
          </table:table-cell>
          <table:table-cell table:formula="of:=[.$B$1]-[.D25]" office:value-type="float" office:value="150" calcext:value-type="float">
            <text:p>150</text:p>
          </table:table-cell>
          <table:table-cell table:formula="of:=[.D26]-[.D25]" office:value-type="float" office:value="2" calcext:value-type="float">
            <text:p>2</text:p>
          </table:table-cell>
          <table:table-cell/>
          <table:table-cell table:formula="of:=[.E25]*[.E25]" office:value-type="float" office:value="22500" calcext:value-type="float">
            <text:p>22500</text:p>
          </table:table-cell>
          <table:table-cell table:formula="of:=[.E25]*[.F25]" office:value-type="float" office:value="300" calcext:value-type="float">
            <text:p>300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formula="of:=[.T24]+[.U24]" office:value-type="float" office:value="199.159896017571" calcext:value-type="float">
            <text:p>199.159896017571</text:p>
          </table:table-cell>
          <table:table-cell table:formula="of:=[.$O$7]+[.$O$8]*([.$B$1]-[.T25])" office:value-type="float" office:value="1.47065481323469" calcext:value-type="float">
            <text:p>1.47065481323469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350" calcext:value-type="float">
            <text:p>350</text:p>
          </table:table-cell>
          <table:table-cell table:formula="of:=[.Y24]+[.Z24]" office:value-type="float" office:value="163.210755449668" calcext:value-type="float">
            <text:p>163.210755449668</text:p>
          </table:table-cell>
          <table:table-cell table:formula="of:=[.$O$7]+[.$O$8]*([.X25]-[.Y25])" office:value-type="float" office:value="5.04243047347013" calcext:value-type="float">
            <text:p>5.04243047347013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C26]" office:value-type="float" office:value="202" calcext:value-type="float">
            <text:p>202</text:p>
          </table:table-cell>
          <table:table-cell table:formula="of:=[.$B$1]-[.D26]" office:value-type="float" office:value="148" calcext:value-type="float">
            <text:p>148</text:p>
          </table:table-cell>
          <table:table-cell table:formula="of:=[.D27]-[.D26]" office:value-type="float" office:value="1" calcext:value-type="float">
            <text:p>1</text:p>
          </table:table-cell>
          <table:table-cell/>
          <table:table-cell table:formula="of:=[.E26]*[.E26]" office:value-type="float" office:value="21904" calcext:value-type="float">
            <text:p>21904</text:p>
          </table:table-cell>
          <table:table-cell table:formula="of:=[.E26]*[.F26]" office:value-type="float" office:value="148" calcext:value-type="float">
            <text:p>148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formula="of:=[.T25]+[.U25]" office:value-type="float" office:value="200.630550830805" calcext:value-type="float">
            <text:p>200.630550830805</text:p>
          </table:table-cell>
          <table:table-cell table:formula="of:=[.$O$7]+[.$O$8]*([.$B$1]-[.T26])" office:value-type="float" office:value="1.3245359079274" calcext:value-type="float">
            <text:p>1.3245359079274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350" calcext:value-type="float">
            <text:p>350</text:p>
          </table:table-cell>
          <table:table-cell table:formula="of:=[.Y25]+[.Z25]" office:value-type="float" office:value="168.253185923138" calcext:value-type="float">
            <text:p>168.253185923138</text:p>
          </table:table-cell>
          <table:table-cell table:formula="of:=[.$O$7]+[.$O$8]*([.X26]-[.Y26])" office:value-type="float" office:value="4.54143294893819" calcext:value-type="float">
            <text:p>4.54143294893819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C27]" office:value-type="float" office:value="203" calcext:value-type="float">
            <text:p>203</text:p>
          </table:table-cell>
          <table:table-cell table:formula="of:=[.$B$1]-[.D27]" office:value-type="float" office:value="147" calcext:value-type="float">
            <text:p>147</text:p>
          </table:table-cell>
          <table:table-cell table:formula="of:=[.D28]-[.D27]" office:value-type="float" office:value="1" calcext:value-type="float">
            <text:p>1</text:p>
          </table:table-cell>
          <table:table-cell/>
          <table:table-cell table:formula="of:=[.E27]*[.E27]" office:value-type="float" office:value="21609" calcext:value-type="float">
            <text:p>21609</text:p>
          </table:table-cell>
          <table:table-cell table:formula="of:=[.E27]*[.F27]" office:value-type="float" office:value="147" calcext:value-type="float">
            <text:p>147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formula="of:=[.T26]+[.U26]" office:value-type="float" office:value="201.955086738733" calcext:value-type="float">
            <text:p>201.955086738733</text:p>
          </table:table-cell>
          <table:table-cell table:formula="of:=[.$O$7]+[.$O$8]*([.$B$1]-[.T27])" office:value-type="float" office:value="1.19293484480582" calcext:value-type="float">
            <text:p>1.19293484480582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350" calcext:value-type="float">
            <text:p>350</text:p>
          </table:table-cell>
          <table:table-cell table:formula="of:=[.Y26]+[.Z26]" office:value-type="float" office:value="172.794618872077" calcext:value-type="float">
            <text:p>172.794618872077</text:p>
          </table:table-cell>
          <table:table-cell table:formula="of:=[.$O$7]+[.$O$8]*([.X27]-[.Y27])" office:value-type="float" office:value="4.09021271353451" calcext:value-type="float">
            <text:p>4.09021271353451</text:p>
          </table:table-cell>
          <table:table-cell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C28]" office:value-type="float" office:value="204" calcext:value-type="float">
            <text:p>204</text:p>
          </table:table-cell>
          <table:table-cell table:formula="of:=[.$B$1]-[.D28]" office:value-type="float" office:value="146" calcext:value-type="float">
            <text:p>146</text:p>
          </table:table-cell>
          <table:table-cell table:formula="of:=[.D29]-[.D28]" office:value-type="float" office:value="1" calcext:value-type="float">
            <text:p>1</text:p>
          </table:table-cell>
          <table:table-cell/>
          <table:table-cell table:formula="of:=[.E28]*[.E28]" office:value-type="float" office:value="21316" calcext:value-type="float">
            <text:p>21316</text:p>
          </table:table-cell>
          <table:table-cell table:formula="of:=[.E28]*[.F28]" office:value-type="float" office:value="146" calcext:value-type="float">
            <text:p>146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[.T27]+[.U27]" office:value-type="float" office:value="203.148021583539" calcext:value-type="float">
            <text:p>203.148021583539</text:p>
          </table:table-cell>
          <table:table-cell table:formula="of:=[.$O$7]+[.$O$8]*([.$B$1]-[.T28])" office:value-type="float" office:value="1.07440918395237" calcext:value-type="float">
            <text:p>1.07440918395237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350" calcext:value-type="float">
            <text:p>350</text:p>
          </table:table-cell>
          <table:table-cell table:formula="of:=[.Y27]+[.Z27]" office:value-type="float" office:value="176.884831585611" calcext:value-type="float">
            <text:p>176.884831585611</text:p>
          </table:table-cell>
          <table:table-cell table:formula="of:=[.$O$7]+[.$O$8]*([.X28]-[.Y28])" office:value-type="float" office:value="3.68382407712766" calcext:value-type="float">
            <text:p>3.68382407712766</text:p>
          </table:table-cell>
          <table:table-cell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05" calcext:value-type="float">
            <text:p>205</text:p>
          </table:table-cell>
          <table:table-cell table:formula="of:=[.C29]" office:value-type="float" office:value="205" calcext:value-type="float">
            <text:p>205</text:p>
          </table:table-cell>
          <table:table-cell table:formula="of:=[.$B$1]-[.B29]" office:value-type="float" office:value="145" calcext:value-type="float">
            <text:p>145</text:p>
          </table:table-cell>
          <table:table-cell table:number-columns-repeated="2"/>
          <table:table-cell table:formula="of:=[.E29]*[.E29]" office:value-type="float" office:value="21025" calcext:value-type="float">
            <text:p>21025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table:formula="of:=[.T28]+[.U28]" office:value-type="float" office:value="204.222430767491" calcext:value-type="float">
            <text:p>204.222430767491</text:p>
          </table:table-cell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350" calcext:value-type="float">
            <text:p>350</text:p>
          </table:table-cell>
          <table:table-cell table:formula="of:=[.Y28]+[.Z28]" office:value-type="float" office:value="180.568655662739" calcext:value-type="float">
            <text:p>180.568655662739</text:p>
          </table:table-cell>
          <table:table-cell table:formula="of:=[.$O$7]+[.$O$8]*([.X29]-[.Y29])" office:value-type="float" office:value="3.3178127353427" calcext:value-type="float">
            <text:p>3.3178127353427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28.5" calcext:value-type="float">
            <text:p>28.5</text:p>
          </table:table-cell>
          <table:table-cell office:value-type="float" office:value="350" calcext:value-type="float">
            <text:p>350</text:p>
          </table:table-cell>
          <table:table-cell table:formula="of:=[.Y29]+[.Z29]" office:value-type="float" office:value="183.886468398081" calcext:value-type="float">
            <text:p>183.886468398081</text:p>
          </table:table-cell>
          <table:table-cell table:formula="of:=[.$O$7]+[.$O$8]*([.X30]-[.Y30])" office:value-type="float" office:value="2.98816694726239" calcext:value-type="float">
            <text:p>2.98816694726239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SUM([.E3:.E28])" office:value-type="float" office:value="4936" calcext:value-type="float">
            <text:p>4936</text:p>
          </table:table-cell>
          <table:table-cell table:formula="of:=SUM([.F3:.F28])" office:value-type="float" office:value="139" calcext:value-type="float">
            <text:p>139</text:p>
          </table:table-cell>
          <table:table-cell/>
          <table:table-cell table:formula="of:=SUM([.H3:.H28])" office:value-type="float" office:value="977404" calcext:value-type="float">
            <text:p>977404</text:p>
          </table:table-cell>
          <table:table-cell table:formula="of:=SUM([.I3:.I28])" office:value-type="float" office:value="30395" calcext:value-type="float">
            <text:p>30395</text:p>
          </table:table-cell>
          <table:table-cell table:number-columns-repeated="13"/>
          <table:table-cell office:value-type="float" office:value="29.5" calcext:value-type="float">
            <text:p>29.5</text:p>
          </table:table-cell>
          <table:table-cell office:value-type="float" office:value="350" calcext:value-type="float">
            <text:p>350</text:p>
          </table:table-cell>
          <table:table-cell table:formula="of:=[.Y30]+[.Z30]" office:value-type="float" office:value="186.874635345344" calcext:value-type="float">
            <text:p>186.874635345344</text:p>
          </table:table-cell>
          <table:table-cell table:formula="of:=[.$O$7]+[.$O$8]*([.X31]-[.Y31])" office:value-type="float" office:value="2.69127356393401" calcext:value-type="float">
            <text:p>2.69127356393401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0.5" calcext:value-type="float">
            <text:p>30.5</text:p>
          </table:table-cell>
          <table:table-cell office:value-type="float" office:value="350" calcext:value-type="float">
            <text:p>350</text:p>
          </table:table-cell>
          <table:table-cell table:formula="of:=[.Y31]+[.Z31]" office:value-type="float" office:value="189.565908909278" calcext:value-type="float">
            <text:p>189.565908909278</text:p>
          </table:table-cell>
          <table:table-cell table:formula="of:=[.$O$7]+[.$O$8]*([.X32]-[.Y32])" office:value-type="float" office:value="2.42387842572375" calcext:value-type="float">
            <text:p>2.42387842572375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1.5" calcext:value-type="float">
            <text:p>31.5</text:p>
          </table:table-cell>
          <table:table-cell office:value-type="float" office:value="350" calcext:value-type="float">
            <text:p>350</text:p>
          </table:table-cell>
          <table:table-cell table:formula="of:=[.Y32]+[.Z32]" office:value-type="float" office:value="191.989787335002" calcext:value-type="float">
            <text:p>191.989787335002</text:p>
          </table:table-cell>
          <table:table-cell table:formula="of:=[.$O$7]+[.$O$8]*([.X33]-[.Y33])" office:value-type="float" office:value="2.18305069444552" calcext:value-type="float">
            <text:p>2.18305069444552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2.5" calcext:value-type="float">
            <text:p>32.5</text:p>
          </table:table-cell>
          <table:table-cell office:value-type="float" office:value="350" calcext:value-type="float">
            <text:p>350</text:p>
          </table:table-cell>
          <table:table-cell table:formula="of:=[.Y33]+[.Z33]" office:value-type="float" office:value="194.172838029447" calcext:value-type="float">
            <text:p>194.172838029447</text:p>
          </table:table-cell>
          <table:table-cell table:formula="of:=[.$O$7]+[.$O$8]*([.X34]-[.Y34])" office:value-type="float" office:value="1.96615072931972" calcext:value-type="float">
            <text:p>1.96615072931972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3.5" calcext:value-type="float">
            <text:p>33.5</text:p>
          </table:table-cell>
          <table:table-cell office:value-type="float" office:value="350" calcext:value-type="float">
            <text:p>350</text:p>
          </table:table-cell>
          <table:table-cell table:formula="of:=[.Y34]+[.Z34]" office:value-type="float" office:value="196.138988758767" calcext:value-type="float">
            <text:p>196.138988758767</text:p>
          </table:table-cell>
          <table:table-cell table:formula="of:=[.$O$7]+[.$O$8]*([.X35]-[.Y35])" office:value-type="float" office:value="1.77080115465955" calcext:value-type="float">
            <text:p>1.77080115465955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4.5" calcext:value-type="float">
            <text:p>34.5</text:p>
          </table:table-cell>
          <table:table-cell office:value-type="float" office:value="350" calcext:value-type="float">
            <text:p>350</text:p>
          </table:table-cell>
          <table:table-cell table:formula="of:=[.Y35]+[.Z35]" office:value-type="float" office:value="197.909789913426" calcext:value-type="float">
            <text:p>197.909789913426</text:p>
          </table:table-cell>
          <table:table-cell table:formula="of:=[.$O$7]+[.$O$8]*([.X36]-[.Y36])" office:value-type="float" office:value="1.59486080216676" calcext:value-type="float">
            <text:p>1.59486080216676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5.5" calcext:value-type="float">
            <text:p>35.5</text:p>
          </table:table-cell>
          <table:table-cell office:value-type="float" office:value="350" calcext:value-type="float">
            <text:p>350</text:p>
          </table:table-cell>
          <table:table-cell table:formula="of:=[.Y36]+[.Z36]" office:value-type="float" office:value="199.504650715593" calcext:value-type="float">
            <text:p>199.504650715593</text:p>
          </table:table-cell>
          <table:table-cell table:formula="of:=[.$O$7]+[.$O$8]*([.X37]-[.Y37])" office:value-type="float" office:value="1.43640124222587" calcext:value-type="float">
            <text:p>1.43640124222587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6.5" calcext:value-type="float">
            <text:p>36.5</text:p>
          </table:table-cell>
          <table:table-cell office:value-type="float" office:value="350" calcext:value-type="float">
            <text:p>350</text:p>
          </table:table-cell>
          <table:table-cell table:formula="of:=[.Y37]+[.Z37]" office:value-type="float" office:value="200.941051957819" calcext:value-type="float">
            <text:p>200.941051957819</text:p>
          </table:table-cell>
          <table:table-cell table:formula="of:=[.$O$7]+[.$O$8]*([.X38]-[.Y38])" office:value-type="float" office:value="1.29368564696363" calcext:value-type="float">
            <text:p>1.29368564696363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7.5" calcext:value-type="float">
            <text:p>37.5</text:p>
          </table:table-cell>
          <table:table-cell office:value-type="float" office:value="350" calcext:value-type="float">
            <text:p>350</text:p>
          </table:table-cell>
          <table:table-cell table:formula="of:=[.Y38]+[.Z38]" office:value-type="float" office:value="202.234737604783" calcext:value-type="float">
            <text:p>202.234737604783</text:p>
          </table:table-cell>
          <table:table-cell table:formula="of:=[.$O$7]+[.$O$8]*([.X39]-[.Y39])" office:value-type="float" office:value="1.16514975339775" calcext:value-type="float">
            <text:p>1.16514975339775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8.5" calcext:value-type="float">
            <text:p>38.5</text:p>
          </table:table-cell>
          <table:table-cell office:value-type="float" office:value="350" calcext:value-type="float">
            <text:p>350</text:p>
          </table:table-cell>
          <table:table-cell table:formula="of:=[.Y39]+[.Z39]" office:value-type="float" office:value="203.39988735818" calcext:value-type="float">
            <text:p>203.39988735818</text:p>
          </table:table-cell>
          <table:table-cell table:formula="of:=[.$O$7]+[.$O$8]*([.X40]-[.Y40])" office:value-type="float" office:value="1.04938471801798" calcext:value-type="float">
            <text:p>1.04938471801798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39.5" calcext:value-type="float">
            <text:p>39.5</text:p>
          </table:table-cell>
          <table:table-cell office:value-type="float" office:value="350" calcext:value-type="float">
            <text:p>350</text:p>
          </table:table-cell>
          <table:table-cell table:formula="of:=[.Y40]+[.Z40]" office:value-type="float" office:value="204.449272076198" calcext:value-type="float">
            <text:p>204.449272076198</text:p>
          </table:table-cell>
          <table:table-cell table:formula="of:=[.$O$7]+[.$O$8]*([.X41]-[.Y41])" office:value-type="float" office:value="0.945121674873461" calcext:value-type="float">
            <text:p>0.945121674873461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40.5" calcext:value-type="float">
            <text:p>40.5</text:p>
          </table:table-cell>
          <table:table-cell office:value-type="float" office:value="350" calcext:value-type="float">
            <text:p>350</text:p>
          </table:table-cell>
          <table:table-cell table:formula="of:=[.Y41]+[.Z41]" office:value-type="float" office:value="205.394393751072" calcext:value-type="float">
            <text:p>205.394393751072</text:p>
          </table:table-cell>
          <table:table-cell table:formula="of:=[.$O$7]+[.$O$8]*([.X42]-[.Y42])" office:value-type="float" office:value="0.851217827912288" calcext:value-type="float">
            <text:p>0.851217827912288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41.5" calcext:value-type="float">
            <text:p>41.5</text:p>
          </table:table-cell>
          <table:table-cell office:value-type="float" office:value="350" calcext:value-type="float">
            <text:p>350</text:p>
          </table:table-cell>
          <table:table-cell table:formula="of:=[.Y42]+[.Z42]" office:value-type="float" office:value="206.245611578984" calcext:value-type="float">
            <text:p>206.245611578984</text:p>
          </table:table-cell>
          <table:table-cell table:formula="of:=[.$O$7]+[.$O$8]*([.X43]-[.Y43])" office:value-type="float" office:value="0.766643925135591" calcext:value-type="float">
            <text:p>0.766643925135591</text:p>
          </table:table-cell>
          <table:table-cell table:number-columns-repeated="21"/>
        </table:table-row>
        <table:table-row table:style-name="ro1">
          <table:table-cell table:number-columns-repeated="22"/>
          <table:table-cell office:value-type="float" office:value="42.5" calcext:value-type="float">
            <text:p>42.5</text:p>
          </table:table-cell>
          <table:table-cell office:value-type="float" office:value="350" calcext:value-type="float">
            <text:p>350</text:p>
          </table:table-cell>
          <table:table-cell table:formula="of:=[.Y43]+[.Z43]" office:value-type="float" office:value="207.01225550412" calcext:value-type="float">
            <text:p>207.01225550412</text:p>
          </table:table-cell>
          <table:table-cell table:formula="of:=[.$O$7]+[.$O$8]*([.X44]-[.Y44])" office:value-type="float" office:value="0.690472977274002" calcext:value-type="float">
            <text:p>0.690472977274002</text:p>
          </table:table-cell>
          <table:table-cell table:number-columns-repeated="21"/>
        </table:table-row>
      </table:table>
      <table:table table:name="Brownies-table" table:style-name="ta1">
        <table:shapes>
          <draw:frame draw:z-index="0" draw:style-name="gr1" draw:text-style-name="P1" svg:width="12.815in" svg:height="3.5429in" svg:x="23.9146in" svg:y="0.3531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2.815in" svg:height="3.5429in" svg:x="23.8874in" svg:y="4.4732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1" table:number-columns-repeated="984" table:default-cell-style-name="Default"/>
        <table:table-row table:style-name="ro2">
          <table:table-cell table:style-name="ce7" table:number-columns-repeated="3"/>
          <table:table-cell table:style-name="ce9" office:value-type="string" calcext:value-type="string">
            <text:p>Ambient temp: </text:p>
          </table:table-cell>
          <table:table-cell table:style-name="ce10" office:value-type="float" office:value="350" calcext:value-type="float">
            <text:p>350</text:p>
          </table:table-cell>
          <table:table-cell table:style-name="ce11"/>
          <table:table-cell/>
          <table:table-cell table:style-name="ce11"/>
          <table:table-cell/>
          <table:table-cell table:style-name="ce9" office:value-type="string" calcext:value-type="string">
            <text:p>MODEL: ΔT = k(M-T)^α</text:p>
          </table:table-cell>
          <table:table-cell table:style-name="ce11" table:number-columns-repeated="9"/>
          <table:table-cell table:style-name="ce11" office:value-type="string" calcext:value-type="string">
            <text:p>Simulation</text:p>
          </table:table-cell>
          <table:table-cell table:style-name="ce11" table:number-columns-repeated="1000"/>
        </table:table-row>
        <table:table-row table:style-name="ro3">
          <table:table-cell table:style-name="ce8" office:value-type="string" calcext:value-type="string">
            <text:p>Time (min)</text:p>
          </table:table-cell>
          <table:table-cell table:style-name="ce8" office:value-type="string" calcext:value-type="string">
            <text:p>Temp (F)</text:p>
          </table:table-cell>
          <table:table-cell table:style-name="ce8"/>
          <table:table-cell table:style-name="ce8" office:value-type="string" calcext:value-type="string">
            <text:p>M-T</text:p>
          </table:table-cell>
          <table:table-cell table:style-name="ce8" office:value-type="string" calcext:value-type="string">
            <text:p>ΔT</text:p>
          </table:table-cell>
          <table:table-cell table:style-name="ce8" office:value-type="string" calcext:value-type="string">
            <text:p>x = ln(M-T)</text:p>
          </table:table-cell>
          <table:table-cell table:style-name="ce8" office:value-type="string" calcext:value-type="string">
            <text:p>y = ln(ΔT)</text:p>
          </table:table-cell>
          <table:table-cell table:style-name="ce8"/>
          <table:table-cell table:style-name="ce8" office:value-type="string" calcext:value-type="string">
            <text:p>x*x</text:p>
          </table:table-cell>
          <table:table-cell table:style-name="ce8" office:value-type="string" calcext:value-type="string">
            <text:p>x*y</text:p>
          </table:table-cell>
          <table:table-cell table:style-name="ce8" table:number-columns-repeated="7"/>
          <table:table-cell table:style-name="ce8" office:value-type="string" calcext:value-type="string">
            <text:p>hat(deltaT)</text:p>
          </table:table-cell>
          <table:table-cell table:style-name="ce8"/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T</text:p>
          </table:table-cell>
          <table:table-cell table:style-name="ce8" table:number-columns-repeated="2"/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T</text:p>
          </table:table-cell>
          <table:table-cell table:style-name="ce8" table:number-columns-repeated="2"/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T</text:p>
          </table:table-cell>
          <table:table-cell table:style-name="ce8" table:number-columns-repeated="99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$E$1]-[.B3]" office:value-type="float" office:value="284" calcext:value-type="float">
            <text:p>284</text:p>
          </table:table-cell>
          <table:table-cell table:formula="of:=[.B4]-[.B3]" office:value-type="float" office:value="16" calcext:value-type="float">
            <text:p>16</text:p>
          </table:table-cell>
          <table:table-cell table:formula="of:=LN([.D3])" office:value-type="float" office:value="5.64897423816121" calcext:value-type="float">
            <text:p>5.64897423816121</text:p>
          </table:table-cell>
          <table:table-cell table:formula="of:=LN([.E3])" office:value-type="float" office:value="2.77258872223978" calcext:value-type="float">
            <text:p>2.77258872223978</text:p>
          </table:table-cell>
          <table:table-cell/>
          <table:table-cell table:formula="of:=[.F3]^2" office:value-type="float" office:value="31.910909943409" calcext:value-type="float">
            <text:p>31.910909943409</text:p>
          </table:table-cell>
          <table:table-cell table:formula="of:=[.F3]*[.G3]" office:value-type="float" office:value="15.6622822649488" calcext:value-type="float">
            <text:p>15.6622822649488</text:p>
          </table:table-cell>
          <table:table-cell/>
          <table:table-cell office:value-type="string" calcext:value-type="string">
            <text:p>Normal Equations</text:p>
          </table:table-cell>
          <table:table-cell table:number-columns-repeated="5"/>
          <table:table-cell table:formula="of:=[.$P$10]*[.D3]^[.$P$8]" office:value-type="float" office:value="19.8592419275048" calcext:value-type="float">
            <text:p>19.8592419275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$P$10]*([.$E$1]-[.U3])^[.$P$8]" office:value-type="float" office:value="19.8592419275048" calcext:value-type="float">
            <text:p>19.8592419275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$N$12]+[.$N$13]*(350-[.Y3])" office:value-type="float" office:value="14.7009370397784" calcext:value-type="float">
            <text:p>14.700937039778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66" calcext:value-type="float">
            <text:p>66</text:p>
          </table:table-cell>
          <table:table-cell table:formula="of:=[.$P$10]*([.AC3]-[.AD3])^[.$P$8]" office:value-type="float" office:value="0.00000935986385167398" calcext:value-type="float">
            <text:p>9.35986385167398E-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66" calcext:value-type="float">
            <text:p>66</text:p>
          </table:table-cell>
          <table:table-cell table:formula="of:=IF([.AC3]-[.AD3]&lt;145; 0.8904*([.AC3]-[.AD3])/145; [.$N$12]+[.$N$13]*([.AH3]-[.AI3]))" office:value-type="float" office:value="0.0368441379310345" calcext:value-type="float">
            <text:p>0.036844137931035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$E$1]-[.B4]" office:value-type="float" office:value="268" calcext:value-type="float">
            <text:p>268</text:p>
          </table:table-cell>
          <table:table-cell table:formula="of:=[.B5]-[.B4]" office:value-type="float" office:value="15" calcext:value-type="float">
            <text:p>15</text:p>
          </table:table-cell>
          <table:table-cell table:formula="of:=LN([.D4])" office:value-type="float" office:value="5.59098698051086" calcext:value-type="float">
            <text:p>5.59098698051086</text:p>
          </table:table-cell>
          <table:table-cell table:formula="of:=LN([.E4])" office:value-type="float" office:value="2.70805020110221" calcext:value-type="float">
            <text:p>2.70805020110221</text:p>
          </table:table-cell>
          <table:table-cell/>
          <table:table-cell table:formula="of:=[.F4]^2" office:value-type="float" office:value="31.2591354162419" calcext:value-type="float">
            <text:p>31.2591354162419</text:p>
          </table:table-cell>
          <table:table-cell table:formula="of:=[.F4]*[.G4]" office:value-type="float" office:value="15.1406734169323" calcext:value-type="float">
            <text:p>15.1406734169323</text:p>
          </table:table-cell>
          <table:table-cell/>
          <table:table-cell table:formula="of:=COUNTA([.F3:.F29])" office:value-type="float" office:value="26" calcext:value-type="float">
            <text:p>26</text:p>
          </table:table-cell>
          <table:table-cell table:formula="of:=[.F31]" office:value-type="float" office:value="135.881040774889" calcext:value-type="float">
            <text:p>135.881040774889</text:p>
          </table:table-cell>
          <table:table-cell table:style-name="ce1" office:value-type="string" calcext:value-type="string">
            <text:p>a0</text:p>
          </table:table-cell>
          <table:table-cell table:style-name="ce2" office:value-type="string" calcext:value-type="string">
            <text:p>“=”</text:p>
          </table:table-cell>
          <table:table-cell table:formula="of:=[.G31]" office:value-type="float" office:value="36.1902393574055" calcext:value-type="float">
            <text:p>36.1902393574055</text:p>
          </table:table-cell>
          <table:table-cell/>
          <table:table-cell table:formula="of:=[.$P$10]*[.D4]^[.$P$8]" office:value-type="float" office:value="15.9533032796474" calcext:value-type="float">
            <text:p>15.953303279647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U3]+[.V3]" office:value-type="float" office:value="85.8592419275048" calcext:value-type="float">
            <text:p>85.8592419275048</text:p>
          </table:table-cell>
          <table:table-cell table:formula="of:=[.$P$10]*([.$E$1]-[.U4])^[.$P$8]" office:value-type="float" office:value="15.102868405077" calcext:value-type="float">
            <text:p>15.10286840507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Y3]+[.Z3]" office:value-type="float" office:value="80.7009370397784" calcext:value-type="float">
            <text:p>80.7009370397784</text:p>
          </table:table-cell>
          <table:table-cell table:formula="of:=[.$N$12]+[.$N$13]*(350-[.Y4])" office:value-type="float" office:value="13.2403054844244" calcext:value-type="float">
            <text:p>13.2403054844244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AC3]+20.88" office:value-type="float" office:value="92.88" calcext:value-type="float">
            <text:p>92.88</text:p>
          </table:table-cell>
          <table:table-cell table:formula="of:=[.AD3]+[.AE3]" office:value-type="float" office:value="66.0000093598639" calcext:value-type="float">
            <text:p>66.0000093598639</text:p>
          </table:table-cell>
          <table:table-cell table:formula="of:=[.$P$10]*([.AC4]-[.AD4])^[.$P$8]" office:value-type="float" office:value="0.00269764915207691" calcext:value-type="float">
            <text:p>0.002697649152077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AH3]+20.88" office:value-type="float" office:value="92.88" calcext:value-type="float">
            <text:p>92.88</text:p>
          </table:table-cell>
          <table:table-cell table:formula="of:=[.AI3]+[.AJ3]" office:value-type="float" office:value="66.036844137931" calcext:value-type="float">
            <text:p>66.036844137931</text:p>
          </table:table-cell>
          <table:table-cell table:formula="of:=IF([.AC4]-[.AD4]&lt;145; 0.8904*([.AC4]-[.AD4])/145; [.$N$12]+[.$N$13]*([.AH4]-[.AI4]))" office:value-type="float" office:value="0.165061680455015" calcext:value-type="float">
            <text:p>0.165061680455015</text:p>
          </table:table-cell>
          <table:table-cell table:number-columns-repeated="9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$E$1]-[.B5]" office:value-type="float" office:value="253" calcext:value-type="float">
            <text:p>253</text:p>
          </table:table-cell>
          <table:table-cell table:formula="of:=[.B6]-[.B5]" office:value-type="float" office:value="11" calcext:value-type="float">
            <text:p>11</text:p>
          </table:table-cell>
          <table:table-cell table:formula="of:=LN([.D5])" office:value-type="float" office:value="5.53338948872752" calcext:value-type="float">
            <text:p>5.53338948872752</text:p>
          </table:table-cell>
          <table:table-cell table:formula="of:=LN([.E5])" office:value-type="float" office:value="2.39789527279837" calcext:value-type="float">
            <text:p>2.39789527279837</text:p>
          </table:table-cell>
          <table:table-cell/>
          <table:table-cell table:formula="of:=[.F5]^2" office:value-type="float" office:value="30.6183992339602" calcext:value-type="float">
            <text:p>30.6183992339602</text:p>
          </table:table-cell>
          <table:table-cell table:formula="of:=[.F5]*[.G5]" office:value-type="float" office:value="13.2684884975719" calcext:value-type="float">
            <text:p>13.2684884975719</text:p>
          </table:table-cell>
          <table:table-cell/>
          <table:table-cell table:formula="of:=[.F31]" office:value-type="float" office:value="135.881040774889" calcext:value-type="float">
            <text:p>135.881040774889</text:p>
          </table:table-cell>
          <table:table-cell table:formula="of:=[.I31]" office:value-type="float" office:value="711.147071720166" calcext:value-type="float">
            <text:p>711.147071720166</text:p>
          </table:table-cell>
          <table:table-cell table:style-name="ce1" office:value-type="string" calcext:value-type="string">
            <text:p>a1</text:p>
          </table:table-cell>
          <table:table-cell table:style-name="ce2"/>
          <table:table-cell table:formula="of:=[.J31]" office:value-type="float" office:value="192.938164344187" calcext:value-type="float">
            <text:p>192.938164344187</text:p>
          </table:table-cell>
          <table:table-cell/>
          <table:table-cell table:formula="of:=[.$P$10]*[.D5]^[.$P$8]" office:value-type="float" office:value="12.8344682328905" calcext:value-type="float">
            <text:p>12.834468232890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U4]+[.V4]" office:value-type="float" office:value="100.962110332582" calcext:value-type="float">
            <text:p>100.962110332582</text:p>
          </table:table-cell>
          <table:table-cell table:formula="of:=[.$P$10]*([.$E$1]-[.U5])^[.$P$8]" office:value-type="float" office:value="12.0917143909843" calcext:value-type="float">
            <text:p>12.09171439098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Y4]+[.Z4]" office:value-type="float" office:value="93.9412425242029" calcext:value-type="float">
            <text:p>93.9412425242029</text:p>
          </table:table-cell>
          <table:table-cell table:formula="of:=[.$N$12]+[.$N$13]*(350-[.Y5])" office:value-type="float" office:value="11.924796959985" calcext:value-type="float">
            <text:p>11.924796959985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AC4]+20.88" office:value-type="float" office:value="113.76" calcext:value-type="float">
            <text:p>113.76</text:p>
          </table:table-cell>
          <table:table-cell table:formula="of:=[.AD4]+[.AE4]" office:value-type="float" office:value="66.0027070090159" calcext:value-type="float">
            <text:p>66.0027070090159</text:p>
          </table:table-cell>
          <table:table-cell table:formula="of:=[.$P$10]*([.AC5]-[.AD5])^[.$P$8]" office:value-type="float" office:value="0.0236430295746494" calcext:value-type="float">
            <text:p>0.023643029574649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AH4]+20.88" office:value-type="float" office:value="113.76" calcext:value-type="float">
            <text:p>113.76</text:p>
          </table:table-cell>
          <table:table-cell table:formula="of:=[.AI4]+[.AJ4]" office:value-type="float" office:value="66.2019058183861" calcext:value-type="float">
            <text:p>66.2019058183861</text:p>
          </table:table-cell>
          <table:table-cell table:formula="of:=IF([.AC5]-[.AD5]&lt;145; 0.8904*([.AC5]-[.AD5])/145; [.$N$12]+[.$N$13]*([.AH5]-[.AI5]))" office:value-type="float" office:value="0.293262715028774" calcext:value-type="float">
            <text:p>0.293262715028774</text:p>
          </table:table-cell>
          <table:table-cell table:number-columns-repeated="9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$E$1]-[.B6]" office:value-type="float" office:value="242" calcext:value-type="float">
            <text:p>242</text:p>
          </table:table-cell>
          <table:table-cell table:formula="of:=[.B7]-[.B6]" office:value-type="float" office:value="9" calcext:value-type="float">
            <text:p>9</text:p>
          </table:table-cell>
          <table:table-cell table:formula="of:=LN([.D6])" office:value-type="float" office:value="5.48893772615669" calcext:value-type="float">
            <text:p>5.48893772615669</text:p>
          </table:table-cell>
          <table:table-cell table:formula="of:=LN([.E6])" office:value-type="float" office:value="2.19722457733622" calcext:value-type="float">
            <text:p>2.19722457733622</text:p>
          </table:table-cell>
          <table:table-cell/>
          <table:table-cell table:formula="of:=[.F6]^2" office:value-type="float" office:value="30.1284373616261" calcext:value-type="float">
            <text:p>30.1284373616261</text:p>
          </table:table-cell>
          <table:table-cell table:formula="of:=[.F6]*[.G6]" office:value-type="float" office:value="12.0604288753795" calcext:value-type="float">
            <text:p>12.0604288753795</text:p>
          </table:table-cell>
          <table:table-cell table:number-columns-repeated="7"/>
          <table:table-cell table:formula="of:=[.$P$10]*[.D6]^[.$P$8]" office:value-type="float" office:value="10.85093263549" calcext:value-type="float">
            <text:p>10.8509326354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U5]+[.V5]" office:value-type="float" office:value="113.053824723566" calcext:value-type="float">
            <text:p>113.053824723566</text:p>
          </table:table-cell>
          <table:table-cell table:formula="of:=[.$P$10]*([.$E$1]-[.U6])^[.$P$8]" office:value-type="float" office:value="10.0196053757851" calcext:value-type="float">
            <text:p>10.019605375785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Y5]+[.Z5]" office:value-type="float" office:value="105.866039484188" calcext:value-type="float">
            <text:p>105.866039484188</text:p>
          </table:table-cell>
          <table:table-cell table:formula="of:=[.$N$12]+[.$N$13]*(350-[.Y6])" office:value-type="float" office:value="10.7399925707264" calcext:value-type="float">
            <text:p>10.7399925707264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AC5]+20.88" office:value-type="float" office:value="134.64" calcext:value-type="float">
            <text:p>134.64</text:p>
          </table:table-cell>
          <table:table-cell table:formula="of:=[.AD5]+[.AE5]" office:value-type="float" office:value="66.0263500385906" calcext:value-type="float">
            <text:p>66.0263500385906</text:p>
          </table:table-cell>
          <table:table-cell table:formula="of:=[.$P$10]*([.AC6]-[.AD6])^[.$P$8]" office:value-type="float" office:value="0.0929081730774632" calcext:value-type="float">
            <text:p>0.092908173077463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AH5]+20.88" office:value-type="float" office:value="134.64" calcext:value-type="float">
            <text:p>134.64</text:p>
          </table:table-cell>
          <table:table-cell table:formula="of:=[.AI5]+[.AJ5]" office:value-type="float" office:value="66.4951685334148" calcext:value-type="float">
            <text:p>66.4951685334148</text:p>
          </table:table-cell>
          <table:table-cell table:formula="of:=IF([.AC6]-[.AD6]&lt;145; 0.8904*([.AC6]-[.AD6])/145; [.$N$12]+[.$N$13]*([.AH6]-[.AI6]))" office:value-type="float" office:value="0.421335130521648" calcext:value-type="float">
            <text:p>0.421335130521648</text:p>
          </table:table-cell>
          <table:table-cell table:number-columns-repeated="9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$E$1]-[.B7]" office:value-type="float" office:value="233" calcext:value-type="float">
            <text:p>233</text:p>
          </table:table-cell>
          <table:table-cell table:formula="of:=[.B8]-[.B7]" office:value-type="float" office:value="9" calcext:value-type="float">
            <text:p>9</text:p>
          </table:table-cell>
          <table:table-cell table:formula="of:=LN([.D7])" office:value-type="float" office:value="5.4510384535657" calcext:value-type="float">
            <text:p>5.4510384535657</text:p>
          </table:table-cell>
          <table:table-cell table:formula="of:=LN([.E7])" office:value-type="float" office:value="2.19722457733622" calcext:value-type="float">
            <text:p>2.19722457733622</text:p>
          </table:table-cell>
          <table:table-cell/>
          <table:table-cell table:formula="of:=[.F7]^2" office:value-type="float" office:value="29.7138202222519" calcext:value-type="float">
            <text:p>29.7138202222519</text:p>
          </table:table-cell>
          <table:table-cell table:formula="of:=[.F7]*[.G7]" office:value-type="float" office:value="11.9771556621794" calcext:value-type="float">
            <text:p>11.9771556621794</text:p>
          </table:table-cell>
          <table:table-cell/>
          <table:table-cell office:value-type="string" calcext:value-type="string">
            <text:p>det =</text:p>
          </table:table-cell>
          <table:table-cell table:formula="of:=[.L4]*[.M5]-[.M4]*[.L5]" office:value-type="float" office:value="26.1666226573107" calcext:value-type="float">
            <text:p>26.1666226573107</text:p>
          </table:table-cell>
          <table:table-cell table:style-name="ce1" office:value-type="string" calcext:value-type="string">
            <text:p>sol</text:p>
          </table:table-cell>
          <table:table-cell table:style-name="ce2" office:value-type="string" calcext:value-type="string">
            <text:p>“=”</text:p>
          </table:table-cell>
          <table:table-cell table:formula="of:=[.L8]*[.P4]+[.M8]*[.P5]" office:value-type="float" office:value="-18.3461136234839" calcext:value-type="float">
            <text:p>-18.3461136234839</text:p>
          </table:table-cell>
          <table:table-cell/>
          <table:table-cell table:formula="of:=[.$P$10]*[.D7]^[.$P$8]" office:value-type="float" office:value="9.40380903648632" calcext:value-type="float">
            <text:p>9.4038090364863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U6]+[.V6]" office:value-type="float" office:value="123.073430099351" calcext:value-type="float">
            <text:p>123.073430099351</text:p>
          </table:table-cell>
          <table:table-cell table:formula="of:=[.$P$10]*([.$E$1]-[.U7])^[.$P$8]" office:value-type="float" office:value="8.5110330518012" calcext:value-type="float">
            <text:p>8.511033051801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Y6]+[.Z6]" office:value-type="float" office:value="116.606032054914" calcext:value-type="float">
            <text:p>116.606032054914</text:p>
          </table:table-cell>
          <table:table-cell table:formula="of:=[.$N$12]+[.$N$13]*(350-[.Y7])" office:value-type="float" office:value="9.6729060298737" calcext:value-type="float">
            <text:p>9.6729060298737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[.AC6]+20.88" office:value-type="float" office:value="155.52" calcext:value-type="float">
            <text:p>155.52</text:p>
          </table:table-cell>
          <table:table-cell table:formula="of:=[.AD6]+[.AE6]" office:value-type="float" office:value="66.119258211668" calcext:value-type="float">
            <text:p>66.119258211668</text:p>
          </table:table-cell>
          <table:table-cell table:formula="of:=[.$P$10]*([.AC7]-[.AD7])^[.$P$8]" office:value-type="float" office:value="0.252416919689948" calcext:value-type="float">
            <text:p>0.252416919689948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[.AH6]+20.88" office:value-type="float" office:value="155.52" calcext:value-type="float">
            <text:p>155.52</text:p>
          </table:table-cell>
          <table:table-cell table:formula="of:=[.AI6]+[.AJ6]" office:value-type="float" office:value="66.9165036639365" calcext:value-type="float">
            <text:p>66.9165036639365</text:p>
          </table:table-cell>
          <table:table-cell table:formula="of:=IF([.AC7]-[.AD7]&lt;145; 0.8904*([.AC7]-[.AD7])/145; [.$N$12]+[.$N$13]*([.AH7]-[.AI7]))" office:value-type="float" office:value="0.54898221026435" calcext:value-type="float">
            <text:p>0.54898221026435</text:p>
          </table:table-cell>
          <table:table-cell table:number-columns-repeated="98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$E$1]-[.B8]" office:value-type="float" office:value="224" calcext:value-type="float">
            <text:p>224</text:p>
          </table:table-cell>
          <table:table-cell table:formula="of:=[.B9]-[.B8]" office:value-type="float" office:value="9" calcext:value-type="float">
            <text:p>9</text:p>
          </table:table-cell>
          <table:table-cell table:formula="of:=LN([.D8])" office:value-type="float" office:value="5.41164605185504" calcext:value-type="float">
            <text:p>5.41164605185504</text:p>
          </table:table-cell>
          <table:table-cell table:formula="of:=LN([.E8])" office:value-type="float" office:value="2.19722457733622" calcext:value-type="float">
            <text:p>2.19722457733622</text:p>
          </table:table-cell>
          <table:table-cell/>
          <table:table-cell table:formula="of:=[.F8]^2" office:value-type="float" office:value="29.2859129905582" calcext:value-type="float">
            <text:p>29.2859129905582</text:p>
          </table:table-cell>
          <table:table-cell table:formula="of:=[.F8]*[.G8]" office:value-type="float" office:value="11.8906017089804" calcext:value-type="float">
            <text:p>11.8906017089804</text:p>
          </table:table-cell>
          <table:table-cell/>
          <table:table-cell table:formula="of:=[.M5]/[.M7]" office:value-type="float" office:value="27.1776408072854" calcext:value-type="float">
            <text:p>27.1776408072854</text:p>
          </table:table-cell>
          <table:table-cell table:formula="of:=-[.M4]/[.M7]" office:value-type="float" office:value="-5.19291475076648" calcext:value-type="float">
            <text:p>-5.19291475076648</text:p>
          </table:table-cell>
          <table:table-cell table:number-columns-repeated="2"/>
          <table:table-cell table:formula="of:=[.L9]*[.P4]+[.M9]*[.P5]" office:value-type="float" office:value="3.77675347967184" calcext:value-type="float">
            <text:p>3.77675347967184</text:p>
          </table:table-cell>
          <table:table-cell/>
          <table:table-cell table:formula="of:=[.$P$10]*[.D8]^[.$P$8]" office:value-type="float" office:value="8.1038514280199" calcext:value-type="float">
            <text:p>8.103851428019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U7]+[.V7]" office:value-type="float" office:value="131.584463151152" calcext:value-type="float">
            <text:p>131.584463151152</text:p>
          </table:table-cell>
          <table:table-cell table:formula="of:=[.$P$10]*([.$E$1]-[.U8])^[.$P$8]" office:value-type="float" office:value="7.36684097026108" calcext:value-type="float">
            <text:p>7.3668409702610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Y7]+[.Z7]" office:value-type="float" office:value="126.278938084788" calcext:value-type="float">
            <text:p>126.278938084788</text:p>
          </table:table-cell>
          <table:table-cell table:formula="of:=[.$N$12]+[.$N$13]*(350-[.Y8])" office:value-type="float" office:value="8.71184132080259" calcext:value-type="float">
            <text:p>8.71184132080259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[.AC7]+20.88" office:value-type="float" office:value="176.4" calcext:value-type="float">
            <text:p>176.4</text:p>
          </table:table-cell>
          <table:table-cell table:formula="of:=[.AD7]+[.AE7]" office:value-type="float" office:value="66.371675131358" calcext:value-type="float">
            <text:p>66.371675131358</text:p>
          </table:table-cell>
          <table:table-cell table:formula="of:=[.$P$10]*([.AC8]-[.AD8])^[.$P$8]" office:value-type="float" office:value="0.55289583342346" calcext:value-type="float">
            <text:p>0.55289583342346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[.AH7]+20.88" office:value-type="float" office:value="176.4" calcext:value-type="float">
            <text:p>176.4</text:p>
          </table:table-cell>
          <table:table-cell table:formula="of:=[.AI7]+[.AJ7]" office:value-type="float" office:value="67.4654858742008" calcext:value-type="float">
            <text:p>67.4654858742008</text:p>
          </table:table-cell>
          <table:table-cell table:formula="of:=IF([.AC8]-[.AD8]&lt;145; 0.8904*([.AC8]-[.AD8])/145; [.$N$12]+[.$N$13]*([.AH8]-[.AI8]))" office:value-type="float" office:value="0.67564979629682" calcext:value-type="float">
            <text:p>0.67564979629682</text:p>
          </table:table-cell>
          <table:table-cell table:number-columns-repeated="9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$E$1]-[.B9]" office:value-type="float" office:value="215" calcext:value-type="float">
            <text:p>215</text:p>
          </table:table-cell>
          <table:table-cell table:formula="of:=[.B10]-[.B9]" office:value-type="float" office:value="7" calcext:value-type="float">
            <text:p>7</text:p>
          </table:table-cell>
          <table:table-cell table:formula="of:=LN([.D9])" office:value-type="float" office:value="5.37063802812766" calcext:value-type="float">
            <text:p>5.37063802812766</text:p>
          </table:table-cell>
          <table:table-cell table:formula="of:=LN([.E9])" office:value-type="float" office:value="1.94591014905531" calcext:value-type="float">
            <text:p>1.94591014905531</text:p>
          </table:table-cell>
          <table:table-cell/>
          <table:table-cell table:formula="of:=[.F9]^2" office:value-type="float" office:value="28.843752829171" calcext:value-type="float">
            <text:p>28.843752829171</text:p>
          </table:table-cell>
          <table:table-cell table:formula="of:=[.F9]*[.G9]" office:value-type="float" office:value="10.450779045836" calcext:value-type="float">
            <text:p>10.450779045836</text:p>
          </table:table-cell>
          <table:table-cell/>
          <table:table-cell table:formula="of:=-[.L5]/[.M7]" office:value-type="float" office:value="-5.19291475076648" calcext:value-type="float">
            <text:p>-5.19291475076648</text:p>
          </table:table-cell>
          <table:table-cell table:formula="of:=[.L4]/[.M7]" office:value-type="float" office:value="0.993632244424784" calcext:value-type="float">
            <text:p>0.993632244424784</text:p>
          </table:table-cell>
          <table:table-cell table:number-columns-repeated="4"/>
          <table:table-cell table:formula="of:=[.$P$10]*[.D9]^[.$P$8]" office:value-type="float" office:value="6.94111370108921" calcext:value-type="float">
            <text:p>6.9411137010892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U8]+[.V8]" office:value-type="float" office:value="138.951304121413" calcext:value-type="float">
            <text:p>138.951304121413</text:p>
          </table:table-cell>
          <table:table-cell table:formula="of:=[.$P$10]*([.$E$1]-[.U9])^[.$P$8]" office:value-type="float" office:value="6.47149227160738" calcext:value-type="float">
            <text:p>6.4714922716073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Y8]+[.Z8]" office:value-type="float" office:value="134.99077940559" calcext:value-type="float">
            <text:p>134.99077940559</text:p>
          </table:table-cell>
          <table:table-cell table:formula="of:=[.$N$12]+[.$N$13]*(350-[.Y9])" office:value-type="float" office:value="7.84626450049721" calcext:value-type="float">
            <text:p>7.84626450049721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[.AC8]+20.88" office:value-type="float" office:value="197.28" calcext:value-type="float">
            <text:p>197.28</text:p>
          </table:table-cell>
          <table:table-cell table:formula="of:=[.AD8]+[.AE8]" office:value-type="float" office:value="66.9245709647815" calcext:value-type="float">
            <text:p>66.9245709647815</text:p>
          </table:table-cell>
          <table:table-cell table:formula="of:=[.$P$10]*([.AC9]-[.AD9])^[.$P$8]" office:value-type="float" office:value="1.04883063855638" calcext:value-type="float">
            <text:p>1.04883063855638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[.AH8]+20.88" office:value-type="float" office:value="197.28" calcext:value-type="float">
            <text:p>197.28</text:p>
          </table:table-cell>
          <table:table-cell table:formula="of:=[.AI8]+[.AJ8]" office:value-type="float" office:value="68.1411356704977" calcext:value-type="float">
            <text:p>68.1411356704977</text:p>
          </table:table-cell>
          <table:table-cell table:formula="of:=IF([.AC9]-[.AD9]&lt;145; 0.8904*([.AC9]-[.AD9])/145; [.$N$12]+[.$N$13]*([.AH9]-[.AI9]))" office:value-type="float" office:value="0.800472234572128" calcext:value-type="float">
            <text:p>0.800472234572128</text:p>
          </table:table-cell>
          <table:table-cell table:number-columns-repeated="98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$E$1]-[.B10]" office:value-type="float" office:value="208" calcext:value-type="float">
            <text:p>208</text:p>
          </table:table-cell>
          <table:table-cell table:formula="of:=[.B11]-[.B10]" office:value-type="float" office:value="6" calcext:value-type="float">
            <text:p>6</text:p>
          </table:table-cell>
          <table:table-cell table:formula="of:=LN([.D10])" office:value-type="float" office:value="5.33753807970132" calcext:value-type="float">
            <text:p>5.33753807970132</text:p>
          </table:table-cell>
          <table:table-cell table:formula="of:=LN([.E10])" office:value-type="float" office:value="1.79175946922806" calcext:value-type="float">
            <text:p>1.79175946922806</text:p>
          </table:table-cell>
          <table:table-cell/>
          <table:table-cell table:formula="of:=[.F10]^2" office:value-type="float" office:value="28.4893127522616" calcext:value-type="float">
            <text:p>28.4893127522616</text:p>
          </table:table-cell>
          <table:table-cell table:formula="of:=[.F10]*[.G10]" office:value-type="float" office:value="9.56358439667017" calcext:value-type="float">
            <text:p>9.56358439667017</text:p>
          </table:table-cell>
          <table:table-cell table:number-columns-repeated="5"/>
          <table:table-cell table:formula="of:=EXP([.P7])" office:value-type="float" office:value="0.0000000107741765787325" calcext:value-type="float">
            <text:p>1.07741765787325E-08</text:p>
          </table:table-cell>
          <table:table-cell/>
          <table:table-cell table:formula="of:=[.$P$10]*[.D10]^[.$P$8]" office:value-type="float" office:value="6.12544797118503" calcext:value-type="float">
            <text:p>6.1254479711850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U9]+[.V9]" office:value-type="float" office:value="145.422796393021" calcext:value-type="float">
            <text:p>145.422796393021</text:p>
          </table:table-cell>
          <table:table-cell table:formula="of:=[.$P$10]*([.$E$1]-[.U10])^[.$P$8]" office:value-type="float" office:value="5.75336865793674" calcext:value-type="float">
            <text:p>5.753368657936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Y9]+[.Z9]" office:value-type="float" office:value="142.837043906088" calcext:value-type="float">
            <text:p>142.837043906088</text:p>
          </table:table-cell>
          <table:table-cell table:formula="of:=[.$N$12]+[.$N$13]*(350-[.Y10])" office:value-type="float" office:value="7.06668824014934" calcext:value-type="float">
            <text:p>7.06668824014934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AC9]+20.88" office:value-type="float" office:value="218.16" calcext:value-type="float">
            <text:p>218.16</text:p>
          </table:table-cell>
          <table:table-cell table:formula="of:=[.AD9]+[.AE9]" office:value-type="float" office:value="67.9734016033378" calcext:value-type="float">
            <text:p>67.9734016033378</text:p>
          </table:table-cell>
          <table:table-cell table:formula="of:=[.$P$10]*([.AC10]-[.AD10])^[.$P$8]" office:value-type="float" office:value="1.79053772534451" calcext:value-type="float">
            <text:p>1.79053772534451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AH9]+20.88" office:value-type="float" office:value="218.16" calcext:value-type="float">
            <text:p>218.16</text:p>
          </table:table-cell>
          <table:table-cell table:formula="of:=[.AI9]+[.AJ9]" office:value-type="float" office:value="68.9416079050698" calcext:value-type="float">
            <text:p>68.9416079050698</text:p>
          </table:table-cell>
          <table:table-cell table:formula="of:=IF([.AC10]-[.AD10]&lt;145; 0.8904*([.AC10]-[.AD10])/145; [.$N$12]+[.$N$13]*([.AH10]-[.AI10]))" office:value-type="float" office:value="1.30952742726163" calcext:value-type="float">
            <text:p>1.30952742726163</text:p>
          </table:table-cell>
          <table:table-cell table:number-columns-repeated="98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$E$1]-[.B11]" office:value-type="float" office:value="202" calcext:value-type="float">
            <text:p>202</text:p>
          </table:table-cell>
          <table:table-cell table:formula="of:=[.B12]-[.B11]" office:value-type="float" office:value="7" calcext:value-type="float">
            <text:p>7</text:p>
          </table:table-cell>
          <table:table-cell table:formula="of:=LN([.D11])" office:value-type="float" office:value="5.30826769740121" calcext:value-type="float">
            <text:p>5.30826769740121</text:p>
          </table:table-cell>
          <table:table-cell table:formula="of:=LN([.E11])" office:value-type="float" office:value="1.94591014905531" calcext:value-type="float">
            <text:p>1.94591014905531</text:p>
          </table:table-cell>
          <table:table-cell/>
          <table:table-cell table:formula="of:=[.F11]^2" office:value-type="float" office:value="28.1777059472731" calcext:value-type="float">
            <text:p>28.1777059472731</text:p>
          </table:table-cell>
          <table:table-cell table:formula="of:=[.F11]*[.G11]" office:value-type="float" office:value="10.3294119862755" calcext:value-type="float">
            <text:p>10.3294119862755</text:p>
          </table:table-cell>
          <table:table-cell table:number-columns-repeated="7"/>
          <table:table-cell table:formula="of:=[.$P$10]*[.D11]^[.$P$8]" office:value-type="float" office:value="5.48438450771807" calcext:value-type="float">
            <text:p>5.4843845077180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U10]+[.V10]" office:value-type="float" office:value="151.176165050958" calcext:value-type="float">
            <text:p>151.176165050958</text:p>
          </table:table-cell>
          <table:table-cell table:formula="of:=[.$P$10]*([.$E$1]-[.U11])^[.$P$8]" office:value-type="float" office:value="5.16574294683552" calcext:value-type="float">
            <text:p>5.1657429468355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Y10]+[.Z10]" office:value-type="float" office:value="149.903732146237" calcext:value-type="float">
            <text:p>149.903732146237</text:p>
          </table:table-cell>
          <table:table-cell table:formula="of:=[.$N$12]+[.$N$13]*(350-[.Y11])" office:value-type="float" office:value="6.36456783738305" calcext:value-type="float">
            <text:p>6.36456783738305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[.AC10]+20.88" office:value-type="float" office:value="239.04" calcext:value-type="float">
            <text:p>239.04</text:p>
          </table:table-cell>
          <table:table-cell table:formula="of:=[.AD10]+[.AE10]" office:value-type="float" office:value="69.7639393286823" calcext:value-type="float">
            <text:p>69.7639393286823</text:p>
          </table:table-cell>
          <table:table-cell table:formula="of:=[.$P$10]*([.AC11]-[.AD11])^[.$P$8]" office:value-type="float" office:value="2.81345558525145" calcext:value-type="float">
            <text:p>2.81345558525145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[.AH10]+20.88" office:value-type="float" office:value="239.04" calcext:value-type="float">
            <text:p>239.04</text:p>
          </table:table-cell>
          <table:table-cell table:formula="of:=[.AI10]+[.AJ10]" office:value-type="float" office:value="70.2511353323314" calcext:value-type="float">
            <text:p>70.2511353323314</text:p>
          </table:table-cell>
          <table:table-cell table:formula="of:=IF([.AC11]-[.AD11]&lt;145; 0.8904*([.AC11]-[.AD11])/145; [.$N$12]+[.$N$13]*([.AH11]-[.AI11]))" office:value-type="float" office:value="3.25397829563717" calcext:value-type="float">
            <text:p>3.25397829563717</text:p>
          </table:table-cell>
          <table:table-cell table:number-columns-repeated="98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$E$1]-[.B12]" office:value-type="float" office:value="195" calcext:value-type="float">
            <text:p>195</text:p>
          </table:table-cell>
          <table:table-cell table:formula="of:=[.B13]-[.B12]" office:value-type="float" office:value="5" calcext:value-type="float">
            <text:p>5</text:p>
          </table:table-cell>
          <table:table-cell table:formula="of:=LN([.D12])" office:value-type="float" office:value="5.27299955856375" calcext:value-type="float">
            <text:p>5.27299955856375</text:p>
          </table:table-cell>
          <table:table-cell table:formula="of:=LN([.E12])" office:value-type="float" office:value="1.6094379124341" calcext:value-type="float">
            <text:p>1.6094379124341</text:p>
          </table:table-cell>
          <table:table-cell/>
          <table:table-cell table:formula="of:=[.F12]^2" office:value-type="float" office:value="27.8045243446135" calcext:value-type="float">
            <text:p>27.8045243446135</text:p>
          </table:table-cell>
          <table:table-cell table:formula="of:=[.F12]*[.G12]" office:value-type="float" office:value="8.48656540180077" calcext:value-type="float">
            <text:p>8.48656540180077</text:p>
          </table:table-cell>
          <table:table-cell table:number-columns-repeated="3"/>
          <table:table-cell office:value-type="float" office:value="-13.5162684756316" calcext:value-type="float">
            <text:p>-13.5162684756316</text:p>
          </table:table-cell>
          <table:table-cell table:number-columns-repeated="3"/>
          <table:table-cell table:formula="of:=[.$P$10]*[.D12]^[.$P$8]" office:value-type="float" office:value="4.80043149002949" calcext:value-type="float">
            <text:p>4.8004314900294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U11]+[.V11]" office:value-type="float" office:value="156.341907997793" calcext:value-type="float">
            <text:p>156.341907997793</text:p>
          </table:table-cell>
          <table:table-cell table:formula="of:=[.$P$10]*([.$E$1]-[.U12])^[.$P$8]" office:value-type="float" office:value="4.6768553007106" calcext:value-type="float">
            <text:p>4.676855300710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Y11]+[.Z11]" office:value-type="float" office:value="156.26829998362" calcext:value-type="float">
            <text:p>156.26829998362</text:p>
          </table:table-cell>
          <table:table-cell table:formula="of:=[.$N$12]+[.$N$13]*(350-[.Y12])" office:value-type="float" office:value="5.73220756032599" calcext:value-type="float">
            <text:p>5.73220756032599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[.AC11]+20.88" office:value-type="float" office:value="259.92" calcext:value-type="float">
            <text:p>259.92</text:p>
          </table:table-cell>
          <table:table-cell table:formula="of:=[.AD11]+[.AE11]" office:value-type="float" office:value="72.5773949139338" calcext:value-type="float">
            <text:p>72.5773949139338</text:p>
          </table:table-cell>
          <table:table-cell table:formula="of:=[.$P$10]*([.AC12]-[.AD12])^[.$P$8]" office:value-type="float" office:value="4.12640742337669" calcext:value-type="float">
            <text:p>4.12640742337669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[.AH11]+20.88" office:value-type="float" office:value="259.92" calcext:value-type="float">
            <text:p>259.92</text:p>
          </table:table-cell>
          <table:table-cell table:formula="of:=[.AI11]+[.AJ11]" office:value-type="float" office:value="73.5051136279686" calcext:value-type="float">
            <text:p>73.5051136279686</text:p>
          </table:table-cell>
          <table:table-cell table:formula="of:=IF([.AC12]-[.AD12]&lt;145; 0.8904*([.AC12]-[.AD12])/145; [.$N$12]+[.$N$13]*([.AH12]-[.AI12]))" office:value-type="float" office:value="5.0052356084931" calcext:value-type="float">
            <text:p>5.0052356084931</text:p>
          </table:table-cell>
          <table:table-cell table:number-columns-repeated="98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$E$1]-[.B13]" office:value-type="float" office:value="190" calcext:value-type="float">
            <text:p>190</text:p>
          </table:table-cell>
          <table:table-cell table:formula="of:=[.B14]-[.B13]" office:value-type="float" office:value="4" calcext:value-type="float">
            <text:p>4</text:p>
          </table:table-cell>
          <table:table-cell table:formula="of:=LN([.D13])" office:value-type="float" office:value="5.24702407216049" calcext:value-type="float">
            <text:p>5.24702407216049</text:p>
          </table:table-cell>
          <table:table-cell table:formula="of:=LN([.E13])" office:value-type="float" office:value="1.38629436111989" calcext:value-type="float">
            <text:p>1.38629436111989</text:p>
          </table:table-cell>
          <table:table-cell/>
          <table:table-cell table:formula="of:=[.F13]^2" office:value-type="float" office:value="27.5312616138316" calcext:value-type="float">
            <text:p>27.5312616138316</text:p>
          </table:table-cell>
          <table:table-cell table:formula="of:=[.F13]*[.G13]" office:value-type="float" office:value="7.27391988389641" calcext:value-type="float">
            <text:p>7.27391988389641</text:p>
          </table:table-cell>
          <table:table-cell table:number-columns-repeated="3"/>
          <table:table-cell office:value-type="float" office:value="0.0993563574486269" calcext:value-type="float">
            <text:p>0.099356357448627</text:p>
          </table:table-cell>
          <table:table-cell table:number-columns-repeated="3"/>
          <table:table-cell table:formula="of:=[.$P$10]*[.D13]^[.$P$8]" office:value-type="float" office:value="4.3518576458687" calcext:value-type="float">
            <text:p>4.351857645868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U12]+[.V12]" office:value-type="float" office:value="161.018763298504" calcext:value-type="float">
            <text:p>161.018763298504</text:p>
          </table:table-cell>
          <table:table-cell table:formula="of:=[.$P$10]*([.$E$1]-[.U13])^[.$P$8]" office:value-type="float" office:value="4.26438380310972" calcext:value-type="float">
            <text:p>4.2643838031097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Y12]+[.Z12]" office:value-type="float" office:value="162.000507543946" calcext:value-type="float">
            <text:p>162.000507543946</text:p>
          </table:table-cell>
          <table:table-cell table:formula="of:=[.$N$12]+[.$N$13]*(350-[.Y13])" office:value-type="float" office:value="5.16267629699252" calcext:value-type="float">
            <text:p>5.16267629699252</text:p>
          </table:table-cell>
          <table:table-cell/>
          <table:table-cell office:value-type="float" office:value="11.5" calcext:value-type="float">
            <text:p>11.5</text:p>
          </table:table-cell>
          <table:table-cell table:formula="of:=[.AC12]+20.88" office:value-type="float" office:value="280.8" calcext:value-type="float">
            <text:p>280.8</text:p>
          </table:table-cell>
          <table:table-cell table:formula="of:=[.AD12]+[.AE12]" office:value-type="float" office:value="76.7038023373105" calcext:value-type="float">
            <text:p>76.7038023373105</text:p>
          </table:table-cell>
          <table:table-cell table:formula="of:=[.$P$10]*([.AC13]-[.AD13])^[.$P$8]" office:value-type="float" office:value="5.70244542053259" calcext:value-type="float">
            <text:p>5.70244542053259</text:p>
          </table:table-cell>
          <table:table-cell/>
          <table:table-cell office:value-type="float" office:value="11.5" calcext:value-type="float">
            <text:p>11.5</text:p>
          </table:table-cell>
          <table:table-cell table:formula="of:=[.AH12]+20.88" office:value-type="float" office:value="280.8" calcext:value-type="float">
            <text:p>280.8</text:p>
          </table:table-cell>
          <table:table-cell table:formula="of:=[.AI12]+[.AJ12]" office:value-type="float" office:value="78.5103492364617" calcext:value-type="float">
            <text:p>78.5103492364617</text:p>
          </table:table-cell>
          <table:table-cell table:formula="of:=IF([.AC13]-[.AD13]&lt;145; 0.8904*([.AC13]-[.AD13])/145; [.$N$12]+[.$N$13]*([.AH13]-[.AI13]))" office:value-type="float" office:value="6.5824943737884" calcext:value-type="float">
            <text:p>6.5824943737884</text:p>
          </table:table-cell>
          <table:table-cell table:number-columns-repeated="98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$E$1]-[.B14]" office:value-type="float" office:value="186" calcext:value-type="float">
            <text:p>186</text:p>
          </table:table-cell>
          <table:table-cell table:formula="of:=[.B15]-[.B14]" office:value-type="float" office:value="4" calcext:value-type="float">
            <text:p>4</text:p>
          </table:table-cell>
          <table:table-cell table:formula="of:=LN([.D14])" office:value-type="float" office:value="5.2257466737132" calcext:value-type="float">
            <text:p>5.2257466737132</text:p>
          </table:table-cell>
          <table:table-cell table:formula="of:=LN([.E14])" office:value-type="float" office:value="1.38629436111989" calcext:value-type="float">
            <text:p>1.38629436111989</text:p>
          </table:table-cell>
          <table:table-cell/>
          <table:table-cell table:formula="of:=[.F14]^2" office:value-type="float" office:value="27.3084282978246" calcext:value-type="float">
            <text:p>27.3084282978246</text:p>
          </table:table-cell>
          <table:table-cell table:formula="of:=[.F14]*[.G14]" office:value-type="float" office:value="7.24442314640964" calcext:value-type="float">
            <text:p>7.24442314640964</text:p>
          </table:table-cell>
          <table:table-cell table:number-columns-repeated="7"/>
          <table:table-cell table:formula="of:=[.$P$10]*[.D14]^[.$P$8]" office:value-type="float" office:value="4.01582702639861" calcext:value-type="float">
            <text:p>4.015827026398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U13]+[.V13]" office:value-type="float" office:value="165.283147101613" calcext:value-type="float">
            <text:p>165.283147101613</text:p>
          </table:table-cell>
          <table:table-cell table:formula="of:=[.$P$10]*([.$E$1]-[.U14])^[.$P$8]" office:value-type="float" office:value="3.91219485624408" calcext:value-type="float">
            <text:p>3.9121948562440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Y13]+[.Z13]" office:value-type="float" office:value="167.163183840939" calcext:value-type="float">
            <text:p>167.163183840939</text:p>
          </table:table-cell>
          <table:table-cell table:formula="of:=[.$N$12]+[.$N$13]*(350-[.Y14])" office:value-type="float" office:value="4.64973158543697" calcext:value-type="float">
            <text:p>4.64973158543697</text:p>
          </table:table-cell>
          <table:table-cell/>
          <table:table-cell office:value-type="float" office:value="12.5" calcext:value-type="float">
            <text:p>12.5</text:p>
          </table:table-cell>
          <table:table-cell table:formula="of:=[.AC13]+20.88" office:value-type="float" office:value="301.68" calcext:value-type="float">
            <text:p>301.68</text:p>
          </table:table-cell>
          <table:table-cell table:formula="of:=[.AD13]+[.AE13]" office:value-type="float" office:value="82.4062477578431" calcext:value-type="float">
            <text:p>82.4062477578431</text:p>
          </table:table-cell>
          <table:table-cell table:formula="of:=[.$P$10]*([.AC14]-[.AD14])^[.$P$8]" office:value-type="float" office:value="7.47676204542099" calcext:value-type="float">
            <text:p>7.47676204542099</text:p>
          </table:table-cell>
          <table:table-cell/>
          <table:table-cell office:value-type="float" office:value="12.5" calcext:value-type="float">
            <text:p>12.5</text:p>
          </table:table-cell>
          <table:table-cell table:formula="of:=[.AH13]+20.88" office:value-type="float" office:value="301.68" calcext:value-type="float">
            <text:p>301.68</text:p>
          </table:table-cell>
          <table:table-cell table:formula="of:=[.AI13]+[.AJ13]" office:value-type="float" office:value="85.0928436102501" calcext:value-type="float">
            <text:p>85.0928436102501</text:p>
          </table:table-cell>
          <table:table-cell table:formula="of:=IF([.AC14]-[.AD14]&lt;145; 0.8904*([.AC14]-[.AD14])/145; [.$N$12]+[.$N$13]*([.AH14]-[.AI14]))" office:value-type="float" office:value="8.00304245341003" calcext:value-type="float">
            <text:p>8.00304245341003</text:p>
          </table:table-cell>
          <table:table-cell table:number-columns-repeated="98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$E$1]-[.B15]" office:value-type="float" office:value="182" calcext:value-type="float">
            <text:p>182</text:p>
          </table:table-cell>
          <table:table-cell table:formula="of:=[.B16]-[.B15]" office:value-type="float" office:value="5" calcext:value-type="float">
            <text:p>5</text:p>
          </table:table-cell>
          <table:table-cell table:formula="of:=LN([.D15])" office:value-type="float" office:value="5.2040066870768" calcext:value-type="float">
            <text:p>5.2040066870768</text:p>
          </table:table-cell>
          <table:table-cell table:formula="of:=LN([.E15])" office:value-type="float" office:value="1.6094379124341" calcext:value-type="float">
            <text:p>1.6094379124341</text:p>
          </table:table-cell>
          <table:table-cell/>
          <table:table-cell table:formula="of:=[.F15]^2" office:value-type="float" office:value="27.08168559914" calcext:value-type="float">
            <text:p>27.08168559914</text:p>
          </table:table-cell>
          <table:table-cell table:formula="of:=[.F15]*[.G15]" office:value-type="float" office:value="8.37552565874198" calcext:value-type="float">
            <text:p>8.37552565874198</text:p>
          </table:table-cell>
          <table:table-cell table:number-columns-repeated="7"/>
          <table:table-cell table:formula="of:=[.$P$10]*[.D15]^[.$P$8]" office:value-type="float" office:value="3.69927457704184" calcext:value-type="float">
            <text:p>3.6992745770418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14]+[.V14]" office:value-type="float" office:value="169.195341957858" calcext:value-type="float">
            <text:p>169.195341957858</text:p>
          </table:table-cell>
          <table:table-cell table:formula="of:=[.$P$10]*([.$E$1]-[.U15])^[.$P$8]" office:value-type="float" office:value="3.60834750960393" calcext:value-type="float">
            <text:p>3.6083475096039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Y14]+[.Z14]" office:value-type="float" office:value="171.812915426376" calcext:value-type="float">
            <text:p>171.812915426376</text:p>
          </table:table-cell>
          <table:table-cell table:formula="of:=[.$N$12]+[.$N$13]*(350-[.Y15])" office:value-type="float" office:value="4.18775119199413" calcext:value-type="float">
            <text:p>4.18775119199413</text:p>
          </table:table-cell>
          <table:table-cell/>
          <table:table-cell office:value-type="float" office:value="13.5" calcext:value-type="float">
            <text:p>13.5</text:p>
          </table:table-cell>
          <table:table-cell table:formula="of:=[.AC14]+20.88" office:value-type="float" office:value="322.56" calcext:value-type="float">
            <text:p>322.56</text:p>
          </table:table-cell>
          <table:table-cell table:formula="of:=[.AD14]+[.AE14]" office:value-type="float" office:value="89.8830098032641" calcext:value-type="float">
            <text:p>89.8830098032641</text:p>
          </table:table-cell>
          <table:table-cell table:formula="of:=[.$P$10]*([.AC15]-[.AD15])^[.$P$8]" office:value-type="float" office:value="9.35466778538451" calcext:value-type="float">
            <text:p>9.35466778538451</text:p>
          </table:table-cell>
          <table:table-cell/>
          <table:table-cell office:value-type="float" office:value="13.5" calcext:value-type="float">
            <text:p>13.5</text:p>
          </table:table-cell>
          <table:table-cell table:formula="of:=[.AH14]+20.88" office:value-type="float" office:value="322.56" calcext:value-type="float">
            <text:p>322.56</text:p>
          </table:table-cell>
          <table:table-cell table:formula="of:=[.AI14]+[.AJ14]" office:value-type="float" office:value="93.0958860636601" calcext:value-type="float">
            <text:p>93.0958860636601</text:p>
          </table:table-cell>
          <table:table-cell table:formula="of:=IF([.AC15]-[.AD15]&lt;145; 0.8904*([.AC15]-[.AD15])/145; [.$N$12]+[.$N$13]*([.AH15]-[.AI15]))" office:value-type="float" office:value="9.28245005025982" calcext:value-type="float">
            <text:p>9.28245005025982</text:p>
          </table:table-cell>
          <table:table-cell table:number-columns-repeated="98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$E$1]-[.B16]" office:value-type="float" office:value="177" calcext:value-type="float">
            <text:p>177</text:p>
          </table:table-cell>
          <table:table-cell table:formula="of:=[.B17]-[.B16]" office:value-type="float" office:value="4" calcext:value-type="float">
            <text:p>4</text:p>
          </table:table-cell>
          <table:table-cell table:formula="of:=LN([.D16])" office:value-type="float" office:value="5.17614973257383" calcext:value-type="float">
            <text:p>5.17614973257383</text:p>
          </table:table-cell>
          <table:table-cell table:formula="of:=LN([.E16])" office:value-type="float" office:value="1.38629436111989" calcext:value-type="float">
            <text:p>1.38629436111989</text:p>
          </table:table-cell>
          <table:table-cell/>
          <table:table-cell table:formula="of:=[.F16]^2" office:value-type="float" office:value="26.7925260540241" calcext:value-type="float">
            <text:p>26.7925260540241</text:p>
          </table:table-cell>
          <table:table-cell table:formula="of:=[.F16]*[.G16]" office:value-type="float" office:value="7.17566718657933" calcext:value-type="float">
            <text:p>7.17566718657933</text:p>
          </table:table-cell>
          <table:table-cell table:number-columns-repeated="7"/>
          <table:table-cell table:formula="of:=[.$P$10]*[.D16]^[.$P$8]" office:value-type="float" office:value="3.32985210574455" calcext:value-type="float">
            <text:p>3.3298521057445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U15]+[.V15]" office:value-type="float" office:value="172.803689467461" calcext:value-type="float">
            <text:p>172.803689467461</text:p>
          </table:table-cell>
          <table:table-cell table:formula="of:=[.$P$10]*([.$E$1]-[.U16])^[.$P$8]" office:value-type="float" office:value="3.34382166130344" calcext:value-type="float">
            <text:p>3.3438216613034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Y15]+[.Z15]" office:value-type="float" office:value="176.00066661837" calcext:value-type="float">
            <text:p>176.00066661837</text:p>
          </table:table-cell>
          <table:table-cell table:formula="of:=[.$N$12]+[.$N$13]*(350-[.Y16])" office:value-type="float" office:value="3.77167148765645" calcext:value-type="float">
            <text:p>3.77167148765645</text:p>
          </table:table-cell>
          <table:table-cell/>
          <table:table-cell office:value-type="float" office:value="14.5" calcext:value-type="float">
            <text:p>14.5</text:p>
          </table:table-cell>
          <table:table-cell table:formula="of:=[.AC15]+20.88" office:value-type="float" office:value="343.44" calcext:value-type="float">
            <text:p>343.44</text:p>
          </table:table-cell>
          <table:table-cell table:formula="of:=[.AD15]+[.AE15]" office:value-type="float" office:value="99.2376775886486" calcext:value-type="float">
            <text:p>99.2376775886486</text:p>
          </table:table-cell>
          <table:table-cell table:formula="of:=[.$P$10]*([.AC16]-[.AD16])^[.$P$8]" office:value-type="float" office:value="11.2286208200018" calcext:value-type="float">
            <text:p>11.2286208200018</text:p>
          </table:table-cell>
          <table:table-cell/>
          <table:table-cell office:value-type="float" office:value="14.5" calcext:value-type="float">
            <text:p>14.5</text:p>
          </table:table-cell>
          <table:table-cell table:formula="of:=[.AH15]+20.88" office:value-type="float" office:value="343.44" calcext:value-type="float">
            <text:p>343.44</text:p>
          </table:table-cell>
          <table:table-cell table:formula="of:=[.AI15]+[.AJ15]" office:value-type="float" office:value="102.37833611392" calcext:value-type="float">
            <text:p>102.37833611392</text:p>
          </table:table-cell>
          <table:table-cell table:formula="of:=IF([.AC16]-[.AD16]&lt;145; 0.8904*([.AC16]-[.AD16])/145; [.$N$12]+[.$N$13]*([.AH16]-[.AI16]))" office:value-type="float" office:value="10.4347403685945" calcext:value-type="float">
            <text:p>10.4347403685945</text:p>
          </table:table-cell>
          <table:table-cell table:number-columns-repeated="98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$E$1]-[.B17]" office:value-type="float" office:value="173" calcext:value-type="float">
            <text:p>173</text:p>
          </table:table-cell>
          <table:table-cell table:formula="of:=[.B18]-[.B17]" office:value-type="float" office:value="5" calcext:value-type="float">
            <text:p>5</text:p>
          </table:table-cell>
          <table:table-cell table:formula="of:=LN([.D17])" office:value-type="float" office:value="5.15329159449778" calcext:value-type="float">
            <text:p>5.15329159449778</text:p>
          </table:table-cell>
          <table:table-cell table:formula="of:=LN([.E17])" office:value-type="float" office:value="1.6094379124341" calcext:value-type="float">
            <text:p>1.6094379124341</text:p>
          </table:table-cell>
          <table:table-cell/>
          <table:table-cell table:formula="of:=[.F17]^2" office:value-type="float" office:value="26.5564142579215" calcext:value-type="float">
            <text:p>26.5564142579215</text:p>
          </table:table-cell>
          <table:table-cell table:formula="of:=[.F17]*[.G17]" office:value-type="float" office:value="8.2939028660127" calcext:value-type="float">
            <text:p>8.2939028660127</text:p>
          </table:table-cell>
          <table:table-cell table:number-columns-repeated="3"/>
          <table:table-cell table:formula="of:=[.N12]+[.N13]*145" office:value-type="float" office:value="0.890403354419284" calcext:value-type="float">
            <text:p>0.890403354419284</text:p>
          </table:table-cell>
          <table:table-cell table:number-columns-repeated="3"/>
          <table:table-cell table:formula="of:=[.$P$10]*[.D17]^[.$P$8]" office:value-type="float" office:value="3.05444631669202" calcext:value-type="float">
            <text:p>3.0544463166920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U16]+[.V16]" office:value-type="float" office:value="176.147511128765" calcext:value-type="float">
            <text:p>176.147511128765</text:p>
          </table:table-cell>
          <table:table-cell table:formula="of:=[.$P$10]*([.$E$1]-[.U17])^[.$P$8]" office:value-type="float" office:value="3.11168155149296" calcext:value-type="float">
            <text:p>3.1116815514929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Y16]+[.Z16]" office:value-type="float" office:value="179.772338106026" calcext:value-type="float">
            <text:p>179.772338106026</text:p>
          </table:table-cell>
          <table:table-cell table:formula="of:=[.$N$12]+[.$N$13]*(350-[.Y17])" office:value-type="float" office:value="3.39693194715006" calcext:value-type="float">
            <text:p>3.39693194715006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350" calcext:value-type="float">
            <text:p>350</text:p>
          </table:table-cell>
          <table:table-cell table:formula="of:=[.AD16]+[.AE16]" office:value-type="float" office:value="110.46629840865" calcext:value-type="float">
            <text:p>110.46629840865</text:p>
          </table:table-cell>
          <table:table-cell table:formula="of:=[.$P$10]*([.AC17]-[.AD17])^[.$P$8]" office:value-type="float" office:value="10.4391532323706" calcext:value-type="float">
            <text:p>10.4391532323706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350" calcext:value-type="float">
            <text:p>350</text:p>
          </table:table-cell>
          <table:table-cell table:formula="of:=[.AI16]+[.AJ16]" office:value-type="float" office:value="112.813076482514" calcext:value-type="float">
            <text:p>112.813076482514</text:p>
          </table:table-cell>
          <table:table-cell table:formula="of:=IF([.AC17]-[.AD17]&lt;145; 0.8904*([.AC17]-[.AD17])/145; [.$N$12]+[.$N$13]*([.AH17]-[.AI17]))" office:value-type="float" office:value="10.0497602795118" calcext:value-type="float">
            <text:p>10.0497602795118</text:p>
          </table:table-cell>
          <table:table-cell table:number-columns-repeated="98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$E$1]-[.B18]" office:value-type="float" office:value="168" calcext:value-type="float">
            <text:p>168</text:p>
          </table:table-cell>
          <table:table-cell table:formula="of:=[.B19]-[.B18]" office:value-type="float" office:value="4" calcext:value-type="float">
            <text:p>4</text:p>
          </table:table-cell>
          <table:table-cell table:formula="of:=LN([.D18])" office:value-type="float" office:value="5.12396397940326" calcext:value-type="float">
            <text:p>5.12396397940326</text:p>
          </table:table-cell>
          <table:table-cell table:formula="of:=LN([.E18])" office:value-type="float" office:value="1.38629436111989" calcext:value-type="float">
            <text:p>1.38629436111989</text:p>
          </table:table-cell>
          <table:table-cell/>
          <table:table-cell table:formula="of:=[.F18]^2" office:value-type="float" office:value="26.2550068622221" calcext:value-type="float">
            <text:p>26.2550068622221</text:p>
          </table:table-cell>
          <table:table-cell table:formula="of:=[.F18]*[.G18]" office:value-type="float" office:value="7.10332237122817" calcext:value-type="float">
            <text:p>7.10332237122817</text:p>
          </table:table-cell>
          <table:table-cell table:number-columns-repeated="7"/>
          <table:table-cell table:formula="of:=[.$P$10]*[.D18]^[.$P$8]" office:value-type="float" office:value="2.73418982038661" calcext:value-type="float">
            <text:p>2.7341898203866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U17]+[.V17]" office:value-type="float" office:value="179.259192680258" calcext:value-type="float">
            <text:p>179.259192680258</text:p>
          </table:table-cell>
          <table:table-cell table:formula="of:=[.$P$10]*([.$E$1]-[.U18])^[.$P$8]" office:value-type="float" office:value="2.90651032467629" calcext:value-type="float">
            <text:p>2.9065103246762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Y17]+[.Z17]" office:value-type="float" office:value="183.169270053176" calcext:value-type="float">
            <text:p>183.169270053176</text:p>
          </table:table-cell>
          <table:table-cell table:formula="of:=[.$N$12]+[.$N$13]*(350-[.Y18])" office:value-type="float" office:value="3.05942516238036" calcext:value-type="float">
            <text:p>3.05942516238036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350" calcext:value-type="float">
            <text:p>350</text:p>
          </table:table-cell>
          <table:table-cell table:formula="of:=[.AD17]+[.AE17]" office:value-type="float" office:value="120.905451641021" calcext:value-type="float">
            <text:p>120.905451641021</text:p>
          </table:table-cell>
          <table:table-cell table:formula="of:=[.$P$10]*([.AC18]-[.AD18])^[.$P$8]" office:value-type="float" office:value="8.82222288482339" calcext:value-type="float">
            <text:p>8.82222288482339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350" calcext:value-type="float">
            <text:p>350</text:p>
          </table:table-cell>
          <table:table-cell table:formula="of:=[.AI17]+[.AJ17]" office:value-type="float" office:value="122.862836762026" calcext:value-type="float">
            <text:p>122.862836762026</text:p>
          </table:table-cell>
          <table:table-cell table:formula="of:=IF([.AC18]-[.AD18]&lt;145; 0.8904*([.AC18]-[.AD18])/145; [.$N$12]+[.$N$13]*([.AH18]-[.AI18]))" office:value-type="float" office:value="9.05125270490763" calcext:value-type="float">
            <text:p>9.05125270490763</text:p>
          </table:table-cell>
          <table:table-cell table:number-columns-repeated="98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$E$1]-[.B19]" office:value-type="float" office:value="164" calcext:value-type="float">
            <text:p>164</text:p>
          </table:table-cell>
          <table:table-cell table:formula="of:=[.B20]-[.B19]" office:value-type="float" office:value="3" calcext:value-type="float">
            <text:p>3</text:p>
          </table:table-cell>
          <table:table-cell table:formula="of:=LN([.D19])" office:value-type="float" office:value="5.0998664278242" calcext:value-type="float">
            <text:p>5.0998664278242</text:p>
          </table:table-cell>
          <table:table-cell table:formula="of:=LN([.E19])" office:value-type="float" office:value="1.09861228866811" calcext:value-type="float">
            <text:p>1.09861228866811</text:p>
          </table:table-cell>
          <table:table-cell/>
          <table:table-cell table:formula="of:=[.F19]^2" office:value-type="float" office:value="26.0086375816484" calcext:value-type="float">
            <text:p>26.0086375816484</text:p>
          </table:table-cell>
          <table:table-cell table:formula="of:=[.F19]*[.G19]" office:value-type="float" office:value="5.6027759281736" calcext:value-type="float">
            <text:p>5.6027759281736</text:p>
          </table:table-cell>
          <table:table-cell table:number-columns-repeated="7"/>
          <table:table-cell table:formula="of:=[.$P$10]*[.D19]^[.$P$8]" office:value-type="float" office:value="2.49633748989056" calcext:value-type="float">
            <text:p>2.496337489890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U18]+[.V18]" office:value-type="float" office:value="182.165703004934" calcext:value-type="float">
            <text:p>182.165703004934</text:p>
          </table:table-cell>
          <table:table-cell table:formula="of:=[.$P$10]*([.$E$1]-[.U19])^[.$P$8]" office:value-type="float" office:value="2.72401858693305" calcext:value-type="float">
            <text:p>2.7240185869330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Y18]+[.Z18]" office:value-type="float" office:value="186.228695215557" calcext:value-type="float">
            <text:p>186.228695215557</text:p>
          </table:table-cell>
          <table:table-cell table:formula="of:=[.$N$12]+[.$N$13]*(350-[.Y19])" office:value-type="float" office:value="2.75545182235957" calcext:value-type="float">
            <text:p>2.75545182235957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350" calcext:value-type="float">
            <text:p>350</text:p>
          </table:table-cell>
          <table:table-cell table:formula="of:=[.AD18]+[.AE18]" office:value-type="float" office:value="129.727674525844" calcext:value-type="float">
            <text:p>129.727674525844</text:p>
          </table:table-cell>
          <table:table-cell table:formula="of:=[.$P$10]*([.AC19]-[.AD19])^[.$P$8]" office:value-type="float" office:value="7.6061727171892" calcext:value-type="float">
            <text:p>7.6061727171892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350" calcext:value-type="float">
            <text:p>350</text:p>
          </table:table-cell>
          <table:table-cell table:formula="of:=[.AI18]+[.AJ18]" office:value-type="float" office:value="131.914089466934" calcext:value-type="float">
            <text:p>131.914089466934</text:p>
          </table:table-cell>
          <table:table-cell table:formula="of:=IF([.AC19]-[.AD19]&lt;145; 0.8904*([.AC19]-[.AD19])/145; [.$N$12]+[.$N$13]*([.AH19]-[.AI19]))" office:value-type="float" office:value="8.15195320580097" calcext:value-type="float">
            <text:p>8.15195320580097</text:p>
          </table:table-cell>
          <table:table-cell table:number-columns-repeated="98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$E$1]-[.B20]" office:value-type="float" office:value="161" calcext:value-type="float">
            <text:p>161</text:p>
          </table:table-cell>
          <table:table-cell table:formula="of:=[.B21]-[.B20]" office:value-type="float" office:value="3" calcext:value-type="float">
            <text:p>3</text:p>
          </table:table-cell>
          <table:table-cell table:formula="of:=LN([.D20])" office:value-type="float" office:value="5.08140436498446" calcext:value-type="float">
            <text:p>5.08140436498446</text:p>
          </table:table-cell>
          <table:table-cell table:formula="of:=LN([.E20])" office:value-type="float" office:value="1.09861228866811" calcext:value-type="float">
            <text:p>1.09861228866811</text:p>
          </table:table-cell>
          <table:table-cell/>
          <table:table-cell table:formula="of:=[.F20]^2" office:value-type="float" office:value="25.8206703204832" calcext:value-type="float">
            <text:p>25.8206703204832</text:p>
          </table:table-cell>
          <table:table-cell table:formula="of:=[.F20]*[.G20]" office:value-type="float" office:value="5.5824932790637" calcext:value-type="float">
            <text:p>5.5824932790637</text:p>
          </table:table-cell>
          <table:table-cell table:number-columns-repeated="7"/>
          <table:table-cell table:formula="of:=[.$P$10]*[.D20]^[.$P$8]" office:value-type="float" office:value="2.3282059526535" calcext:value-type="float">
            <text:p>2.32820595265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U19]+[.V19]" office:value-type="float" office:value="184.889721591867" calcext:value-type="float">
            <text:p>184.889721591867</text:p>
          </table:table-cell>
          <table:table-cell table:formula="of:=[.$P$10]*([.$E$1]-[.U20])^[.$P$8]" office:value-type="float" office:value="2.56076765091629" calcext:value-type="float">
            <text:p>2.5607676509162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Y19]+[.Z19]" office:value-type="float" office:value="188.984147037916" calcext:value-type="float">
            <text:p>188.984147037916</text:p>
          </table:table-cell>
          <table:table-cell table:formula="of:=[.$N$12]+[.$N$13]*(350-[.Y20])" office:value-type="float" office:value="2.48168016616474" calcext:value-type="float">
            <text:p>2.48168016616474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350" calcext:value-type="float">
            <text:p>350</text:p>
          </table:table-cell>
          <table:table-cell table:formula="of:=[.AD19]+[.AE19]" office:value-type="float" office:value="137.333847243033" calcext:value-type="float">
            <text:p>137.333847243033</text:p>
          </table:table-cell>
          <table:table-cell table:formula="of:=[.$P$10]*([.AC20]-[.AD20])^[.$P$8]" office:value-type="float" office:value="6.66080967809633" calcext:value-type="float">
            <text:p>6.66080967809633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350" calcext:value-type="float">
            <text:p>350</text:p>
          </table:table-cell>
          <table:table-cell table:formula="of:=[.AI19]+[.AJ19]" office:value-type="float" office:value="140.066042672735" calcext:value-type="float">
            <text:p>140.066042672735</text:p>
          </table:table-cell>
          <table:table-cell table:formula="of:=IF([.AC20]-[.AD20]&lt;145; 0.8904*([.AC20]-[.AD20])/145; [.$N$12]+[.$N$13]*([.AH20]-[.AI20]))" office:value-type="float" office:value="7.34200482918093" calcext:value-type="float">
            <text:p>7.34200482918093</text:p>
          </table:table-cell>
          <table:table-cell table:number-columns-repeated="98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$E$1]-[.B21]" office:value-type="float" office:value="158" calcext:value-type="float">
            <text:p>158</text:p>
          </table:table-cell>
          <table:table-cell table:formula="of:=[.B22]-[.B21]" office:value-type="float" office:value="2" calcext:value-type="float">
            <text:p>2</text:p>
          </table:table-cell>
          <table:table-cell table:formula="of:=LN([.D21])" office:value-type="float" office:value="5.06259503302697" calcext:value-type="float">
            <text:p>5.06259503302697</text:p>
          </table:table-cell>
          <table:table-cell table:formula="of:=LN([.E21])" office:value-type="float" office:value="0.693147180559945" calcext:value-type="float">
            <text:p>0.693147180559945</text:p>
          </table:table-cell>
          <table:table-cell/>
          <table:table-cell table:formula="of:=[.F21]^2" office:value-type="float" office:value="25.6298684684293" calcext:value-type="float">
            <text:p>25.6298684684293</text:p>
          </table:table-cell>
          <table:table-cell table:formula="of:=[.F21]*[.G21]" office:value-type="float" office:value="3.50912347345943" calcext:value-type="float">
            <text:p>3.50912347345943</text:p>
          </table:table-cell>
          <table:table-cell table:number-columns-repeated="7"/>
          <table:table-cell table:formula="of:=[.$P$10]*[.D21]^[.$P$8]" office:value-type="float" office:value="2.16855226012824" calcext:value-type="float">
            <text:p>2.1685522601282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U20]+[.V20]" office:value-type="float" office:value="187.450489242783" calcext:value-type="float">
            <text:p>187.450489242783</text:p>
          </table:table-cell>
          <table:table-cell table:formula="of:=[.$P$10]*([.$E$1]-[.U21])^[.$P$8]" office:value-type="float" office:value="2.41397017009166" calcext:value-type="float">
            <text:p>2.4139701700916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Y20]+[.Z20]" office:value-type="float" office:value="191.465827204081" calcext:value-type="float">
            <text:p>191.465827204081</text:p>
          </table:table-cell>
          <table:table-cell table:formula="of:=[.$N$12]+[.$N$13]*(350-[.Y21])" office:value-type="float" office:value="2.23510946450211" calcext:value-type="float">
            <text:p>2.23510946450211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50" calcext:value-type="float">
            <text:p>350</text:p>
          </table:table-cell>
          <table:table-cell table:formula="of:=[.AD20]+[.AE20]" office:value-type="float" office:value="143.99465692113" calcext:value-type="float">
            <text:p>143.99465692113</text:p>
          </table:table-cell>
          <table:table-cell table:formula="of:=[.$P$10]*([.AC21]-[.AD21])^[.$P$8]" office:value-type="float" office:value="5.90653398771506" calcext:value-type="float">
            <text:p>5.90653398771506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50" calcext:value-type="float">
            <text:p>350</text:p>
          </table:table-cell>
          <table:table-cell table:formula="of:=[.AI20]+[.AJ20]" office:value-type="float" office:value="147.408047501916" calcext:value-type="float">
            <text:p>147.408047501916</text:p>
          </table:table-cell>
          <table:table-cell table:formula="of:=IF([.AC21]-[.AD21]&lt;145; 0.8904*([.AC21]-[.AD21])/145; [.$N$12]+[.$N$13]*([.AH21]-[.AI21]))" office:value-type="float" office:value="6.61252997298329" calcext:value-type="float">
            <text:p>6.61252997298329</text:p>
          </table:table-cell>
          <table:table-cell table:number-columns-repeated="98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$E$1]-[.B22]" office:value-type="float" office:value="156" calcext:value-type="float">
            <text:p>156</text:p>
          </table:table-cell>
          <table:table-cell table:formula="of:=[.B23]-[.B22]" office:value-type="float" office:value="2" calcext:value-type="float">
            <text:p>2</text:p>
          </table:table-cell>
          <table:table-cell table:formula="of:=LN([.D22])" office:value-type="float" office:value="5.04985600724954" calcext:value-type="float">
            <text:p>5.04985600724954</text:p>
          </table:table-cell>
          <table:table-cell table:formula="of:=LN([.E22])" office:value-type="float" office:value="0.693147180559945" calcext:value-type="float">
            <text:p>0.693147180559945</text:p>
          </table:table-cell>
          <table:table-cell/>
          <table:table-cell table:formula="of:=[.F22]^2" office:value-type="float" office:value="25.5010456939542" calcext:value-type="float">
            <text:p>25.5010456939542</text:p>
          </table:table-cell>
          <table:table-cell table:formula="of:=[.F22]*[.G22]" office:value-type="float" office:value="3.50029345365872" calcext:value-type="float">
            <text:p>3.50029345365872</text:p>
          </table:table-cell>
          <table:table-cell table:number-columns-repeated="7"/>
          <table:table-cell table:formula="of:=[.$P$10]*[.D22]^[.$P$8]" office:value-type="float" office:value="2.06668861551601" calcext:value-type="float">
            <text:p>2.0666886155160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U21]+[.V21]" office:value-type="float" office:value="189.864459412875" calcext:value-type="float">
            <text:p>189.864459412875</text:p>
          </table:table-cell>
          <table:table-cell table:formula="of:=[.$P$10]*([.$E$1]-[.U22])^[.$P$8]" office:value-type="float" office:value="2.2813440956471" calcext:value-type="float">
            <text:p>2.281344095647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Y21]+[.Z21]" office:value-type="float" office:value="193.700936668583" calcext:value-type="float">
            <text:p>193.700936668583</text:p>
          </table:table-cell>
          <table:table-cell table:formula="of:=[.$N$12]+[.$N$13]*(350-[.Y22])" office:value-type="float" office:value="2.01303712961023" calcext:value-type="float">
            <text:p>2.01303712961023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350" calcext:value-type="float">
            <text:p>350</text:p>
          </table:table-cell>
          <table:table-cell table:formula="of:=[.AD21]+[.AE21]" office:value-type="float" office:value="149.901190908845" calcext:value-type="float">
            <text:p>149.901190908845</text:p>
          </table:table-cell>
          <table:table-cell table:formula="of:=[.$P$10]*([.AC22]-[.AD22])^[.$P$8]" office:value-type="float" office:value="5.29196881914449" calcext:value-type="float">
            <text:p>5.29196881914449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350" calcext:value-type="float">
            <text:p>350</text:p>
          </table:table-cell>
          <table:table-cell table:formula="of:=[.AI21]+[.AJ21]" office:value-type="float" office:value="154.020577474899" calcext:value-type="float">
            <text:p>154.020577474899</text:p>
          </table:table-cell>
          <table:table-cell table:formula="of:=IF([.AC22]-[.AD22]&lt;145; 0.8904*([.AC22]-[.AD22])/145; [.$N$12]+[.$N$13]*([.AH22]-[.AI22]))" office:value-type="float" office:value="5.9555330813478" calcext:value-type="float">
            <text:p>5.9555330813478</text:p>
          </table:table-cell>
          <table:table-cell table:number-columns-repeated="98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$E$1]-[.B23]" office:value-type="float" office:value="154" calcext:value-type="float">
            <text:p>154</text:p>
          </table:table-cell>
          <table:table-cell table:formula="of:=[.B24]-[.B23]" office:value-type="float" office:value="2" calcext:value-type="float">
            <text:p>2</text:p>
          </table:table-cell>
          <table:table-cell table:formula="of:=LN([.D23])" office:value-type="float" office:value="5.03695260241363" calcext:value-type="float">
            <text:p>5.03695260241363</text:p>
          </table:table-cell>
          <table:table-cell table:formula="of:=LN([.E23])" office:value-type="float" office:value="0.693147180559945" calcext:value-type="float">
            <text:p>0.693147180559945</text:p>
          </table:table-cell>
          <table:table-cell/>
          <table:table-cell table:formula="of:=[.F23]^2" office:value-type="float" office:value="25.3708915189614" calcext:value-type="float">
            <text:p>25.3708915189614</text:p>
          </table:table-cell>
          <table:table-cell table:formula="of:=[.F23]*[.G23]" office:value-type="float" office:value="3.49134949497709" calcext:value-type="float">
            <text:p>3.49134949497709</text:p>
          </table:table-cell>
          <table:table-cell table:number-columns-repeated="7"/>
          <table:table-cell table:formula="of:=[.$P$10]*[.D23]^[.$P$8]" office:value-type="float" office:value="1.96838743104672" calcext:value-type="float">
            <text:p>1.9683874310467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U22]+[.V22]" office:value-type="float" office:value="192.145803508522" calcext:value-type="float">
            <text:p>192.145803508522</text:p>
          </table:table-cell>
          <table:table-cell table:formula="of:=[.$P$10]*([.$E$1]-[.U23])^[.$P$8]" office:value-type="float" office:value="2.16100406799224" calcext:value-type="float">
            <text:p>2.161004067992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Y22]+[.Z22]" office:value-type="float" office:value="195.713973798193" calcext:value-type="float">
            <text:p>195.713973798193</text:p>
          </table:table-cell>
          <table:table-cell table:formula="of:=[.$N$12]+[.$N$13]*(350-[.Y23])" office:value-type="float" office:value="1.81302909300332" calcext:value-type="float">
            <text:p>1.81302909300332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350" calcext:value-type="float">
            <text:p>350</text:p>
          </table:table-cell>
          <table:table-cell table:formula="of:=[.AD22]+[.AE22]" office:value-type="float" office:value="155.193159727989" calcext:value-type="float">
            <text:p>155.193159727989</text:p>
          </table:table-cell>
          <table:table-cell table:formula="of:=[.$P$10]*([.AC23]-[.AD23])^[.$P$8]" office:value-type="float" office:value="4.78249722623448" calcext:value-type="float">
            <text:p>4.78249722623448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350" calcext:value-type="float">
            <text:p>350</text:p>
          </table:table-cell>
          <table:table-cell table:formula="of:=[.AI22]+[.AJ22]" office:value-type="float" office:value="159.976110556247" calcext:value-type="float">
            <text:p>159.976110556247</text:p>
          </table:table-cell>
          <table:table-cell table:formula="of:=IF([.AC23]-[.AD23]&lt;145; 0.8904*([.AC23]-[.AD23])/145; [.$N$12]+[.$N$13]*([.AH23]-[.AI23]))" office:value-type="float" office:value="5.36381300772029" calcext:value-type="float">
            <text:p>5.36381300772029</text:p>
          </table:table-cell>
          <table:table-cell table:number-columns-repeated="98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$E$1]-[.B24]" office:value-type="float" office:value="152" calcext:value-type="float">
            <text:p>152</text:p>
          </table:table-cell>
          <table:table-cell table:formula="of:=[.B25]-[.B24]" office:value-type="float" office:value="2" calcext:value-type="float">
            <text:p>2</text:p>
          </table:table-cell>
          <table:table-cell table:formula="of:=LN([.D24])" office:value-type="float" office:value="5.02388052084628" calcext:value-type="float">
            <text:p>5.02388052084628</text:p>
          </table:table-cell>
          <table:table-cell table:formula="of:=LN([.E24])" office:value-type="float" office:value="0.693147180559945" calcext:value-type="float">
            <text:p>0.693147180559945</text:p>
          </table:table-cell>
          <table:table-cell/>
          <table:table-cell table:formula="of:=[.F24]^2" office:value-type="float" office:value="25.2393754877387" calcext:value-type="float">
            <text:p>25.2393754877387</text:p>
          </table:table-cell>
          <table:table-cell table:formula="of:=[.F24]*[.G24]" office:value-type="float" office:value="3.48228861849463" calcext:value-type="float">
            <text:p>3.48228861849463</text:p>
          </table:table-cell>
          <table:table-cell table:number-columns-repeated="7"/>
          <table:table-cell table:formula="of:=[.$P$10]*[.D24]^[.$P$8]" office:value-type="float" office:value="1.87356796399315" calcext:value-type="float">
            <text:p>1.873567963993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U23]+[.V23]" office:value-type="float" office:value="194.306807576514" calcext:value-type="float">
            <text:p>194.306807576514</text:p>
          </table:table-cell>
          <table:table-cell table:formula="of:=[.$P$10]*([.$E$1]-[.U24])^[.$P$8]" office:value-type="float" office:value="2.05137953629827" calcext:value-type="float">
            <text:p>2.0513795362982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Y23]+[.Z23]" office:value-type="float" office:value="197.527002891196" calcext:value-type="float">
            <text:p>197.527002891196</text:p>
          </table:table-cell>
          <table:table-cell table:formula="of:=[.$N$12]+[.$N$13]*(350-[.Y24])" office:value-type="float" office:value="1.63289312637412" calcext:value-type="float">
            <text:p>1.63289312637412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50" calcext:value-type="float">
            <text:p>350</text:p>
          </table:table-cell>
          <table:table-cell table:formula="of:=[.AD23]+[.AE23]" office:value-type="float" office:value="159.975656954224" calcext:value-type="float">
            <text:p>159.975656954224</text:p>
          </table:table-cell>
          <table:table-cell table:formula="of:=[.$P$10]*([.AC24]-[.AD24])^[.$P$8]" office:value-type="float" office:value="4.35396380841292" calcext:value-type="float">
            <text:p>4.35396380841292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50" calcext:value-type="float">
            <text:p>350</text:p>
          </table:table-cell>
          <table:table-cell table:formula="of:=[.AI23]+[.AJ23]" office:value-type="float" office:value="165.339923563967" calcext:value-type="float">
            <text:p>165.339923563967</text:p>
          </table:table-cell>
          <table:table-cell table:formula="of:=IF([.AC24]-[.AD24]&lt;145; 0.8904*([.AC24]-[.AD24])/145; [.$N$12]+[.$N$13]*([.AH24]-[.AI24]))" office:value-type="float" office:value="4.83088408523763" calcext:value-type="float">
            <text:p>4.83088408523763</text:p>
          </table:table-cell>
          <table:table-cell table:number-columns-repeated="98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$E$1]-[.B25]" office:value-type="float" office:value="150" calcext:value-type="float">
            <text:p>150</text:p>
          </table:table-cell>
          <table:table-cell table:formula="of:=[.B26]-[.B25]" office:value-type="float" office:value="2" calcext:value-type="float">
            <text:p>2</text:p>
          </table:table-cell>
          <table:table-cell table:formula="of:=LN([.D25])" office:value-type="float" office:value="5.01063529409626" calcext:value-type="float">
            <text:p>5.01063529409626</text:p>
          </table:table-cell>
          <table:table-cell table:formula="of:=LN([.E25])" office:value-type="float" office:value="0.693147180559945" calcext:value-type="float">
            <text:p>0.693147180559945</text:p>
          </table:table-cell>
          <table:table-cell/>
          <table:table-cell table:formula="of:=[.F25]^2" office:value-type="float" office:value="25.1064660504431" calcext:value-type="float">
            <text:p>25.1064660504431</text:p>
          </table:table-cell>
          <table:table-cell table:formula="of:=[.F25]*[.G25]" office:value-type="float" office:value="3.47310772691697" calcext:value-type="float">
            <text:p>3.47310772691697</text:p>
          </table:table-cell>
          <table:table-cell table:number-columns-repeated="7"/>
          <table:table-cell table:formula="of:=[.$P$10]*[.D25]^[.$P$8]" office:value-type="float" office:value="1.78215028206158" calcext:value-type="float">
            <text:p>1.7821502820615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U24]+[.V24]" office:value-type="float" office:value="196.358187112813" calcext:value-type="float">
            <text:p>196.358187112813</text:p>
          </table:table-cell>
          <table:table-cell table:formula="of:=[.$P$10]*([.$E$1]-[.U25])^[.$P$8]" office:value-type="float" office:value="1.95115225611361" calcext:value-type="float">
            <text:p>1.9511522561136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Y24]+[.Z24]" office:value-type="float" office:value="199.159896017571" calcext:value-type="float">
            <text:p>199.159896017571</text:p>
          </table:table-cell>
          <table:table-cell table:formula="of:=[.$N$12]+[.$N$13]*(350-[.Y25])" office:value-type="float" office:value="1.47065481323469" calcext:value-type="float">
            <text:p>1.47065481323469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350" calcext:value-type="float">
            <text:p>350</text:p>
          </table:table-cell>
          <table:table-cell table:formula="of:=[.AD24]+[.AE24]" office:value-type="float" office:value="164.329620762637" calcext:value-type="float">
            <text:p>164.329620762637</text:p>
          </table:table-cell>
          <table:table-cell table:formula="of:=[.$P$10]*([.AC25]-[.AD25])^[.$P$8]" office:value-type="float" office:value="3.98901519294999" calcext:value-type="float">
            <text:p>3.98901519294999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350" calcext:value-type="float">
            <text:p>350</text:p>
          </table:table-cell>
          <table:table-cell table:formula="of:=[.AI24]+[.AJ24]" office:value-type="float" office:value="170.170807649205" calcext:value-type="float">
            <text:p>170.170807649205</text:p>
          </table:table-cell>
          <table:table-cell table:formula="of:=IF([.AC25]-[.AD25]&lt;145; 0.8904*([.AC25]-[.AD25])/145; [.$N$12]+[.$N$13]*([.AH25]-[.AI25]))" office:value-type="float" office:value="4.35090503927188" calcext:value-type="float">
            <text:p>4.35090503927188</text:p>
          </table:table-cell>
          <table:table-cell table:number-columns-repeated="98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$E$1]-[.B26]" office:value-type="float" office:value="148" calcext:value-type="float">
            <text:p>148</text:p>
          </table:table-cell>
          <table:table-cell table:formula="of:=[.B27]-[.B26]" office:value-type="float" office:value="1" calcext:value-type="float">
            <text:p>1</text:p>
          </table:table-cell>
          <table:table-cell table:formula="of:=LN([.D26])" office:value-type="float" office:value="4.99721227376412" calcext:value-type="float">
            <text:p>4.99721227376412</text:p>
          </table:table-cell>
          <table:table-cell table:formula="of:=LN([.E26])" office:value-type="float" office:value="0" calcext:value-type="float">
            <text:p>0</text:p>
          </table:table-cell>
          <table:table-cell/>
          <table:table-cell table:formula="of:=[.F26]^2" office:value-type="float" office:value="24.9721305090587" calcext:value-type="float">
            <text:p>24.9721305090587</text:p>
          </table:table-cell>
          <table:table-cell table:formula="of:=[.F26]*[.G26]" office:value-type="float" office:value="0" calcext:value-type="float">
            <text:p>0</text:p>
          </table:table-cell>
          <table:table-cell table:number-columns-repeated="7"/>
          <table:table-cell table:formula="of:=[.$P$10]*[.D26]^[.$P$8]" office:value-type="float" office:value="1.69405526576042" calcext:value-type="float">
            <text:p>1.6940552657604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U25]+[.V25]" office:value-type="float" office:value="198.309339368926" calcext:value-type="float">
            <text:p>198.309339368926</text:p>
          </table:table-cell>
          <table:table-cell table:formula="of:=[.$P$10]*([.$E$1]-[.U26])^[.$P$8]" office:value-type="float" office:value="1.8592080336398" calcext:value-type="float">
            <text:p>1.859208033639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Y25]+[.Z25]" office:value-type="float" office:value="200.630550830805" calcext:value-type="float">
            <text:p>200.630550830805</text:p>
          </table:table-cell>
          <table:table-cell table:formula="of:=[.$N$12]+[.$N$13]*(350-[.Y26])" office:value-type="float" office:value="1.3245359079274" calcext:value-type="float">
            <text:p>1.3245359079274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350" calcext:value-type="float">
            <text:p>350</text:p>
          </table:table-cell>
          <table:table-cell table:formula="of:=[.AD25]+[.AE25]" office:value-type="float" office:value="168.318635955587" calcext:value-type="float">
            <text:p>168.318635955587</text:p>
          </table:table-cell>
          <table:table-cell table:formula="of:=[.$P$10]*([.AC26]-[.AD26])^[.$P$8]" office:value-type="float" office:value="3.6748738496696" calcext:value-type="float">
            <text:p>3.6748738496696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350" calcext:value-type="float">
            <text:p>350</text:p>
          </table:table-cell>
          <table:table-cell table:formula="of:=[.AI25]+[.AJ25]" office:value-type="float" office:value="174.521712688477" calcext:value-type="float">
            <text:p>174.521712688477</text:p>
          </table:table-cell>
          <table:table-cell table:formula="of:=IF([.AC26]-[.AD26]&lt;145; 0.8904*([.AC26]-[.AD26])/145; [.$N$12]+[.$N$13]*([.AH26]-[.AI26]))" office:value-type="float" office:value="3.91861496296495" calcext:value-type="float">
            <text:p>3.91861496296495</text:p>
          </table:table-cell>
          <table:table-cell table:number-columns-repeated="98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$E$1]-[.B27]" office:value-type="float" office:value="147" calcext:value-type="float">
            <text:p>147</text:p>
          </table:table-cell>
          <table:table-cell table:formula="of:=[.B28]-[.B27]" office:value-type="float" office:value="1" calcext:value-type="float">
            <text:p>1</text:p>
          </table:table-cell>
          <table:table-cell table:formula="of:=LN([.D27])" office:value-type="float" office:value="4.99043258677874" calcext:value-type="float">
            <text:p>4.99043258677874</text:p>
          </table:table-cell>
          <table:table-cell table:formula="of:=LN([.E27])" office:value-type="float" office:value="0" calcext:value-type="float">
            <text:p>0</text:p>
          </table:table-cell>
          <table:table-cell/>
          <table:table-cell table:formula="of:=[.F27]^2" office:value-type="float" office:value="24.9044174031831" calcext:value-type="float">
            <text:p>24.9044174031831</text:p>
          </table:table-cell>
          <table:table-cell table:formula="of:=[.F27]*[.G27]" office:value-type="float" office:value="0" calcext:value-type="float">
            <text:p>0</text:p>
          </table:table-cell>
          <table:table-cell table:number-columns-repeated="7"/>
          <table:table-cell table:formula="of:=[.$P$10]*[.D27]^[.$P$8]" office:value-type="float" office:value="1.6512292552223" calcext:value-type="float">
            <text:p>1.651229255222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U26]+[.V26]" office:value-type="float" office:value="200.168547402566" calcext:value-type="float">
            <text:p>200.168547402566</text:p>
          </table:table-cell>
          <table:table-cell table:formula="of:=[.$P$10]*([.$E$1]-[.U27])^[.$P$8]" office:value-type="float" office:value="1.7745990786603" calcext:value-type="float">
            <text:p>1.774599078660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Y26]+[.Z26]" office:value-type="float" office:value="201.955086738733" calcext:value-type="float">
            <text:p>201.955086738733</text:p>
          </table:table-cell>
          <table:table-cell table:formula="of:=[.$N$12]+[.$N$13]*(350-[.Y27])" office:value-type="float" office:value="1.19293484480582" calcext:value-type="float">
            <text:p>1.19293484480582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350" calcext:value-type="float">
            <text:p>350</text:p>
          </table:table-cell>
          <table:table-cell table:formula="of:=[.AD26]+[.AE26]" office:value-type="float" office:value="171.993509805256" calcext:value-type="float">
            <text:p>171.993509805256</text:p>
          </table:table-cell>
          <table:table-cell table:formula="of:=[.$P$10]*([.AC27]-[.AD27])^[.$P$8]" office:value-type="float" office:value="3.40193074147546" calcext:value-type="float">
            <text:p>3.40193074147546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350" calcext:value-type="float">
            <text:p>350</text:p>
          </table:table-cell>
          <table:table-cell table:formula="of:=[.AI26]+[.AJ26]" office:value-type="float" office:value="178.440327651442" calcext:value-type="float">
            <text:p>178.440327651442</text:p>
          </table:table-cell>
          <table:table-cell table:formula="of:=IF([.AC27]-[.AD27]&lt;145; 0.8904*([.AC27]-[.AD27])/145; [.$N$12]+[.$N$13]*([.AH27]-[.AI27]))" office:value-type="float" office:value="3.52927565400106" calcext:value-type="float">
            <text:p>3.52927565400106</text:p>
          </table:table-cell>
          <table:table-cell table:number-columns-repeated="98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$E$1]-[.B28]" office:value-type="float" office:value="146" calcext:value-type="float">
            <text:p>146</text:p>
          </table:table-cell>
          <table:table-cell table:formula="of:=[.B29]-[.B28]" office:value-type="float" office:value="1" calcext:value-type="float">
            <text:p>1</text:p>
          </table:table-cell>
          <table:table-cell table:formula="of:=LN([.D28])" office:value-type="float" office:value="4.98360662170834" calcext:value-type="float">
            <text:p>4.98360662170834</text:p>
          </table:table-cell>
          <table:table-cell table:formula="of:=LN([.E28])" office:value-type="float" office:value="0" calcext:value-type="float">
            <text:p>0</text:p>
          </table:table-cell>
          <table:table-cell/>
          <table:table-cell table:formula="of:=[.F28]^2" office:value-type="float" office:value="24.8363349599352" calcext:value-type="float">
            <text:p>24.8363349599352</text:p>
          </table:table-cell>
          <table:table-cell table:formula="of:=[.F28]*[.G28]" office:value-type="float" office:value="0" calcext:value-type="float">
            <text:p>0</text:p>
          </table:table-cell>
          <table:table-cell table:number-columns-repeated="7"/>
          <table:table-cell table:formula="of:=[.$P$10]*[.D28]^[.$P$8]" office:value-type="float" office:value="1.60920461080741" calcext:value-type="float">
            <text:p>1.6092046108074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U27]+[.V27]" office:value-type="float" office:value="201.943146481226" calcext:value-type="float">
            <text:p>201.943146481226</text:p>
          </table:table-cell>
          <table:table-cell table:formula="of:=[.$P$10]*([.$E$1]-[.U28])^[.$P$8]" office:value-type="float" office:value="1.69651435032092" calcext:value-type="float">
            <text:p>1.6965143503209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Y27]+[.Z27]" office:value-type="float" office:value="203.148021583539" calcext:value-type="float">
            <text:p>203.148021583539</text:p>
          </table:table-cell>
          <table:table-cell table:formula="of:=[.$N$12]+[.$N$13]*(350-[.Y28])" office:value-type="float" office:value="1.07440918395237" calcext:value-type="float">
            <text:p>1.07440918395237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350" calcext:value-type="float">
            <text:p>350</text:p>
          </table:table-cell>
          <table:table-cell table:formula="of:=[.AD27]+[.AE27]" office:value-type="float" office:value="175.395440546732" calcext:value-type="float">
            <text:p>175.395440546732</text:p>
          </table:table-cell>
          <table:table-cell table:formula="of:=[.$P$10]*([.AC28]-[.AD28])^[.$P$8]" office:value-type="float" office:value="3.1628260222891" calcext:value-type="float">
            <text:p>3.1628260222891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350" calcext:value-type="float">
            <text:p>350</text:p>
          </table:table-cell>
          <table:table-cell table:formula="of:=[.AI27]+[.AJ27]" office:value-type="float" office:value="181.969603305443" calcext:value-type="float">
            <text:p>181.969603305443</text:p>
          </table:table-cell>
          <table:table-cell table:formula="of:=IF([.AC28]-[.AD28]&lt;145; 0.8904*([.AC28]-[.AD28])/145; [.$N$12]+[.$N$13]*([.AH28]-[.AI28]))" office:value-type="float" office:value="3.1786196805874" calcext:value-type="float">
            <text:p>3.1786196805874</text:p>
          </table:table-cell>
          <table:table-cell table:number-columns-repeated="98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$E$1]-[.B29]" office:value-type="float" office:value="145" calcext:value-type="float">
            <text:p>145</text:p>
          </table:table-cell>
          <table:table-cell table:number-columns-repeated="15"/>
          <table:table-cell office:value-type="float" office:value="26" calcext:value-type="float">
            <text:p>26</text:p>
          </table:table-cell>
          <table:table-cell table:formula="of:=[.U28]+[.V28]" office:value-type="float" office:value="203.639660831547" calcext:value-type="float">
            <text:p>203.63966083154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Y28]+[.Z28]" office:value-type="float" office:value="204.222430767491" calcext:value-type="float">
            <text:p>204.222430767491</text:p>
          </table:table-cell>
          <table:table-cell table:formula="of:=[.$N$12]+[.$N$13]*(350-[.Y29])" office:value-type="float" office:value="0.967659801025514" calcext:value-type="float">
            <text:p>0.967659801025514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350" calcext:value-type="float">
            <text:p>350</text:p>
          </table:table-cell>
          <table:table-cell table:formula="of:=[.AD28]+[.AE28]" office:value-type="float" office:value="178.558266569021" calcext:value-type="float">
            <text:p>178.558266569021</text:p>
          </table:table-cell>
          <table:table-cell table:formula="of:=[.$P$10]*([.AC29]-[.AD29])^[.$P$8]" office:value-type="float" office:value="2.95183134413388" calcext:value-type="float">
            <text:p>2.95183134413388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350" calcext:value-type="float">
            <text:p>350</text:p>
          </table:table-cell>
          <table:table-cell table:formula="of:=[.AI28]+[.AJ28]" office:value-type="float" office:value="185.14822298603" calcext:value-type="float">
            <text:p>185.14822298603</text:p>
          </table:table-cell>
          <table:table-cell table:formula="of:=IF([.AC29]-[.AD29]&lt;145; 0.8904*([.AC29]-[.AD29])/145; [.$N$12]+[.$N$13]*([.AH29]-[.AI29]))" office:value-type="float" office:value="2.86280360740972" calcext:value-type="float">
            <text:p>2.86280360740972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28.5" calcext:value-type="float">
            <text:p>28.5</text:p>
          </table:table-cell>
          <table:table-cell office:value-type="float" office:value="350" calcext:value-type="float">
            <text:p>350</text:p>
          </table:table-cell>
          <table:table-cell table:formula="of:=[.AD29]+[.AE29]" office:value-type="float" office:value="181.510097913155" calcext:value-type="float">
            <text:p>181.510097913155</text:p>
          </table:table-cell>
          <table:table-cell table:formula="of:=[.$P$10]*([.AC30]-[.AD30])^[.$P$8]" office:value-type="float" office:value="2.76442447966275" calcext:value-type="float">
            <text:p>2.76442447966275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350" calcext:value-type="float">
            <text:p>350</text:p>
          </table:table-cell>
          <table:table-cell table:formula="of:=[.AI29]+[.AJ29]" office:value-type="float" office:value="188.01102659344" calcext:value-type="float">
            <text:p>188.01102659344</text:p>
          </table:table-cell>
          <table:table-cell table:formula="of:=IF([.AC30]-[.AD30]&lt;145; 0.8904*([.AC30]-[.AD30])/145; [.$N$12]+[.$N$13]*([.AH30]-[.AI30]))" office:value-type="float" office:value="2.5783658688867" calcext:value-type="float">
            <text:p>2.5783658688867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formula="of:=SUM([.F3:.F28])" office:value-type="float" office:value="135.881040774889" calcext:value-type="float">
            <text:p>135.881040774889</text:p>
          </table:table-cell>
          <table:table-cell table:formula="of:=SUM([.G3:.G28])" office:value-type="float" office:value="36.1902393574055" calcext:value-type="float">
            <text:p>36.1902393574055</text:p>
          </table:table-cell>
          <table:table-cell/>
          <table:table-cell table:formula="of:=SUM([.I3:.I28])" office:value-type="float" office:value="711.147071720166" calcext:value-type="float">
            <text:p>711.147071720166</text:p>
          </table:table-cell>
          <table:table-cell table:formula="of:=SUM([.J3:.J28])" office:value-type="float" office:value="192.938164344187" calcext:value-type="float">
            <text:p>192.938164344187</text:p>
          </table:table-cell>
          <table:table-cell table:number-columns-repeated="17"/>
          <table:table-cell office:value-type="float" office:value="29.5" calcext:value-type="float">
            <text:p>29.5</text:p>
          </table:table-cell>
          <table:table-cell office:value-type="float" office:value="350" calcext:value-type="float">
            <text:p>350</text:p>
          </table:table-cell>
          <table:table-cell table:formula="of:=[.AD30]+[.AE30]" office:value-type="float" office:value="184.274522392818" calcext:value-type="float">
            <text:p>184.274522392818</text:p>
          </table:table-cell>
          <table:table-cell table:formula="of:=[.$P$10]*([.AC31]-[.AD31])^[.$P$8]" office:value-type="float" office:value="2.59698996969059" calcext:value-type="float">
            <text:p>2.59698996969059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350" calcext:value-type="float">
            <text:p>350</text:p>
          </table:table-cell>
          <table:table-cell table:formula="of:=[.AI30]+[.AJ30]" office:value-type="float" office:value="190.589392462326" calcext:value-type="float">
            <text:p>190.589392462326</text:p>
          </table:table-cell>
          <table:table-cell table:formula="of:=IF([.AC31]-[.AD31]&lt;145; 0.8904*([.AC31]-[.AD31])/145; [.$N$12]+[.$N$13]*([.AH31]-[.AI31]))" office:value-type="float" office:value="2.32218882798426" calcext:value-type="float">
            <text:p>2.32218882798426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30.5" calcext:value-type="float">
            <text:p>30.5</text:p>
          </table:table-cell>
          <table:table-cell office:value-type="float" office:value="350" calcext:value-type="float">
            <text:p>350</text:p>
          </table:table-cell>
          <table:table-cell table:formula="of:=[.AD31]+[.AE31]" office:value-type="float" office:value="186.871512362508" calcext:value-type="float">
            <text:p>186.871512362508</text:p>
          </table:table-cell>
          <table:table-cell table:formula="of:=[.$P$10]*([.AC32]-[.AD32])^[.$P$8]" office:value-type="float" office:value="2.44660437070546" calcext:value-type="float">
            <text:p>2.44660437070546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350" calcext:value-type="float">
            <text:p>350</text:p>
          </table:table-cell>
          <table:table-cell table:formula="of:=[.AI31]+[.AJ31]" office:value-type="float" office:value="192.911581290311" calcext:value-type="float">
            <text:p>192.911581290311</text:p>
          </table:table-cell>
          <table:table-cell table:formula="of:=IF([.AC32]-[.AD32]&lt;145; 0.8904*([.AC32]-[.AD32])/145; [.$N$12]+[.$N$13]*([.AH32]-[.AI32]))" office:value-type="float" office:value="2.09146460472784" calcext:value-type="float">
            <text:p>2.09146460472784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31.5" calcext:value-type="float">
            <text:p>31.5</text:p>
          </table:table-cell>
          <table:table-cell office:value-type="float" office:value="350" calcext:value-type="float">
            <text:p>350</text:p>
          </table:table-cell>
          <table:table-cell table:formula="of:=[.AD32]+[.AE32]" office:value-type="float" office:value="189.318116733214" calcext:value-type="float">
            <text:p>189.318116733214</text:p>
          </table:table-cell>
          <table:table-cell table:formula="of:=[.$P$10]*([.AC33]-[.AD33])^[.$P$8]" office:value-type="float" office:value="2.3108795243359" calcext:value-type="float">
            <text:p>2.3108795243359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350" calcext:value-type="float">
            <text:p>350</text:p>
          </table:table-cell>
          <table:table-cell table:formula="of:=[.AI32]+[.AJ32]" office:value-type="float" office:value="195.003045895039" calcext:value-type="float">
            <text:p>195.003045895039</text:p>
          </table:table-cell>
          <table:table-cell table:formula="of:=IF([.AC33]-[.AD33]&lt;145; 0.8904*([.AC33]-[.AD33])/145; [.$N$12]+[.$N$13]*([.AH33]-[.AI33]))" office:value-type="float" office:value="1.88366429986935" calcext:value-type="float">
            <text:p>1.88366429986935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32.5" calcext:value-type="float">
            <text:p>32.5</text:p>
          </table:table-cell>
          <table:table-cell office:value-type="float" office:value="350" calcext:value-type="float">
            <text:p>350</text:p>
          </table:table-cell>
          <table:table-cell table:formula="of:=[.AD33]+[.AE33]" office:value-type="float" office:value="191.62899625755" calcext:value-type="float">
            <text:p>191.62899625755</text:p>
          </table:table-cell>
          <table:table-cell table:formula="of:=[.$P$10]*([.AC34]-[.AD34])^[.$P$8]" office:value-type="float" office:value="2.18784639146811" calcext:value-type="float">
            <text:p>2.18784639146811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350" calcext:value-type="float">
            <text:p>350</text:p>
          </table:table-cell>
          <table:table-cell table:formula="of:=[.AI33]+[.AJ33]" office:value-type="float" office:value="196.886710194908" calcext:value-type="float">
            <text:p>196.886710194908</text:p>
          </table:table-cell>
          <table:table-cell table:formula="of:=IF([.AC34]-[.AD34]&lt;145; 0.8904*([.AC34]-[.AD34])/145; [.$N$12]+[.$N$13]*([.AH34]-[.AI34]))" office:value-type="float" office:value="1.69651027637832" calcext:value-type="float">
            <text:p>1.69651027637832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33.5" calcext:value-type="float">
            <text:p>33.5</text:p>
          </table:table-cell>
          <table:table-cell office:value-type="float" office:value="350" calcext:value-type="float">
            <text:p>350</text:p>
          </table:table-cell>
          <table:table-cell table:formula="of:=[.AD34]+[.AE34]" office:value-type="float" office:value="193.816842649018" calcext:value-type="float">
            <text:p>193.816842649018</text:p>
          </table:table-cell>
          <table:table-cell table:formula="of:=[.$P$10]*([.AC35]-[.AD35])^[.$P$8]" office:value-type="float" office:value="2.07586774058747" calcext:value-type="float">
            <text:p>2.07586774058747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350" calcext:value-type="float">
            <text:p>350</text:p>
          </table:table-cell>
          <table:table-cell table:formula="of:=[.AI34]+[.AJ34]" office:value-type="float" office:value="198.583220471286" calcext:value-type="float">
            <text:p>198.583220471286</text:p>
          </table:table-cell>
          <table:table-cell table:formula="of:=IF([.AC35]-[.AD35]&lt;145; 0.8904*([.AC35]-[.AD35])/145; [.$N$12]+[.$N$13]*([.AH35]-[.AI35]))" office:value-type="float" office:value="1.5279511949432" calcext:value-type="float">
            <text:p>1.5279511949432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34.5" calcext:value-type="float">
            <text:p>34.5</text:p>
          </table:table-cell>
          <table:table-cell office:value-type="float" office:value="350" calcext:value-type="float">
            <text:p>350</text:p>
          </table:table-cell>
          <table:table-cell table:formula="of:=[.AD35]+[.AE35]" office:value-type="float" office:value="195.892710389605" calcext:value-type="float">
            <text:p>195.892710389605</text:p>
          </table:table-cell>
          <table:table-cell table:formula="of:=[.$P$10]*([.AC36]-[.AD36])^[.$P$8]" office:value-type="float" office:value="1.97357168437875" calcext:value-type="float">
            <text:p>1.97357168437875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350" calcext:value-type="float">
            <text:p>350</text:p>
          </table:table-cell>
          <table:table-cell table:formula="of:=[.AI35]+[.AJ35]" office:value-type="float" office:value="200.111171666229" calcext:value-type="float">
            <text:p>200.111171666229</text:p>
          </table:table-cell>
          <table:table-cell table:formula="of:=IF([.AC36]-[.AD36]&lt;145; 0.8904*([.AC36]-[.AD36])/145; [.$N$12]+[.$N$13]*([.AH36]-[.AI36]))" office:value-type="float" office:value="1.37613952985437" calcext:value-type="float">
            <text:p>1.37613952985437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35.5" calcext:value-type="float">
            <text:p>35.5</text:p>
          </table:table-cell>
          <table:table-cell office:value-type="float" office:value="350" calcext:value-type="float">
            <text:p>350</text:p>
          </table:table-cell>
          <table:table-cell table:formula="of:=[.AD36]+[.AE36]" office:value-type="float" office:value="197.866282073984" calcext:value-type="float">
            <text:p>197.866282073984</text:p>
          </table:table-cell>
          <table:table-cell table:formula="of:=[.$P$10]*([.AC37]-[.AD37])^[.$P$8]" office:value-type="float" office:value="1.87980049615146" calcext:value-type="float">
            <text:p>1.87980049615146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350" calcext:value-type="float">
            <text:p>350</text:p>
          </table:table-cell>
          <table:table-cell table:formula="of:=[.AI36]+[.AJ36]" office:value-type="float" office:value="201.487311196084" calcext:value-type="float">
            <text:p>201.487311196084</text:p>
          </table:table-cell>
          <table:table-cell table:formula="of:=IF([.AC37]-[.AD37]&lt;145; 0.8904*([.AC37]-[.AD37])/145; [.$N$12]+[.$N$13]*([.AH37]-[.AI37]))" office:value-type="float" office:value="1.23941131882697" calcext:value-type="float">
            <text:p>1.23941131882697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36.5" calcext:value-type="float">
            <text:p>36.5</text:p>
          </table:table-cell>
          <table:table-cell office:value-type="float" office:value="350" calcext:value-type="float">
            <text:p>350</text:p>
          </table:table-cell>
          <table:table-cell table:formula="of:=[.AD37]+[.AE37]" office:value-type="float" office:value="199.746082570135" calcext:value-type="float">
            <text:p>199.746082570135</text:p>
          </table:table-cell>
          <table:table-cell table:formula="of:=[.$P$10]*([.AC38]-[.AD38])^[.$P$8]" office:value-type="float" office:value="1.79357077179122" calcext:value-type="float">
            <text:p>1.79357077179122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350" calcext:value-type="float">
            <text:p>350</text:p>
          </table:table-cell>
          <table:table-cell table:formula="of:=[.AI37]+[.AJ37]" office:value-type="float" office:value="202.726722514911" calcext:value-type="float">
            <text:p>202.726722514911</text:p>
          </table:table-cell>
          <table:table-cell table:formula="of:=IF([.AC38]-[.AD38]&lt;145; 0.8904*([.AC38]-[.AD38])/145; [.$N$12]+[.$N$13]*([.AH38]-[.AI38]))" office:value-type="float" office:value="1.11626792480773" calcext:value-type="float">
            <text:p>1.11626792480773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37.5" calcext:value-type="float">
            <text:p>37.5</text:p>
          </table:table-cell>
          <table:table-cell office:value-type="float" office:value="350" calcext:value-type="float">
            <text:p>350</text:p>
          </table:table-cell>
          <table:table-cell table:formula="of:=[.AD38]+[.AE38]" office:value-type="float" office:value="201.539653341927" calcext:value-type="float">
            <text:p>201.539653341927</text:p>
          </table:table-cell>
          <table:table-cell table:formula="of:=[.$P$10]*([.AC39]-[.AD39])^[.$P$8]" office:value-type="float" office:value="1.71404211729971" calcext:value-type="float">
            <text:p>1.71404211729971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350" calcext:value-type="float">
            <text:p>350</text:p>
          </table:table-cell>
          <table:table-cell table:formula="of:=[.AI38]+[.AJ38]" office:value-type="float" office:value="203.842990439718" calcext:value-type="float">
            <text:p>203.842990439718</text:p>
          </table:table-cell>
          <table:table-cell table:formula="of:=IF([.AC39]-[.AD39]&lt;145; 0.8904*([.AC39]-[.AD39])/145; [.$N$12]+[.$N$13]*([.AH39]-[.AI39]))" office:value-type="float" office:value="1.00535960986209" calcext:value-type="float">
            <text:p>1.00535960986209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38.5" calcext:value-type="float">
            <text:p>38.5</text:p>
          </table:table-cell>
          <table:table-cell office:value-type="float" office:value="350" calcext:value-type="float">
            <text:p>350</text:p>
          </table:table-cell>
          <table:table-cell table:formula="of:=[.AD39]+[.AE39]" office:value-type="float" office:value="203.253695459226" calcext:value-type="float">
            <text:p>203.253695459226</text:p>
          </table:table-cell>
          <table:table-cell table:formula="of:=[.$P$10]*([.AC40]-[.AD40])^[.$P$8]" office:value-type="float" office:value="1.64049231385858" calcext:value-type="float">
            <text:p>1.64049231385858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350" calcext:value-type="float">
            <text:p>350</text:p>
          </table:table-cell>
          <table:table-cell table:formula="of:=[.AI39]+[.AJ39]" office:value-type="float" office:value="204.848350049581" calcext:value-type="float">
            <text:p>204.848350049581</text:p>
          </table:table-cell>
          <table:table-cell table:formula="of:=IF([.AC40]-[.AD40]&lt;145; 0.8904*([.AC40]-[.AD40])/145; [.$N$12]+[.$N$13]*([.AH40]-[.AI40]))" office:value-type="float" office:value="0.905470741100222" calcext:value-type="float">
            <text:p>0.905470741100222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39.5" calcext:value-type="float">
            <text:p>39.5</text:p>
          </table:table-cell>
          <table:table-cell office:value-type="float" office:value="350" calcext:value-type="float">
            <text:p>350</text:p>
          </table:table-cell>
          <table:table-cell table:formula="of:=[.AD40]+[.AE40]" office:value-type="float" office:value="204.894187773085" calcext:value-type="float">
            <text:p>204.894187773085</text:p>
          </table:table-cell>
          <table:table-cell table:formula="of:=[.$P$10]*([.AC41]-[.AD41])^[.$P$8]" office:value-type="float" office:value="1.57229745473274" calcext:value-type="float">
            <text:p>1.57229745473274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350" calcext:value-type="float">
            <text:p>350</text:p>
          </table:table-cell>
          <table:table-cell table:formula="of:=[.AI40]+[.AJ40]" office:value-type="float" office:value="205.753820790681" calcext:value-type="float">
            <text:p>205.753820790681</text:p>
          </table:table-cell>
          <table:table-cell table:formula="of:=IF([.AC41]-[.AD41]&lt;145; 0.8904*([.AC41]-[.AD41])/145; [.$N$12]+[.$N$13]*([.AH41]-[.AI41]))" office:value-type="float" office:value="0.815506466488195" calcext:value-type="float">
            <text:p>0.815506466488195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40.5" calcext:value-type="float">
            <text:p>40.5</text:p>
          </table:table-cell>
          <table:table-cell office:value-type="float" office:value="350" calcext:value-type="float">
            <text:p>350</text:p>
          </table:table-cell>
          <table:table-cell table:formula="of:=[.AD41]+[.AE41]" office:value-type="float" office:value="206.466485227818" calcext:value-type="float">
            <text:p>206.466485227818</text:p>
          </table:table-cell>
          <table:table-cell table:formula="of:=[.$P$10]*([.AC42]-[.AD42])^[.$P$8]" office:value-type="float" office:value="1.50891593453443" calcext:value-type="float">
            <text:p>1.50891593453443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350" calcext:value-type="float">
            <text:p>350</text:p>
          </table:table-cell>
          <table:table-cell table:formula="of:=[.AI41]+[.AJ41]" office:value-type="float" office:value="206.569327257169" calcext:value-type="float">
            <text:p>206.569327257169</text:p>
          </table:table-cell>
          <table:table-cell table:formula="of:=IF([.AC42]-[.AD42]&lt;145; 0.8904*([.AC42]-[.AD42])/145; [.$N$12]+[.$N$13]*([.AH42]-[.AI42]))" office:value-type="float" office:value="0.881394769332078" calcext:value-type="float">
            <text:p>0.881394769332078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41.5" calcext:value-type="float">
            <text:p>41.5</text:p>
          </table:table-cell>
          <table:table-cell office:value-type="float" office:value="350" calcext:value-type="float">
            <text:p>350</text:p>
          </table:table-cell>
          <table:table-cell table:formula="of:=[.AD42]+[.AE42]" office:value-type="float" office:value="207.975401162352" calcext:value-type="float">
            <text:p>207.975401162352</text:p>
          </table:table-cell>
          <table:table-cell table:formula="of:=[.$P$10]*([.AC43]-[.AD43])^[.$P$8]" office:value-type="float" office:value="1.44987544976852" calcext:value-type="float">
            <text:p>1.44987544976852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350" calcext:value-type="float">
            <text:p>350</text:p>
          </table:table-cell>
          <table:table-cell table:formula="of:=[.AI42]+[.AJ42]" office:value-type="float" office:value="207.450722026501" calcext:value-type="float">
            <text:p>207.450722026501</text:p>
          </table:table-cell>
          <table:table-cell table:formula="of:=IF([.AC43]-[.AD43]&lt;145; 0.8904*([.AC43]-[.AD43])/145; [.$N$12]+[.$N$13]*([.AH43]-[.AI43]))" office:value-type="float" office:value="0.872128984862357" calcext:value-type="float">
            <text:p>0.872128984862357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float" office:value="42.5" calcext:value-type="float">
            <text:p>42.5</text:p>
          </table:table-cell>
          <table:table-cell office:value-type="float" office:value="350" calcext:value-type="float">
            <text:p>350</text:p>
          </table:table-cell>
          <table:table-cell table:formula="of:=[.AD43]+[.AE43]" office:value-type="float" office:value="209.42527661212" calcext:value-type="float">
            <text:p>209.42527661212</text:p>
          </table:table-cell>
          <table:table-cell table:formula="of:=[.$P$10]*([.AC44]-[.AD44])^[.$P$8]" office:value-type="float" office:value="1.39476237256703" calcext:value-type="float">
            <text:p>1.39476237256703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350" calcext:value-type="float">
            <text:p>350</text:p>
          </table:table-cell>
          <table:table-cell table:formula="of:=[.AI43]+[.AJ43]" office:value-type="float" office:value="208.322851011363" calcext:value-type="float">
            <text:p>208.322851011363</text:p>
          </table:table-cell>
          <table:table-cell table:formula="of:=IF([.AC44]-[.AD44]&lt;145; 0.8904*([.AC44]-[.AD44])/145; [.$N$12]+[.$N$13]*([.AH44]-[.AI44]))" office:value-type="float" office:value="0.863225749686675" calcext:value-type="float">
            <text:p>0.863225749686675</text:p>
          </table:table-cell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1in" fo:margin-bottom="0.7902in" fo:margin-left="1in" fo:margin-right="1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0:53:23.018623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7:43:44.137180873</meta:creation-date>
    <dc:date>2021-05-11T14:16:15.249102283</dc:date>
    <meta:editing-duration>PT2H40M42S</meta:editing-duration>
    <meta:editing-cycles>39</meta:editing-cycles>
    <meta:generator>LibreOffice/6.4.7.2$Linux_X86_64 LibreOffice_project/40$Build-2</meta:generator>
    <meta:document-statistic meta:table-count="4" meta:cell-count="212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96cm" svg:y="0.316cm" chart:style-name="ch2">
          <text:p>Empty Oven, Preheating</text:p>
        </chart:title>
        <chart:plot-area chart:style-name="ch3" table:cell-range-address="Oven.A1:Oven.B31" svg:x="1.331cm" svg:y="1.275cm" svg:width="14.349cm" svg:height="6.564cm">
          <chartooo:coordinate-region svg:x="2.138cm" svg:y="1.474cm" svg:width="13.355cm" svg:height="5.718cm"/>
          <chart:axis chart:dimension="x" chart:name="primary-x" chart:style-name="ch4">
            <chart:title svg:x="7.68cm" svg:y="8.019cm" chart:style-name="ch5">
              <text:p>Time (min)</text:p>
            </chart:title>
          </chart:axis>
          <chart:axis chart:dimension="y" chart:name="primary-y" chart:style-name="ch4">
            <chart:title svg:x="0.451cm" svg:y="5.778cm" chart:style-name="ch6">
              <text:p>Temperature (F)</text:p>
            </chart:title>
            <chart:grid chart:style-name="ch7" chart:class="major"/>
          </chart:axis>
          <chart:series chart:style-name="ch8" chart:values-cell-range-address="Oven.B1:Oven.B31" chart:class="chart:scatter">
            <chart:domain table:cell-range-address="Oven.A1:Oven.A31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n.A1:Oven.A31</svg:desc>
                </draw:g>
              </table:table-cell>
              <table:table-cell office:value-type="float" office:value="73">
                <text:p>73</text:p>
                <draw:g>
                  <svg:desc>Oven.B1:Oven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49">
                <text:p>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Brownies in a Preheated Oven</text:p>
        </chart:title>
        <chart:plot-area chart:style-name="ch3" table:cell-range-address="'Brownies-by-minute'.A3:'Brownies-by-minute'.A29 'Brownies-by-minute'.D3:'Brownies-by-minute'.D29" svg:x="1.331cm" svg:y="1.275cm" svg:width="14.349cm" svg:height="6.564cm">
          <chartooo:coordinate-region svg:x="2.138cm" svg:y="1.474cm" svg:width="13.355cm" svg:height="5.718cm"/>
          <chart:axis chart:dimension="x" chart:name="primary-x" chart:style-name="ch4">
            <chart:title svg:x="7.68cm" svg:y="8.019cm" chart:style-name="ch5">
              <text:p>Time (min)</text:p>
            </chart:title>
          </chart:axis>
          <chart:axis chart:dimension="y" chart:name="primary-y" chart:style-name="ch4">
            <chart:title svg:x="0.451cm" svg:y="5.778cm" chart:style-name="ch6">
              <text:p>Temperature (F)</text:p>
            </chart:title>
            <chart:grid chart:style-name="ch7" chart:class="major"/>
          </chart:axis>
          <chart:series chart:style-name="ch8" chart:values-cell-range-address="'Brownies-by-minute'.D3:'Brownies-by-minute'.D29" chart:class="chart:scatter">
            <chart:domain table:cell-range-address="'Brownies-by-minute'.A3:'Brownies-by-minute'.A29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rownies-by-minute'.A3:'Brownies-by-minute'.A29</svg:desc>
                </draw:g>
              </table:table-cell>
              <table:table-cell office:value-type="float" office:value="66">
                <text:p>66</text:p>
                <draw:g>
                  <svg:desc>'Brownies-by-minute'.D3:'Brownies-by-minute'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5">
                <text:p>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Brownies in a Preheated Oven</text:p>
        </chart:title>
        <chart:plot-area chart:style-name="ch3" table:cell-range-address="'Brownies-by-half-minute'.A2:'Brownies-by-half-minute'.B42" svg:x="1.331cm" svg:y="1.275cm" svg:width="14.349cm" svg:height="6.564cm">
          <chartooo:coordinate-region svg:x="2.138cm" svg:y="1.474cm" svg:width="13.355cm" svg:height="5.718cm"/>
          <chart:axis chart:dimension="x" chart:name="primary-x" chart:style-name="ch4">
            <chart:title svg:x="7.68cm" svg:y="8.019cm" chart:style-name="ch5">
              <text:p>Time (min)</text:p>
            </chart:title>
          </chart:axis>
          <chart:axis chart:dimension="y" chart:name="primary-y" chart:style-name="ch4">
            <chart:title svg:x="0.451cm" svg:y="5.726cm" chart:style-name="ch6">
              <text:p>Temperatue (F)</text:p>
            </chart:title>
            <chart:grid chart:style-name="ch7" chart:class="major"/>
          </chart:axis>
          <chart:series chart:style-name="ch8" chart:values-cell-range-address="'Brownies-by-half-minute'.B2:'Brownies-by-half-minute'.B42" chart:class="chart:scatter">
            <chart:domain table:cell-range-address="'Brownies-by-half-minute'.A2:'Brownies-by-half-minute'.A42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rownies-by-half-minute'.A2:'Brownies-by-half-minute'.A42</svg:desc>
                </draw:g>
              </table:table-cell>
              <table:table-cell office:value-type="float" office:value="66">
                <text:p>66</text:p>
                <draw:g>
                  <svg:desc>'Brownies-by-half-minute'.B2:'Brownies-by-half-minute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5">
                <text:p>19.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5">
                <text:p>20.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205">
                <text:p>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14cm" svg:y="0.316cm" chart:style-name="ch2">
          <text:p>Brownies in a Preheated Oven</text:p>
        </chart:title>
        <chart:plot-area chart:style-name="ch3" table:cell-range-address="'Brownies-by-minute'.E3:'Brownies-by-minute'.F28" svg:x="1.331cm" svg:y="1.275cm" svg:width="14.349cm" svg:height="6.564cm">
          <chartooo:coordinate-region svg:x="1.767cm" svg:y="1.474cm" svg:width="13.448cm" svg:height="5.718cm"/>
          <chart:axis chart:dimension="x" chart:name="primary-x" chart:style-name="ch4">
            <chart:title svg:x="7.932cm" svg:y="8.019cm" chart:style-name="ch5">
              <text:p>M-T (F)</text:p>
            </chart:title>
          </chart:axis>
          <chart:axis chart:dimension="y" chart:name="primary-y" chart:style-name="ch4">
            <chart:title svg:x="0.451cm" svg:y="5.051cm" chart:style-name="ch6">
              <text:p>ΔT (F)</text:p>
            </chart:title>
            <chart:grid chart:style-name="ch7" chart:class="major"/>
          </chart:axis>
          <chart:series chart:style-name="ch8" chart:values-cell-range-address="'Brownies-by-minute'.F3:'Brownies-by-minute'.F28" chart:class="chart:scatter">
            <chart:domain table:cell-range-address="'Brownies-by-minute'.E3:'Brownies-by-minute'.E28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">
                <text:p>284</text:p>
                <draw:g>
                  <svg:desc>'Brownies-by-minute'.E3:'Brownies-by-minute'.E28</svg:desc>
                </draw:g>
              </table:table-cell>
              <table:table-cell office:value-type="float" office:value="16">
                <text:p>16</text:p>
                <draw:g>
                  <svg:desc>'Brownies-by-minute'.F3:'Brownies-by-minute'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">
                <text:p>2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">
                <text:p>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51cm" svg:height="9cm" xlink:href="." xlink:type="simple" chart:class="chart:scatter" chart:style-name="ch1">
        <chart:title svg:x="13.189cm" svg:y="0.316cm" chart:style-name="ch2">
          <text:p>Brownies in a Preheated Oven</text:p>
        </chart:title>
        <chart:plot-area chart:style-name="ch3" chart:data-source-has-labels="both" svg:x="1.662cm" svg:y="1.275cm" svg:width="30.238cm" svg:height="6.564cm">
          <chartooo:coordinate-region svg:x="2.469cm" svg:y="1.474cm" svg:width="29.245cm" svg:height="5.718cm"/>
          <chart:axis chart:dimension="x" chart:name="primary-x" chart:style-name="ch4" chartooo:axis-type="auto">
            <chart:title svg:x="15.956cm" svg:y="8.019cm" chart:style-name="ch5">
              <text:p>Time (min)</text:p>
            </chart:title>
            <chart:categories table:cell-range-address="local-table.$A$2:.$A$28"/>
          </chart:axis>
          <chart:axis chart:dimension="y" chart:name="primary-y" chart:style-name="ch4">
            <chart:title svg:x="0.451cm" svg:y="5.778cm" chart:style-name="ch6">
              <text:p>Temperature (F)</text:p>
            </chart:title>
            <chart:grid chart:style-name="ch7" chart:class="major"/>
          </chart:axis>
          <chart:series chart:style-name="ch8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5">
                <text:p>2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51cm" svg:height="9cm" xlink:href="." xlink:type="simple" chart:class="chart:scatter" chart:style-name="ch1">
        <chart:title svg:x="13.189cm" svg:y="0.316cm" chart:style-name="ch2">
          <text:p>Brownies in a Preheated Oven</text:p>
        </chart:title>
        <chart:plot-area chart:style-name="ch3" chart:data-source-has-labels="both" svg:x="1.662cm" svg:y="1.275cm" svg:width="30.238cm" svg:height="6.564cm">
          <chartooo:coordinate-region svg:x="2.098cm" svg:y="1.474cm" svg:width="29.337cm" svg:height="5.718cm"/>
          <chart:axis chart:dimension="x" chart:name="primary-x" chart:style-name="ch4" chartooo:axis-type="auto">
            <chart:title svg:x="16.208cm" svg:y="8.019cm" chart:style-name="ch5">
              <text:p>M-T (F)</text:p>
            </chart:title>
            <chart:categories table:cell-range-address="local-table.$A$2:.$A$27"/>
          </chart:axis>
          <chart:axis chart:dimension="y" chart:name="primary-y" chart:style-name="ch4">
            <chart:title svg:x="0.451cm" svg:y="5.051cm" chart:style-name="ch6">
              <text:p>ΔT (F)</text:p>
            </chart:title>
            <chart:grid chart:style-name="ch7" chart:class="major"/>
          </chart:axis>
          <chart:series chart:style-name="ch8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4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">
                <text:p>2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">
                <text:p>2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">
                <text:p>2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">
                <text:p>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">
                <text:p>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